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268cm"/>
    </style:style>
    <style:style style:name="Table2.C" style:family="table-column">
      <style:table-column-properties style:column-width="12.01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officeooo:paragraph-rsid="00ecee70"/>
    </style:style>
    <style:style style:name="P2" style:family="paragraph" style:parent-style-name="Table_20_Contents">
      <style:text-properties style:font-name="Liberation Mono" fo:font-size="9pt" officeooo:rsid="006ebf0f" officeooo:paragraph-rsid="006ebf0f" style:font-size-asian="9pt" style:font-size-complex="9pt"/>
    </style:style>
    <style:style style:name="P3" style:family="paragraph" style:parent-style-name="Table_20_Contents">
      <style:text-properties style:font-name="Liberation Mono" fo:font-size="10pt" fo:language="es" fo:country="MX" fo:font-style="italic" officeooo:paragraph-rsid="00fabc2d" style:font-name-asian="Liberation Mono1" style:font-size-asian="10pt" style:font-style-asian="italic" style:font-name-complex="Liberation Mono1" style:font-size-complex="10pt" style:font-style-complex="italic"/>
    </style:style>
    <style:style style:name="P4" style:family="paragraph" style:parent-style-name="Table_20_Contents">
      <style:text-properties officeooo:paragraph-rsid="006ebf0f"/>
    </style:style>
    <style:style style:name="P5" style:family="paragraph" style:parent-style-name="Table_20_Contents">
      <style:text-properties style:font-name="Liberation Sans1" fo:font-size="10pt" officeooo:rsid="006ebf0f" officeooo:paragraph-rsid="006ebf0f" style:font-size-asian="10pt" style:font-size-complex="10pt"/>
    </style:style>
    <style:style style:name="P6" style:family="paragraph" style:parent-style-name="Table_20_Contents">
      <style:text-properties fo:color="#808080" loext:opacity="100%" style:font-name="Liberation Mono" fo:font-size="9pt" officeooo:rsid="006ebf0f" officeooo:paragraph-rsid="006ebf0f" style:font-size-asian="9pt" style:font-size-complex="9pt"/>
    </style:style>
    <style:style style:name="P7" style:family="paragraph" style:parent-style-name="Footer">
      <style:paragraph-properties fo:text-align="end" style:justify-single-word="false"/>
      <style:text-properties style:font-name="Liberation Sans1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paragraph-rsid="00d1a500" style:font-size-asian="11pt" style:font-size-complex="11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5a7f9" officeooo:paragraph-rsid="00b86528" style:font-size-asian="11pt" style:font-size-complex="11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94d3a" officeooo:paragraph-rsid="00f6c802" style:font-size-asian="11pt" style:font-size-complex="11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0a8235" officeooo:paragraph-rsid="012c6882" style:font-size-asian="11pt" style:font-size-complex="11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5a7f9" officeooo:paragraph-rsid="0117bd3f" style:font-name-asian="Liberation Mono1" style:font-size-asian="11pt" style:font-style-asian="normal" style:font-name-complex="Liberation Mono1" style:font-size-complex="11pt" style:font-style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5a7f9" officeooo:paragraph-rsid="0117eba0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65a7f9" officeooo:paragraph-rsid="01128298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3126c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45776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a40f8b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4430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68850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31684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36def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293eb6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rsid="0065a7f9" officeooo:paragraph-rsid="0065a7f9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1" fo:font-size="11pt" officeooo:paragraph-rsid="01248599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65a7f9" officeooo:paragraph-rsid="00f09e61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65a7f9" officeooo:paragraph-rsid="010dceaa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65a7f9" officeooo:paragraph-rsid="010e1332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65a7f9" officeooo:paragraph-rsid="0110279b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65a7f9" officeooo:paragraph-rsid="011233d6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9pt" style:font-size-complex="9pt"/>
    </style:style>
    <style:style style:name="P3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rsid="000a8235" officeooo:paragraph-rsid="00f09e61" style:font-name-asian="Songti SC" style:font-size-asian="14pt" style:font-weight-asian="normal" style:font-name-complex="Arial Unicode MS" style:font-size-complex="14pt" style:font-weight-complex="normal"/>
    </style:style>
    <style:style style:name="P3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rsid="000a8235" officeooo:paragraph-rsid="0108f50e" style:font-name-asian="Songti SC" style:font-size-asian="14pt" style:font-weight-asian="normal" style:font-name-complex="Arial Unicode MS" style:font-size-complex="14pt" style:font-weight-complex="normal"/>
    </style:style>
    <style:style style:name="P3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rsid="000a8235" officeooo:paragraph-rsid="0117bd3f" style:font-name-asian="Songti SC" style:font-size-asian="14pt" style:font-weight-asian="normal" style:font-name-complex="Arial Unicode MS" style:font-size-complex="14pt" style:font-weight-complex="normal"/>
    </style:style>
    <style:style style:name="P35" style:family="paragraph" style:parent-style-name="Standard">
      <style:text-properties fo:font-size="11pt" fo:language="es" fo:country="MX" officeooo:rsid="005abca9" officeooo:paragraph-rsid="005abca9" style:font-size-asian="11pt" style:font-size-complex="11pt"/>
    </style:style>
    <style:style style:name="P36" style:family="paragraph" style:parent-style-name="Horizontal_20_Line">
      <style:text-properties style:font-name="Liberation Mono" fo:font-size="9pt" fo:language="es" fo:country="MX" style:font-size-asian="9pt" style:font-size-complex="9pt"/>
    </style:style>
    <style:style style:name="P37" style:family="paragraph" style:parent-style-name="Heading_20_2">
      <style:text-properties fo:color="#808080" loext:opacity="100%" style:font-name="Liberation Sans1" fo:font-size="14pt" fo:language="es" fo:country="MX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38" style:family="paragraph" style:parent-style-name="Heading_20_2">
      <style:text-properties fo:color="#808080" loext:opacity="100%" style:font-name="Liberation Sans1" fo:font-size="14pt" fo:language="es" fo:country="MX" fo:font-weight="normal" style:font-size-asian="14pt" style:font-size-complex="14pt"/>
    </style:style>
    <style:style style:name="P39" style:family="paragraph" style:parent-style-name="Heading_20_2">
      <style:text-properties fo:color="#808080" loext:opacity="100%" style:font-name="Liberation Sans1" fo:font-size="14pt" fo:language="es" fo:country="MX" fo:font-weight="normal" style:font-size-asian="14pt" style:font-weight-asian="normal" style:font-size-complex="14pt" style:font-weight-complex="normal"/>
    </style:style>
    <style:style style:name="P40" style:family="paragraph" style:parent-style-name="Heading_20_2">
      <style:text-properties fo:color="#808080" loext:opacity="100%" style:font-name="Liberation Sans1" fo:font-size="14pt" fo:language="es" fo:country="MX" fo:font-weight="normal" officeooo:paragraph-rsid="00cdc856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9pt" style:font-size-complex="9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officeooo:paragraph-rsid="006d4a6e" style:font-size-asian="9pt" style:font-size-complex="9pt"/>
    </style:style>
    <style:style style:name="P43" style:family="paragraph" style:parent-style-name="Preformatted_20_Text">
      <style:paragraph-properties fo:orphans="2" fo:widows="2"/>
      <style:text-properties style:font-name="Liberation Mono" fo:font-size="9pt" fo:language="es" fo:country="MX" style:font-size-asian="9pt" style:font-size-complex="9pt"/>
    </style:style>
    <style:style style:name="P44" style:family="paragraph" style:parent-style-name="Preformatted_20_Text">
      <style:paragraph-properties fo:margin-top="0cm" fo:margin-bottom="0.499cm" style:contextual-spacing="false" fo:orphans="2" fo:widows="2"/>
      <style:text-properties fo:color="#000000" loext:opacity="100%" style:font-name="Liberation Mono" fo:font-size="9pt" fo:language="es" fo:country="MX" fo:font-weight="normal" style:font-size-asian="9pt" style:font-size-complex="9pt"/>
    </style:style>
    <style:style style:name="P45" style:family="paragraph" style:parent-style-name="Table_20_Contents">
      <style:paragraph-properties fo:margin-top="0cm" fo:margin-bottom="0.12cm" style:contextual-spacing="false"/>
      <style:text-properties style:font-name="sans-serif" fo:font-size="10pt" fo:language="es" fo:country="MX" officeooo:rsid="011f863e" officeooo:paragraph-rsid="011f863e" style:font-size-asian="10pt" style:font-size-complex="10pt"/>
    </style:style>
    <style:style style:name="P46" style:family="paragraph" style:parent-style-name="Table_20_Contents">
      <style:paragraph-properties fo:margin-top="0cm" fo:margin-bottom="0.12cm" style:contextual-spacing="false"/>
      <style:text-properties style:font-name="sans-serif" fo:font-size="10pt" fo:language="es" fo:country="MX" officeooo:rsid="011f863e" officeooo:paragraph-rsid="0077ea7e" style:font-size-asian="10pt" style:font-size-complex="10pt"/>
    </style:style>
    <style:style style:name="P47" style:family="paragraph" style:parent-style-name="Table_20_Contents">
      <style:paragraph-properties fo:margin-top="0cm" fo:margin-bottom="0.12cm" style:contextual-spacing="false"/>
      <style:text-properties style:font-name="Liberation Sans1" fo:font-size="10pt" fo:language="es" fo:country="MX" officeooo:rsid="006ebf0f" officeooo:paragraph-rsid="006ebf0f" style:font-size-asian="10pt" style:font-size-complex="10pt"/>
    </style:style>
    <style:style style:name="P48" style:family="paragraph" style:parent-style-name="Table">
      <style:paragraph-properties fo:keep-with-next="always"/>
      <style:text-properties style:font-name="Liberation Sans1" fo:font-size="11pt" style:font-size-asian="11pt" style:font-size-complex="11pt"/>
    </style:style>
    <style:style style:name="P49" style:family="paragraph" style:parent-style-name="Table_20_Contents">
      <style:paragraph-properties fo:margin-top="0cm" fo:margin-bottom="0cm" style:contextual-spacing="false"/>
      <style:text-properties style:font-name="sans-serif" fo:font-size="10pt" fo:language="es" fo:country="MX" officeooo:rsid="0013c5db" officeooo:paragraph-rsid="0013c5db" style:font-size-asian="10pt" style:font-size-complex="10pt"/>
    </style:style>
    <style:style style:name="P50" style:family="paragraph" style:parent-style-name="Table_20_Contents">
      <style:paragraph-properties fo:margin-top="0cm" fo:margin-bottom="0cm" style:contextual-spacing="false"/>
      <style:text-properties style:font-name="sans-serif" fo:font-size="10pt" fo:language="es" fo:country="MX" officeooo:rsid="0013c5db" officeooo:paragraph-rsid="00e0b9fe" style:font-size-asian="10pt" style:font-size-complex="10pt"/>
    </style:style>
    <style:style style:name="P5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Standard" style:master-page-name="">
      <loext:graphic-properties draw:fill="none"/>
      <style:paragraph-properties fo:margin-left="1cm" fo:margin-right="0cm" fo:line-height="135%" fo:hyphenation-ladder-count="no-limit" fo:text-indent="-0.9cm" style:auto-text-indent="false" style:page-number="auto" fo:background-color="transparent"/>
      <style:text-properties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="none"/>
      <style:paragraph-properties fo:margin-left="1cm" fo:margin-right="0cm" fo:line-height="135%" fo:hyphenation-ladder-count="no-limit" fo:text-indent="-0.9cm" style:auto-text-indent="false" fo:background-color="transparent"/>
      <style:text-properties fo:hyphenate="true" fo:hyphenation-remain-char-count="2" fo:hyphenation-push-char-count="2" loext:hyphenation-no-caps="false"/>
    </style:style>
    <style:style style:name="P55" style:family="paragraph" style:parent-style-name="Heading_20_2">
      <style:paragraph-properties fo:break-before="page"/>
      <style:text-properties fo:color="#808080" loext:opacity="100%" style:font-name="Liberation Sans1" fo:font-size="14pt" fo:language="es" fo:country="MX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5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officeooo:rsid="0065a7f9" officeooo:paragraph-rsid="0065a7f9" style:font-size-asian="10pt" style:font-size-complex="10pt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style:font-size-asian="10pt" style:font-size-complex="10pt"/>
    </style:style>
    <style:style style:name="P5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style:font-size-asian="10pt" style:font-size-complex="10pt"/>
    </style:style>
    <style:style style:name="P59" style:family="paragraph" style:parent-style-name="Heading_20_1">
      <style:text-properties fo:font-size="22pt" fo:language="es" fo:country="MX" style:font-size-asian="22pt" style:font-size-complex="22pt"/>
    </style:style>
    <style:style style:name="T1" style:family="text">
      <style:text-properties style:font-name="Liberation Mono" fo:font-size="11pt" fo:language="es" fo:country="MX" style:font-size-asian="11pt" style:font-size-complex="11pt"/>
    </style:style>
    <style:style style:name="T2" style:family="text">
      <style:text-properties style:font-name="Liberation Mono" fo:font-size="11pt" fo:language="es" fo:country="MX" fo:font-style="italic" style:font-size-asian="11pt" style:font-style-asian="italic" style:font-size-complex="11pt" style:font-style-complex="italic"/>
    </style:style>
    <style:style style:name="T3" style:family="text">
      <style:text-properties style:font-name="Liberation Mono" fo:font-size="10pt" fo:language="es" fo:country="MX" officeooo:rsid="006ebf0f" style:font-size-asian="10pt" style:font-size-complex="10pt"/>
    </style:style>
    <style:style style:name="T4" style:family="text">
      <style:text-properties style:font-name="Liberation Mono" officeooo:rsid="003a65d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1pt" fo:language="es" fo:country="MX" style:font-size-asian="11pt" style:font-size-complex="11pt"/>
    </style:style>
    <style:style style:name="T7" style:family="text">
      <style:text-properties style:font-name="Liberation Sans1" fo:font-size="11pt" style:font-size-asian="11pt" style:font-size-complex="11pt"/>
    </style:style>
    <style:style style:name="T8" style:family="text">
      <style:text-properties style:font-name="Liberation Sans1" officeooo:rsid="0077ea7e"/>
    </style:style>
    <style:style style:name="T9" style:family="text">
      <style:text-properties style:font-name="Liberation Sans1" fo:font-style="italic" officeooo:rsid="00f9b0c1" style:font-name-asian="Songti SC" style:font-style-asian="italic" style:font-name-complex="Arial Unicode MS" style:font-style-complex="italic"/>
    </style:style>
    <style:style style:name="T10" style:family="text">
      <style:text-properties style:font-name="Liberation Sans1" officeooo:rsid="003a65dd"/>
    </style:style>
    <style:style style:name="T11" style:family="text">
      <style:text-properties style:font-name="Liberation Sans1" officeooo:rsid="003a65dd" style:font-name-asian="Liberation Sans" style:font-name-complex="Liberation Sans"/>
    </style:style>
    <style:style style:name="T12" style:family="text">
      <style:text-properties style:font-name="Liberation Sans1" fo:font-weight="normal" officeooo:rsid="00694d3a" style:font-name-asian="PingFang SC" style:font-weight-asian="normal" style:font-name-complex="Arial Unicode MS" style:font-weight-complex="normal"/>
    </style:style>
    <style:style style:name="T13" style:family="text">
      <style:text-properties style:font-name="Liberation Sans1" fo:font-weight="normal" officeooo:rsid="0069b888" style:font-name-asian="PingFang SC" style:font-weight-asian="normal" style:font-name-complex="Arial Unicode MS" style:font-weight-complex="normal"/>
    </style:style>
    <style:style style:name="T14" style:family="text">
      <style:text-properties style:font-name="Liberation Sans1" fo:font-weight="normal" officeooo:rsid="005adbe8" style:font-name-asian="PingFang SC" style:font-weight-asian="normal" style:font-name-complex="Arial Unicode MS" style:font-weight-complex="normal"/>
    </style:style>
    <style:style style:name="T15" style:family="text">
      <style:text-properties style:font-name="Liberation Sans1" fo:font-weight="normal" officeooo:rsid="006b9f7e" style:font-name-asian="PingFang SC" style:font-weight-asian="normal" style:font-name-complex="Arial Unicode MS" style:font-weight-complex="normal"/>
    </style:style>
    <style:style style:name="T16" style:family="text">
      <style:text-properties style:font-name="Liberation Sans1" fo:font-weight="normal" officeooo:rsid="00e170c5" style:font-name-asian="PingFang SC" style:font-weight-asian="normal" style:font-name-complex="Arial Unicode MS" style:font-weight-complex="normal"/>
    </style:style>
    <style:style style:name="T17" style:family="text">
      <style:text-properties style:font-name="Liberation Sans1" officeooo:rsid="010e1332" style:font-name-asian="Songti SC" style:font-style-asian="normal" style:font-name-complex="Arial Unicode MS" style:font-style-complex="normal"/>
    </style:style>
    <style:style style:name="T18" style:family="text">
      <style:text-properties style:font-name="Liberation Sans1" officeooo:rsid="011511d2" style:font-name-asian="Songti SC" style:font-style-asian="normal" style:font-name-complex="Arial Unicode MS" style:font-style-complex="normal"/>
    </style:style>
    <style:style style:name="T19" style:family="text">
      <style:text-properties style:font-name="Liberation Sans1" officeooo:rsid="010e1332"/>
    </style:style>
    <style:style style:name="T20" style:family="text">
      <style:text-properties style:font-name="Liberation Sans1" officeooo:rsid="01128298"/>
    </style:style>
    <style:style style:name="T21" style:family="text">
      <style:text-properties style:font-name="Liberation Sans1" officeooo:rsid="01128298" style:font-name-asian="Liberation Mono1" style:font-name-complex="Liberation Mono1"/>
    </style:style>
    <style:style style:name="T22" style:family="text">
      <style:text-properties style:font-name="Liberation Sans1" officeooo:rsid="0117eba0" style:font-name-asian="Liberation Mono1" style:font-name-complex="Liberation Mono1"/>
    </style:style>
    <style:style style:name="T23" style:family="text">
      <style:text-properties style:font-name="Liberation Sans1" officeooo:rsid="011e7984" style:font-name-asian="Liberation Mono1" style:font-name-complex="Liberation Mono1"/>
    </style:style>
    <style:style style:name="T24" style:family="text">
      <style:text-properties style:font-name="Liberation Sans1" officeooo:rsid="0117bd3f"/>
    </style:style>
    <style:style style:name="T25" style:family="text">
      <style:text-properties style:font-name="Liberation Sans1" officeooo:rsid="0117eba0"/>
    </style:style>
    <style:style style:name="T26" style:family="text">
      <style:text-properties fo:color="#808080" loext:opacity="100%" style:font-name="Liberation Mono" fo:font-size="9pt" fo:language="es" fo:country="MX" officeooo:rsid="000a8235" style:font-size-asian="9pt" style:font-size-complex="9pt"/>
    </style:style>
    <style:style style:name="T27" style:family="text">
      <style:text-properties fo:color="#808080" loext:opacity="100%" style:font-name="Liberation Mono" fo:font-weight="bold" officeooo:rsid="0117eba0" style:font-weight-asian="bold" style:font-weight-complex="bold"/>
    </style:style>
    <style:style style:name="T28" style:family="text">
      <style:text-properties style:font-name="sans-serif" fo:font-size="11pt" fo:language="es" fo:country="MX" officeooo:rsid="00927dad" style:font-size-asian="11pt" style:font-size-complex="11pt"/>
    </style:style>
    <style:style style:name="T29" style:family="text">
      <style:text-properties style:font-name="sans-serif" officeooo:rsid="004edfdc"/>
    </style:style>
    <style:style style:name="T30" style:family="text">
      <style:text-properties style:font-name="sans-serif" officeooo:rsid="00311430"/>
    </style:style>
    <style:style style:name="T31" style:family="text">
      <style:text-properties style:font-name="sans-serif" officeooo:rsid="00244263"/>
    </style:style>
    <style:style style:name="T32" style:family="text">
      <style:text-properties style:font-name="sans-serif" officeooo:rsid="0024bd19"/>
    </style:style>
    <style:style style:name="T33" style:family="text">
      <style:text-properties style:font-name="sans-serif" officeooo:rsid="00329d8d"/>
    </style:style>
    <style:style style:name="T34" style:family="text">
      <style:text-properties style:font-name="sans-serif" officeooo:rsid="0050c19b"/>
    </style:style>
    <style:style style:name="T35" style:family="text">
      <style:text-properties style:font-name="sans-serif" officeooo:rsid="0034afd4"/>
    </style:style>
    <style:style style:name="T36" style:family="text">
      <style:text-properties style:font-name="sans-serif" officeooo:rsid="00b24caf"/>
    </style:style>
    <style:style style:name="T37" style:family="text">
      <style:text-properties style:font-name="sans-serif" fo:font-style="italic" officeooo:rsid="0024bd19" style:font-style-asian="italic" style:font-style-complex="italic"/>
    </style:style>
    <style:style style:name="T38" style:family="text">
      <style:text-properties style:font-name="sans-serif" officeooo:rsid="0117bd3f"/>
    </style:style>
    <style:style style:name="T39" style:family="text">
      <style:text-properties style:font-name="sans-serif" officeooo:rsid="0117bd3f" style:font-name-asian="Liberation Mono1" style:font-name-complex="Liberation Mono1"/>
    </style:style>
    <style:style style:name="T40" style:family="text">
      <style:text-properties style:font-name="sans-serif" officeooo:rsid="0117eba0" style:font-name-asian="Liberation Mono1" style:font-name-complex="Liberation Mono1"/>
    </style:style>
    <style:style style:name="T41" style:family="text">
      <style:text-properties style:font-name="sans-serif" officeooo:rsid="0117eba0"/>
    </style:style>
    <style:style style:name="T42" style:family="text">
      <style:text-properties fo:color="#0000ff" loext:opacity="100%" style:font-name="sans-serif" fo:font-size="11pt" fo:language="es" fo:country="MX" fo:font-weight="bold" officeooo:rsid="011f863e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a65dd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35d55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562ba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6c347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79f55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9dc8c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45776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5a7f9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4791d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46878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4942a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abca9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8450e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3126c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374ec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68142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76975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7c95f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8e6d9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a0d27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cb9f6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a5b2d8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a8136f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aa27bf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b357a6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c10a52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c5ab96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c68850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e36def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f863e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b24caf" style:font-size-asian="11pt" style:font-style-asian="normal" style:font-size-complex="11pt" style:font-style-complex="normal"/>
    </style:style>
    <style:style style:name="T7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9f61fe" style:font-size-asian="11pt" style:font-style-asian="normal" style:font-size-complex="11pt" style:font-style-complex="normal"/>
    </style:style>
    <style:style style:name="T7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d63255" style:font-size-asian="11pt" style:font-style-asian="normal" style:font-size-complex="11pt" style:font-style-complex="normal"/>
    </style:style>
    <style:style style:name="T7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bfd608" style:font-size-asian="11pt" style:font-style-asian="normal" style:font-size-complex="11pt" style:font-style-complex="normal"/>
    </style:style>
    <style:style style:name="T7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fc4b6a" style:font-size-asian="11pt" style:font-style-asian="normal" style:font-size-complex="11pt" style:font-style-complex="normal"/>
    </style:style>
    <style:style style:name="T7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fe71fb" style:font-size-asian="11pt" style:font-style-asian="normal" style:font-size-complex="11pt" style:font-style-complex="normal"/>
    </style:style>
    <style:style style:name="T8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001f38" style:font-size-asian="11pt" style:font-style-asian="normal" style:font-size-complex="11pt" style:font-style-complex="normal"/>
    </style:style>
    <style:style style:name="T8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6c347" style:font-name-asian="Liberation Mono1" style:font-size-asian="11pt" style:font-name-complex="Liberation Mono1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35d55" style:font-name-asian="Liberation Mono1" style:font-size-asian="11pt" style:font-name-complex="Liberation Mono1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bdf80" style:font-name-asian="Liberation Mono1" style:font-size-asian="11pt" style:font-name-complex="Liberation Mono1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23b04" style:font-name-asian="Liberation Mono1" style:font-size-asian="11pt" style:font-name-complex="Liberation Mono1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79f55" style:font-name-asian="Liberation Mono1" style:font-size-asian="11pt" style:font-name-complex="Liberation Mono1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46878" style:font-name-asian="Liberation Mono1" style:font-size-asian="11pt" style:font-name-complex="Liberation Mono1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9dc8c" style:font-name-asian="Liberation Mono1" style:font-size-asian="11pt" style:font-name-complex="Liberation Mono1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a65dd" style:font-name-asian="Liberation Mono1" style:font-size-asian="11pt" style:font-name-complex="Liberation Mono1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77ea7e" style:font-name-asian="Liberation Mono1" style:font-size-asian="11pt" style:font-name-complex="Liberation Mono1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05d34" style:font-name-asian="Liberation Mono1" style:font-size-asian="11pt" style:font-name-complex="Liberation Mono1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0aaf8" style:font-name-asian="Liberation Mono1" style:font-size-asian="11pt" style:font-name-complex="Liberation Mono1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4791d" style:font-name-asian="Liberation Mono1" style:font-size-asian="11pt" style:font-name-complex="Liberation Mono1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5a69d" style:font-name-asian="Liberation Mono1" style:font-size-asian="11pt" style:font-name-complex="Liberation Mono1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a0d27" style:font-name-asian="Liberation Mono1" style:font-size-asian="11pt" style:font-name-complex="Liberation Mono1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c64b4" style:font-name-asian="Liberation Mono1" style:font-size-asian="11pt" style:font-name-complex="Liberation Mono1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fb1fb" style:font-name-asian="Liberation Mono1" style:font-size-asian="11pt" style:font-name-complex="Liberation Mono1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abaeba" style:font-name-asian="Liberation Mono1" style:font-size-asian="11pt" style:font-name-complex="Liberation Mono1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b44309" style:font-name-asian="Liberation Mono1" style:font-size-asian="11pt" style:font-name-complex="Liberation Mono1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c10a52" style:font-name-asian="Liberation Mono1" style:font-size-asian="11pt" style:font-name-complex="Liberation Mono1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c5ab96" style:font-name-asian="Liberation Mono1" style:font-size-asian="11pt" style:font-name-complex="Liberation Mono1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361788" style:font-size-asian="11pt" style:font-style-asian="normal" style:font-size-complex="11pt" style:font-style-complex="normal"/>
    </style:style>
    <style:style style:name="T102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9f61fe" style:font-size-asian="11pt" style:font-style-asian="normal" style:font-size-complex="11pt" style:font-style-complex="normal"/>
    </style:style>
    <style:style style:name="T103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bfd608" style:font-size-asian="11pt" style:font-style-asian="normal" style:font-size-complex="11pt" style:font-style-complex="normal"/>
    </style:style>
    <style:style style:name="T104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b24caf" style:font-size-asian="11pt" style:font-style-asian="normal" style:font-size-complex="11pt" style:font-style-complex="normal"/>
    </style:style>
    <style:style style:name="T105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a041a9" style:font-size-asian="11pt" style:font-style-asian="normal" style:font-size-complex="11pt" style:font-style-complex="normal"/>
    </style:style>
    <style:style style:name="T106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d63255" style:font-size-asian="11pt" style:font-style-asian="normal" style:font-size-complex="11pt" style:font-style-complex="normal"/>
    </style:style>
    <style:style style:name="T107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none" fo:font-weight="normal" officeooo:rsid="00fe71fb" style:font-size-asian="11pt" style:font-style-asian="normal" style:font-size-complex="11pt" style:font-style-complex="normal"/>
    </style:style>
    <style:style style:name="T108" style:family="text">
      <style:text-properties fo:font-variant="normal" fo:text-transform="none" fo:color="#000000" loext:opacity="100%" style:font-name="sans-serif" fo:font-size="11pt" fo:letter-spacing="normal" fo:language="es" fo:country="MX" fo:font-style="italic" fo:font-weight="normal" officeooo:rsid="00645776" style:font-size-asian="11pt" style:font-style-asian="italic" style:font-size-complex="11pt" style:font-style-complex="italic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17fe" style:font-size-asian="11pt" style:font-size-complex="11pt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6bbd" style:font-size-asian="11pt" style:font-size-complex="11pt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1430" style:font-size-asian="11pt" style:font-size-complex="11pt"/>
    </style:style>
    <style:style style:name="T1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29d8d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f5168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432a1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e0a8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393d2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5e0b7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4263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0a31" style:font-size-asian="11pt" style:font-size-complex="11pt"/>
    </style:style>
    <style:style style:name="T1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6bbd" style:font-size-asian="11pt" style:font-style-asian="normal" style:font-size-complex="11pt" style:font-style-complex="normal"/>
    </style:style>
    <style:style style:name="T1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17d26" style:font-size-asian="11pt" style:font-style-asian="normal" style:font-size-complex="11pt" style:font-style-complex="normal"/>
    </style:style>
    <style:style style:name="T1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1c24e" style:font-size-asian="11pt" style:font-style-asian="normal" style:font-size-complex="11pt" style:font-style-complex="normal"/>
    </style:style>
    <style:style style:name="T1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276d2" style:font-size-asian="11pt" style:font-style-asian="normal" style:font-size-complex="11pt" style:font-style-complex="normal"/>
    </style:style>
    <style:style style:name="T1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a70c" style:font-size-asian="11pt" style:font-style-asian="normal" style:font-size-complex="11pt" style:font-style-complex="normal"/>
    </style:style>
    <style:style style:name="T1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bc4a" style:font-size-asian="11pt" style:font-style-asian="normal" style:font-size-complex="11pt" style:font-style-complex="normal"/>
    </style:style>
    <style:style style:name="T1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5bfbf" style:font-size-asian="11pt" style:font-style-asian="normal" style:font-size-complex="11pt" style:font-style-complex="normal"/>
    </style:style>
    <style:style style:name="T1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2202" style:font-size-asian="11pt" style:font-style-asian="normal" style:font-size-complex="11pt" style:font-style-complex="normal"/>
    </style:style>
    <style:style style:name="T1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ceaa" style:font-size-asian="11pt" style:font-style-asian="normal" style:font-size-complex="11pt" style:font-style-complex="normal"/>
    </style:style>
    <style:style style:name="T1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1332" style:font-size-asian="11pt" style:font-style-asian="normal" style:font-size-complex="11pt" style:font-style-complex="normal"/>
    </style:style>
    <style:style style:name="T1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1398" style:font-size-asian="11pt" style:font-style-asian="normal" style:font-size-complex="11pt" style:font-style-complex="normal"/>
    </style:style>
    <style:style style:name="T1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33d6" style:font-size-asian="11pt" style:font-style-asian="normal" style:font-size-complex="11pt" style:font-style-complex="normal"/>
    </style:style>
    <style:style style:name="T1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2b2bf" style:font-name-asian="Liberation Mono1" style:font-size-asian="11pt" style:font-style-asian="normal" style:font-name-complex="Liberation Mono1" style:font-size-complex="11pt" style:font-style-complex="normal"/>
    </style:style>
    <style:style style:name="T1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a70c" style:font-name-asian="Liberation Mono1" style:font-size-asian="11pt" style:font-style-asian="normal" style:font-name-complex="Liberation Mono1" style:font-size-complex="11pt" style:font-style-complex="normal"/>
    </style:style>
    <style:style style:name="T1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bc4a" style:font-name-asian="Liberation Mono1" style:font-size-asian="11pt" style:font-style-asian="normal" style:font-name-complex="Liberation Mono1" style:font-size-complex="11pt" style:font-style-complex="normal"/>
    </style:style>
    <style:style style:name="T1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5bfbf" style:font-name-asian="Liberation Mono1" style:font-size-asian="11pt" style:font-style-asian="normal" style:font-name-complex="Liberation Mono1" style:font-size-complex="11pt" style:font-style-complex="normal"/>
    </style:style>
    <style:style style:name="T1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61f29" style:font-name-asian="Liberation Mono1" style:font-size-asian="11pt" style:font-style-asian="normal" style:font-name-complex="Liberation Mono1" style:font-size-complex="11pt" style:font-style-complex="normal"/>
    </style:style>
    <style:style style:name="T1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4235" style:font-name-asian="Liberation Mono1" style:font-size-asian="11pt" style:font-style-asian="normal" style:font-name-complex="Liberation Mono1" style:font-size-complex="11pt" style:font-style-complex="normal"/>
    </style:style>
    <style:style style:name="T1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ceaa" style:font-name-asian="Liberation Mono1" style:font-size-asian="11pt" style:font-style-asian="normal" style:font-name-complex="Liberation Mono1" style:font-size-complex="11pt" style:font-style-complex="normal"/>
    </style:style>
    <style:style style:name="T1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1332" style:font-name-asian="Liberation Mono1" style:font-size-asian="11pt" style:font-style-asian="normal" style:font-name-complex="Liberation Mono1" style:font-size-complex="11pt" style:font-style-complex="normal"/>
    </style:style>
    <style:style style:name="T1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33d6" style:font-name-asian="Liberation Mono1" style:font-size-asian="11pt" style:font-style-asian="normal" style:font-name-complex="Liberation Mono1" style:font-size-complex="11pt" style:font-style-complex="normal"/>
    </style:style>
    <style:style style:name="T1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7f98c" style:font-name-asian="Liberation Mono1" style:font-size-asian="11pt" style:font-name-complex="Liberation Mono1" style:font-size-complex="11pt"/>
    </style:style>
    <style:style style:name="T1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8f50e" style:font-name-asian="Liberation Mono1" style:font-size-asian="11pt" style:font-name-complex="Liberation Mono1" style:font-size-complex="11pt"/>
    </style:style>
    <style:style style:name="T1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17fe" style:font-name-asian="Liberation Mono1" style:font-size-asian="11pt" style:font-name-complex="Liberation Mono1" style:font-size-complex="11pt"/>
    </style:style>
    <style:style style:name="T144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ca2d7d"/>
    </style:style>
    <style:style style:name="T145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6bb2c"/>
    </style:style>
    <style:style style:name="T146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79fd5"/>
    </style:style>
    <style:style style:name="T147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90a43"/>
    </style:style>
    <style:style style:name="T148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79fd5" style:font-style-asian="normal" style:font-style-complex="normal"/>
    </style:style>
    <style:style style:name="T149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90a43" style:font-style-asian="normal" style:font-style-complex="normal"/>
    </style:style>
    <style:style style:name="T150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09e61" style:font-style-asian="normal" style:font-style-complex="normal"/>
    </style:style>
    <style:style style:name="T151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52ef3" style:font-style-asian="normal" style:font-style-complex="normal"/>
    </style:style>
    <style:style style:name="T152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6c802" style:font-style-asian="normal" style:font-style-complex="normal"/>
    </style:style>
    <style:style style:name="T153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694d3a" style:font-style-asian="normal" style:font-style-complex="normal"/>
    </style:style>
    <style:style style:name="T154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9bf317" style:font-style-asian="normal" style:font-style-complex="normal"/>
    </style:style>
    <style:style style:name="T155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abc2d" style:font-style-asian="normal" style:font-style-complex="normal"/>
    </style:style>
    <style:style style:name="T156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126a503" style:font-style-asian="normal" style:font-style-complex="normal"/>
    </style:style>
    <style:style style:name="T157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52ef3"/>
    </style:style>
    <style:style style:name="T158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f6c802"/>
    </style:style>
    <style:style style:name="T159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6d4a6e"/>
    </style:style>
    <style:style style:name="T160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694d3a"/>
    </style:style>
    <style:style style:name="T161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0a8235"/>
    </style:style>
    <style:style style:name="T162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bb5ea7"/>
    </style:style>
    <style:style style:name="T163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13c5db"/>
    </style:style>
    <style:style style:name="T164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9bf317"/>
    </style:style>
    <style:style style:name="T165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f4399"/>
    </style:style>
    <style:style style:name="T166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122dc1b"/>
    </style:style>
    <style:style style:name="T167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0ee4b21"/>
    </style:style>
    <style:style style:name="T168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1261fe2"/>
    </style:style>
    <style:style style:name="T169" style:family="text">
      <style:text-properties fo:font-variant="normal" fo:text-transform="none" fo:color="#000000" loext:opacity="100%" style:font-name="sans-serif" fo:letter-spacing="normal" fo:language="es" fo:country="MX" fo:font-style="normal" fo:font-weight="normal" officeooo:rsid="0126a503"/>
    </style:style>
    <style:style style:name="T170" style:family="text">
      <style:text-properties fo:font-variant="normal" fo:text-transform="none" fo:color="#000000" loext:opacity="100%" style:font-name="sans-serif" fo:letter-spacing="normal" fo:language="es" fo:country="MX" fo:font-style="italic" fo:font-weight="normal" officeooo:rsid="00e79fd5" style:font-style-asian="italic" style:font-style-complex="italic"/>
    </style:style>
    <style:style style:name="T171" style:family="text">
      <style:text-properties fo:font-variant="normal" fo:text-transform="none" fo:color="#000000" loext:opacity="100%" style:font-name="sans-serif" fo:letter-spacing="normal" fo:language="es" fo:country="MX" fo:font-style="italic" fo:font-weight="normal" officeooo:rsid="00f8ab4d" style:font-style-asian="italic" style:font-style-complex="italic"/>
    </style:style>
    <style:style style:name="T17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44263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a65dd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546878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58450e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5adbe8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3126c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8a0d27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87c95f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8fb1fb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a8136f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90df4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e31684" style:font-size-asian="11pt" style:font-size-complex="11pt"/>
    </style:style>
    <style:style style:name="T18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e44f3a" style:font-size-asian="11pt" style:font-size-complex="11pt"/>
    </style:style>
    <style:style style:name="T18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a65dd" style:font-size-asian="11pt" style:font-weight-asian="bold" style:font-size-complex="11pt" style:font-weight-complex="bold"/>
    </style:style>
    <style:style style:name="T18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44263" style:font-size-asian="11pt" style:font-style-asian="normal" style:font-size-complex="11pt" style:font-style-complex="normal"/>
    </style:style>
    <style:style style:name="T18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a041a9" style:font-size-asian="11pt" style:font-style-asian="normal" style:font-size-complex="11pt" style:font-style-complex="normal"/>
    </style:style>
    <style:style style:name="T18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70d0b" style:font-name-asian="Liberation Sans" style:font-size-asian="11pt" style:font-name-complex="Liberation Sans" style:font-size-complex="11pt"/>
    </style:style>
    <style:style style:name="T18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63f6e" style:font-name-asian="Liberation Sans" style:font-size-asian="11pt" style:font-name-complex="Liberation Sans" style:font-size-complex="11pt"/>
    </style:style>
    <style:style style:name="T19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8071f" style:font-name-asian="Liberation Sans" style:font-size-asian="11pt" style:font-name-complex="Liberation Sans" style:font-size-complex="11pt"/>
    </style:style>
    <style:style style:name="T19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a65dd" style:font-name-asian="Liberation Sans" style:font-size-asian="11pt" style:font-name-complex="Liberation Sans" style:font-size-complex="11pt"/>
    </style:style>
    <style:style style:name="T19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a40f8b" style:font-name-asian="Liberation Mono1" style:font-size-asian="11pt" style:font-name-complex="Liberation Mono1" style:font-size-complex="11pt"/>
    </style:style>
    <style:style style:name="T19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style:text-underline-style="none" fo:font-weight="normal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style:text-underline-style="none" fo:font-weight="normal" officeooo:rsid="009f61fe" style:font-size-asian="11pt" style:font-style-asian="normal" style:font-size-complex="11pt" style:font-style-complex="normal"/>
    </style:style>
    <style:style style:name="T195" style:family="text">
      <style:text-properties fo:font-variant="normal" fo:text-transform="none" fo:color="#000000" loext:opacity="100%" style:font-name="Liberation Mono" fo:font-size="11pt" fo:letter-spacing="normal" fo:language="es" fo:country="MX" fo:font-style="italic" fo:font-weight="normal" style:font-size-asian="11pt" style:font-style-asian="italic" style:font-size-complex="11pt" style:font-style-complex="italic"/>
    </style:style>
    <style:style style:name="T196" style:family="text">
      <style:text-properties fo:font-variant="normal" fo:text-transform="none" fo:color="#000000" loext:opacity="100%" style:font-name="Liberation Mono" fo:font-size="11pt" fo:letter-spacing="normal" fo:language="es" fo:country="MX" fo:font-style="italic" fo:font-weight="normal" officeooo:rsid="00479f55" style:font-name-asian="Liberation Mono1" style:font-size-asian="11pt" style:font-style-asian="italic" style:font-name-complex="Liberation Mono1" style:font-size-complex="11pt" style:font-style-complex="italic"/>
    </style:style>
    <style:style style:name="T19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44263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e0b9fe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04a70c" style:font-name-asian="Liberation Mono1" style:font-size-asian="11pt" style:font-style-asian="normal" style:font-name-complex="Liberation Mono1" style:font-size-complex="11pt" style:font-style-complex="normal"/>
    </style:style>
    <style:style style:name="T20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04bc4a" style:font-name-asian="Liberation Mono1" style:font-size-asian="11pt" style:font-style-asian="normal" style:font-name-complex="Liberation Mono1" style:font-size-complex="11pt" style:font-style-complex="normal"/>
    </style:style>
    <style:style style:name="T201" style:family="text">
      <style:text-properties fo:font-variant="normal" fo:text-transform="none" fo:color="#000000" loext:opacity="100%" style:font-name="Liberation Mono" fo:letter-spacing="normal" fo:language="es" fo:country="MX" fo:font-style="normal" fo:font-weight="normal" officeooo:rsid="00694d3a"/>
    </style:style>
    <style:style style:name="T202" style:family="text">
      <style:text-properties fo:font-variant="normal" fo:text-transform="none" fo:color="#000000" loext:opacity="100%" style:font-name="Liberation Mono" fo:letter-spacing="normal" fo:language="es" fo:country="MX" fo:font-style="italic" fo:font-weight="normal" officeooo:rsid="00694d3a" style:font-style-asian="italic" style:font-style-complex="italic"/>
    </style:style>
    <style:style style:name="T203" style:family="text">
      <style:text-properties fo:font-variant="normal" fo:text-transform="none" fo:color="#000000" loext:opacity="100%" style:font-name="Liberation Mono" fo:letter-spacing="normal" fo:language="es" fo:country="MX" fo:font-style="italic" fo:font-weight="normal" officeooo:rsid="006d4a6e" style:font-style-asian="italic" style:font-style-complex="italic"/>
    </style:style>
    <style:style style:name="T204" style:family="text">
      <style:text-properties fo:font-variant="normal" fo:text-transform="none" fo:color="#000000" loext:opacity="100%" style:font-name="Liberation Mono" fo:letter-spacing="normal" fo:language="es" fo:country="MX" fo:font-style="italic" fo:font-weight="normal" officeooo:rsid="00fabc2d" style:font-style-asian="italic" style:font-style-complex="italic"/>
    </style:style>
    <style:style style:name="T205" style:family="text">
      <style:text-properties fo:font-variant="normal" fo:text-transform="none" fo:color="#000000" loext:opacity="100%" style:font-name="Liberation Mono" fo:letter-spacing="normal" fo:font-style="normal" fo:font-weight="normal" officeooo:rsid="00244263"/>
    </style:style>
    <style:style style:name="T206" style:family="text">
      <style:text-properties fo:font-variant="normal" fo:text-transform="none" fo:color="#000000" loext:opacity="100%" style:font-name="Liberation Mono" fo:letter-spacing="normal" fo:font-style="normal" fo:font-weight="normal" officeooo:rsid="00e0b9fe"/>
    </style:style>
    <style:style style:name="T20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90df4" style:font-size-asian="11pt" style:font-size-complex="11pt"/>
    </style:style>
    <style:style style:name="T20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70d0b" style:font-size-asian="11pt" style:font-size-complex="11pt"/>
    </style:style>
    <style:style style:name="T20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44263" style:font-size-asian="11pt" style:font-size-complex="11pt"/>
    </style:style>
    <style:style style:name="T21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a65dd" style:font-size-asian="11pt" style:font-size-complex="11pt"/>
    </style:style>
    <style:style style:name="T21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6c347" style:font-size-asian="11pt" style:font-size-complex="11pt"/>
    </style:style>
    <style:style style:name="T21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35d55" style:font-size-asian="11pt" style:font-size-complex="11pt"/>
    </style:style>
    <style:style style:name="T21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23b04" style:font-size-asian="11pt" style:font-size-complex="11pt"/>
    </style:style>
    <style:style style:name="T21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8450e" style:font-size-asian="11pt" style:font-size-complex="11pt"/>
    </style:style>
    <style:style style:name="T21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84942a" style:font-size-asian="11pt" style:font-size-complex="11pt"/>
    </style:style>
    <style:style style:name="T21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abca9" style:font-size-asian="11pt" style:font-size-complex="11pt"/>
    </style:style>
    <style:style style:name="T21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46878" style:font-size-asian="11pt" style:font-size-complex="11pt"/>
    </style:style>
    <style:style style:name="T21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adbe8" style:font-size-asian="11pt" style:font-size-complex="11pt"/>
    </style:style>
    <style:style style:name="T21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844815" style:font-size-asian="11pt" style:font-size-complex="11pt"/>
    </style:style>
    <style:style style:name="T22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876975" style:font-size-asian="11pt" style:font-size-complex="11pt"/>
    </style:style>
    <style:style style:name="T22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45776" style:font-size-asian="11pt" style:font-size-complex="11pt"/>
    </style:style>
    <style:style style:name="T22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8fb1fb" style:font-size-asian="11pt" style:font-size-complex="11pt"/>
    </style:style>
    <style:style style:name="T22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40f8b" style:font-size-asian="11pt" style:font-size-complex="11pt"/>
    </style:style>
    <style:style style:name="T22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5b2d8" style:font-size-asian="11pt" style:font-size-complex="11pt"/>
    </style:style>
    <style:style style:name="T22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270fc" style:font-size-asian="11pt" style:font-size-complex="11pt"/>
    </style:style>
    <style:style style:name="T22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b44309" style:font-size-asian="11pt" style:font-size-complex="11pt"/>
    </style:style>
    <style:style style:name="T22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c00ed9" style:font-size-asian="11pt" style:font-size-complex="11pt"/>
    </style:style>
    <style:style style:name="T22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c4476a" style:font-size-asian="11pt" style:font-size-complex="11pt"/>
    </style:style>
    <style:style style:name="T22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31684" style:font-size-asian="11pt" style:font-size-complex="11pt"/>
    </style:style>
    <style:style style:name="T23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44f3a" style:font-size-asian="11pt" style:font-size-complex="11pt"/>
    </style:style>
    <style:style style:name="T23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4f1fd" style:font-size-asian="11pt" style:font-size-complex="11pt"/>
    </style:style>
    <style:style style:name="T23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a65dd" style:font-size-asian="11pt" style:font-weight-asian="bold" style:font-size-complex="11pt" style:font-weight-complex="bold"/>
    </style:style>
    <style:style style:name="T23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40f8b" style:font-size-asian="11pt" style:font-weight-asian="bold" style:font-size-complex="11pt" style:font-weight-complex="bold"/>
    </style:style>
    <style:style style:name="T23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35d55" style:font-size-asian="11pt" style:font-style-asian="italic" style:font-size-complex="11pt" style:font-style-complex="italic"/>
    </style:style>
    <style:style style:name="T23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5b2d8" style:font-size-asian="11pt" style:font-style-asian="italic" style:font-size-complex="11pt" style:font-style-complex="italic"/>
    </style:style>
    <style:style style:name="T23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9f61fe" style:font-size-asian="11pt" style:font-style-asian="normal" style:font-size-complex="11pt" style:font-style-complex="normal"/>
    </style:style>
    <style:style style:name="T23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44263" style:font-size-asian="11pt" style:font-style-asian="normal" style:font-size-complex="11pt" style:font-style-complex="normal"/>
    </style:style>
    <style:style style:name="T23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041a9" style:font-size-asian="11pt" style:font-style-asian="normal" style:font-size-complex="11pt" style:font-style-complex="normal"/>
    </style:style>
    <style:style style:name="T23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b24caf" style:font-size-asian="11pt" style:font-style-asian="normal" style:font-size-complex="11pt" style:font-style-complex="normal"/>
    </style:style>
    <style:style style:name="T24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31684" style:font-size-asian="11pt" style:font-style-asian="normal" style:font-size-complex="11pt" style:font-style-complex="normal"/>
    </style:style>
    <style:style style:name="T24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227d4" style:font-size-asian="11pt" style:font-style-asian="normal" style:font-size-complex="11pt" style:font-style-complex="normal"/>
    </style:style>
    <style:style style:name="T24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df14ab" style:font-size-asian="11pt" style:font-style-asian="normal" style:font-size-complex="11pt" style:font-style-complex="normal"/>
    </style:style>
    <style:style style:name="T24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dec27c" style:font-size-asian="11pt" style:font-style-asian="normal" style:font-size-complex="11pt" style:font-style-complex="normal"/>
    </style:style>
    <style:style style:name="T24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f29519" style:font-size-asian="11pt" style:font-style-asian="normal" style:font-size-complex="11pt" style:font-style-complex="normal"/>
    </style:style>
    <style:style style:name="T24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f09e61" style:font-size-asian="11pt" style:font-style-asian="normal" style:font-size-complex="11pt" style:font-style-complex="normal"/>
    </style:style>
    <style:style style:name="T24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f7eb63" style:font-size-asian="11pt" style:font-style-asian="normal" style:font-size-complex="11pt" style:font-style-complex="normal"/>
    </style:style>
    <style:style style:name="T24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fc4b6a" style:font-size-asian="11pt" style:font-style-asian="normal" style:font-size-complex="11pt" style:font-style-complex="normal"/>
    </style:style>
    <style:style style:name="T24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1001f38" style:font-size-asian="11pt" style:font-style-asian="normal" style:font-size-complex="11pt" style:font-style-complex="normal"/>
    </style:style>
    <style:style style:name="T24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135d8ad" style:font-size-asian="11pt" style:font-style-asian="normal" style:font-size-complex="11pt" style:font-style-complex="normal"/>
    </style:style>
    <style:style style:name="T25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bdf80" style:font-name-asian="Liberation Mono1" style:font-size-asian="11pt" style:font-name-complex="Liberation Mono1" style:font-size-complex="11pt"/>
    </style:style>
    <style:style style:name="T25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23b04" style:font-name-asian="Liberation Mono1" style:font-size-asian="11pt" style:font-name-complex="Liberation Mono1" style:font-size-complex="11pt"/>
    </style:style>
    <style:style style:name="T25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85a69d" style:font-name-asian="Liberation Mono1" style:font-size-asian="11pt" style:font-name-complex="Liberation Mono1" style:font-size-complex="11pt"/>
    </style:style>
    <style:style style:name="T25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40f8b" style:font-name-asian="Liberation Mono1" style:font-size-asian="11pt" style:font-name-complex="Liberation Mono1" style:font-size-complex="11pt"/>
    </style:style>
    <style:style style:name="T25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5b2d8" style:font-name-asian="Liberation Mono1" style:font-size-asian="11pt" style:font-name-complex="Liberation Mono1" style:font-size-complex="11pt"/>
    </style:style>
    <style:style style:name="T25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e4f1fd" style:font-name-asian="Liberation Mono1" style:font-size-asian="11pt" style:font-name-complex="Liberation Mono1" style:font-size-complex="11pt"/>
    </style:style>
    <style:style style:name="T25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fe5571" style:font-name-asian="Liberation Mono1" style:font-size-asian="11pt" style:font-style-asian="normal" style:font-name-complex="Liberation Mono1" style:font-size-complex="11pt" style:font-style-complex="normal"/>
    </style:style>
    <style:style style:name="T25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70d0b" style:font-name-asian="Liberation Sans" style:font-size-asian="11pt" style:font-name-complex="Liberation Sans" style:font-size-complex="11pt"/>
    </style:style>
    <style:style style:name="T25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61788" style:font-name-asian="Liberation Sans" style:font-size-asian="11pt" style:font-name-complex="Liberation Sans" style:font-size-complex="11pt"/>
    </style:style>
    <style:style style:name="T25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90df4" style:font-name-asian="Liberation Sans" style:font-size-asian="11pt" style:font-name-complex="Liberation Sans" style:font-size-complex="11pt"/>
    </style:style>
    <style:style style:name="T26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8ab64" style:font-name-asian="Liberation Sans" style:font-size-asian="11pt" style:font-name-complex="Liberation Sans" style:font-size-complex="11pt"/>
    </style:style>
    <style:style style:name="T26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8071f" style:font-name-asian="Liberation Sans" style:font-size-asian="11pt" style:font-name-complex="Liberation Sans" style:font-size-complex="11pt"/>
    </style:style>
    <style:style style:name="T26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63f6e" style:font-name-asian="Liberation Sans" style:font-size-asian="11pt" style:font-name-complex="Liberation Sans" style:font-size-complex="11pt"/>
    </style:style>
    <style:style style:name="T26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da99b" style:font-name-asian="Liberation Sans" style:font-size-asian="11pt" style:font-name-complex="Liberation Sans" style:font-size-complex="11pt"/>
    </style:style>
    <style:style style:name="T26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a65dd" style:font-name-asian="Liberation Sans" style:font-size-asian="11pt" style:font-name-complex="Liberation Sans" style:font-size-complex="11pt"/>
    </style:style>
    <style:style style:name="T26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23b04" style:font-name-asian="Liberation Sans" style:font-size-asian="11pt" style:font-name-complex="Liberation Sans" style:font-size-complex="11pt"/>
    </style:style>
    <style:style style:name="T26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35d55" style:font-name-asian="Liberation Sans" style:font-size-asian="11pt" style:font-name-complex="Liberation Sans" style:font-size-complex="11pt"/>
    </style:style>
    <style:style style:name="T26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77cedb" style:font-name-asian="Liberation Sans" style:font-size-asian="11pt" style:font-name-complex="Liberation Sans" style:font-size-complex="11pt"/>
    </style:style>
    <style:style style:name="T26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a40f8b" style:font-name-asian="Liberation Sans" style:font-size-asian="11pt" style:font-name-complex="Liberation Sans" style:font-size-complex="11pt"/>
    </style:style>
    <style:style style:name="T26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b2c1e6" style:font-name-asian="Liberation Sans" style:font-size-asian="11pt" style:font-name-complex="Liberation Sans" style:font-size-complex="11pt"/>
    </style:style>
    <style:style style:name="T27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c00ed9" style:font-name-asian="Liberation Sans" style:font-size-asian="11pt" style:font-name-complex="Liberation Sans" style:font-size-complex="11pt"/>
    </style:style>
    <style:style style:name="T27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70d0b" style:font-name-asian="Liberation Sans" style:font-size-asian="11pt" style:font-style-asian="normal" style:font-name-complex="Liberation Sans" style:font-size-complex="11pt" style:font-style-complex="normal"/>
    </style:style>
    <style:style style:name="T27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8ab64" style:font-name-asian="Liberation Sans" style:font-size-asian="11pt" style:font-style-asian="normal" style:font-name-complex="Liberation Sans" style:font-size-complex="11pt" style:font-style-complex="normal"/>
    </style:style>
    <style:style style:name="T27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90df4" style:font-name-asian="Liberation Sans" style:font-size-asian="11pt" style:font-style-asian="normal" style:font-name-complex="Liberation Sans" style:font-size-complex="11pt" style:font-style-complex="normal"/>
    </style:style>
    <style:style style:name="T27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562ba" style:font-name-asian="Liberation Sans" style:font-size-asian="11pt" style:font-style-asian="normal" style:font-name-complex="Liberation Sans" style:font-size-complex="11pt" style:font-style-complex="normal"/>
    </style:style>
    <style:style style:name="T27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d7ab8c" style:font-name-asian="Liberation Sans" style:font-size-asian="11pt" style:font-style-asian="normal" style:font-name-complex="Liberation Sans" style:font-size-complex="11pt" style:font-style-complex="normal"/>
    </style:style>
    <style:style style:name="T27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8071f" style:font-name-asian="Liberation Sans" style:font-size-asian="11pt" style:font-weight-asian="bold" style:font-name-complex="Liberation Sans" style:font-size-complex="11pt" style:font-weight-complex="bold"/>
    </style:style>
    <style:style style:name="T27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6c347" style:font-name-asian="Liberation Sans" style:font-size-asian="11pt" style:font-weight-asian="bold" style:font-name-complex="Liberation Sans" style:font-size-complex="11pt" style:font-weight-complex="bold"/>
    </style:style>
    <style:style style:name="T27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a65dd" style:font-name-asian="Liberation Sans" style:font-size-asian="11pt" style:font-weight-asian="bold" style:font-name-complex="Liberation Sans" style:font-size-complex="11pt" style:font-weight-complex="bold"/>
    </style:style>
    <style:style style:name="T279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officeooo:rsid="00270d0b" style:font-name-asian="Liberation Sans" style:font-size-asian="11pt" style:font-style-asian="italic" style:font-name-complex="Liberation Sans" style:font-size-complex="11pt" style:font-style-complex="italic"/>
    </style:style>
    <style:style style:name="T280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officeooo:rsid="0038071f" style:font-name-asian="Liberation Sans" style:font-size-asian="11pt" style:font-style-asian="italic" style:font-name-complex="Liberation Sans" style:font-size-complex="11pt" style:font-style-complex="italic"/>
    </style:style>
    <style:style style:name="T281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officeooo:rsid="00535d55" style:font-size-asian="11pt" style:font-style-asian="italic" style:font-size-complex="11pt" style:font-style-complex="italic"/>
    </style:style>
    <style:style style:name="T282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officeooo:rsid="00a5b2d8" style:font-size-asian="11pt" style:font-style-asian="italic" style:font-size-complex="11pt" style:font-style-complex="italic"/>
    </style:style>
    <style:style style:name="T283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officeooo:rsid="00a041a9" style:font-size-asian="11pt" style:font-style-asian="italic" style:font-size-complex="11pt" style:font-style-complex="italic"/>
    </style:style>
    <style:style style:name="T2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44263" style:font-size-asian="11pt" style:font-size-complex="11pt"/>
    </style:style>
    <style:style style:name="T2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e1332" style:font-size-asian="11pt" style:font-style-asian="normal" style:font-weight-asian="normal" style:font-size-complex="11pt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e64f6" style:font-size-asian="11pt" style:font-style-asian="normal" style:font-weight-asian="normal" style:font-size-complex="11pt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10279b" style:font-size-asian="11pt" style:font-style-asian="normal" style:font-weight-asian="normal" style:font-size-complex="11pt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c4b6a" style:font-size-asian="11pt" style:font-style-asian="normal" style:font-weight-asian="normal" style:font-size-complex="11pt" style:font-style-complex="normal" style:font-weight-complex="normal"/>
    </style:style>
    <style:style style:name="T2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106216" style:font-size-asian="11pt" style:font-style-asian="normal" style:font-weight-asian="normal" style:font-size-complex="11pt" style:font-style-complex="normal" style:font-weight-complex="normal"/>
    </style:style>
    <style:style style:name="T2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121398" style:font-size-asian="11pt" style:font-style-asian="normal" style:font-weight-asian="normal" style:font-size-complex="11pt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e64f6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2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121398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293" style:family="text">
      <style:text-properties fo:font-variant="normal" fo:text-transform="none" fo:color="#000000" loext:opacity="100%" style:font-name="Liberation Sans1" fo:letter-spacing="normal" fo:font-style="normal" fo:font-weight="normal" officeooo:rsid="00244263"/>
    </style:style>
    <style:style style:name="T29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adbe8" style:font-name-asian="Liberation Sans" style:font-size-asian="11pt" style:font-name-complex="Liberation Sans" style:font-size-complex="11pt"/>
    </style:style>
    <style:style style:name="T295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3a65dd" style:font-size-asian="11pt" style:font-size-complex="11pt"/>
    </style:style>
    <style:style style:name="T296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c4476a" style:font-size-asian="11pt" style:font-size-complex="11pt"/>
    </style:style>
    <style:style style:name="T297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f09e61" style:font-size-asian="11pt" style:font-style-asian="normal" style:font-size-complex="11pt" style:font-style-complex="normal"/>
    </style:style>
    <style:style style:name="T298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f29519" style:font-size-asian="11pt" style:font-style-asian="normal" style:font-size-complex="11pt" style:font-style-complex="normal"/>
    </style:style>
    <style:style style:name="T299" style:family="text">
      <style:text-properties fo:font-variant="normal" fo:text-transform="none" fo:color="#000000" loext:opacity="100%" fo:letter-spacing="normal" fo:language="es" fo:country="MX" fo:font-style="normal" fo:font-weight="normal" officeooo:rsid="00694d3a"/>
    </style:style>
    <style:style style:name="T300" style:family="text">
      <style:text-properties fo:font-variant="normal" fo:text-transform="none" fo:color="#000000" loext:opacity="100%" fo:letter-spacing="normal" fo:language="es" fo:country="MX" fo:font-style="normal" fo:font-weight="normal" officeooo:rsid="00ee4b21"/>
    </style:style>
    <style:style style:name="T301" style:family="text">
      <style:text-properties fo:font-variant="normal" fo:text-transform="none" fo:color="#000000" loext:opacity="100%" fo:letter-spacing="normal" fo:language="es" fo:country="MX" fo:font-style="normal" fo:font-weight="normal" officeooo:rsid="00f6c802"/>
    </style:style>
    <style:style style:name="T302" style:family="text">
      <style:text-properties fo:font-variant="normal" fo:text-transform="none" fo:color="#000000" loext:opacity="100%" fo:letter-spacing="normal" fo:language="es" fo:country="MX" fo:font-style="normal" fo:font-weight="normal" officeooo:rsid="00ef4399"/>
    </style:style>
    <style:style style:name="T303" style:family="text">
      <style:text-properties fo:font-variant="normal" fo:text-transform="none" fo:color="#000000" loext:opacity="100%" fo:letter-spacing="normal" fo:language="es" fo:country="MX" fo:font-style="normal" fo:font-weight="normal" officeooo:rsid="000a8235"/>
    </style:style>
    <style:style style:name="T304" style:family="text">
      <style:text-properties fo:font-variant="normal" fo:text-transform="none" fo:color="#000000" loext:opacity="100%" fo:letter-spacing="normal" fo:language="es" fo:country="MX" fo:font-style="normal" fo:font-weight="normal" officeooo:rsid="00ef16db"/>
    </style:style>
    <style:style style:name="T305" style:family="text">
      <style:text-properties fo:font-variant="normal" fo:text-transform="none" fo:color="#000000" loext:opacity="100%" fo:letter-spacing="normal" fo:language="es" fo:country="MX" fo:font-style="normal" fo:font-weight="normal" officeooo:rsid="006d4a6e"/>
    </style:style>
    <style:style style:name="T306" style:family="text">
      <style:text-properties fo:font-variant="normal" fo:text-transform="none" fo:color="#000000" loext:opacity="100%" fo:letter-spacing="normal" fo:language="es" fo:country="MX" fo:font-style="normal" fo:font-weight="normal" officeooo:rsid="00694d3a" style:font-style-asian="normal" style:font-style-complex="normal"/>
    </style:style>
    <style:style style:name="T307" style:family="text">
      <style:text-properties fo:font-variant="normal" fo:text-transform="none" fo:color="#000000" loext:opacity="100%" fo:letter-spacing="normal" fo:language="es" fo:country="MX" fo:font-style="normal" fo:font-weight="normal" officeooo:rsid="009bf317" style:font-style-asian="normal" style:font-style-complex="normal"/>
    </style:style>
    <style:style style:name="T308" style:family="text">
      <style:text-properties fo:font-variant="normal" fo:text-transform="none" fo:color="#000000" loext:opacity="100%" fo:letter-spacing="normal" fo:language="es" fo:country="MX" fo:font-style="normal" fo:font-weight="normal" officeooo:rsid="01248599"/>
    </style:style>
    <style:style style:name="T309" style:family="text">
      <style:text-properties fo:font-variant="normal" fo:text-transform="none" fo:color="#000000" loext:opacity="100%" fo:letter-spacing="normal" fo:language="es" fo:country="MX" fo:font-style="normal" fo:font-weight="normal" officeooo:rsid="01261fe2"/>
    </style:style>
    <style:style style:name="T310" style:family="text">
      <style:text-properties fo:font-variant="normal" fo:text-transform="none" fo:color="#000000" loext:opacity="100%" fo:letter-spacing="normal" fo:language="es" fo:country="MX" fo:font-style="italic" fo:font-weight="normal" officeooo:rsid="009bf317" style:font-style-asian="normal" style:font-style-complex="normal"/>
    </style:style>
    <style:style style:name="T311" style:family="text">
      <style:text-properties fo:font-variant="normal" fo:text-transform="none" fo:color="#80008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312" style:family="text">
      <style:text-properties fo:font-variant="normal" fo:text-transform="none" fo:color="#800080" loext:opacity="100%" style:font-name="sans-serif" fo:font-size="11pt" fo:letter-spacing="normal" fo:language="es" fo:country="MX" fo:font-style="normal" fo:font-weight="normal" officeooo:rsid="00645776" style:font-size-asian="11pt" style:font-size-complex="11pt"/>
    </style:style>
    <style:style style:name="T313" style:family="text">
      <style:text-properties fo:font-variant="normal" fo:text-transform="none" fo:color="#800080" loext:opacity="100%" style:font-name="Liberation Sans1" fo:font-size="11pt" fo:letter-spacing="normal" fo:language="es" fo:country="MX" fo:font-style="normal" fo:font-weight="normal" officeooo:rsid="00645776" style:font-size-asian="11pt" style:font-size-complex="11pt"/>
    </style:style>
    <style:style style:name="T314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361788" style:font-name-asian="Liberation Sans" style:font-size-asian="11pt" style:font-weight-asian="bold" style:font-name-complex="Liberation Sans" style:font-size-complex="11pt" style:font-weight-complex="bold"/>
    </style:style>
    <style:style style:name="T315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546878" style:font-size-asian="11pt" style:font-weight-asian="bold" style:font-size-complex="11pt" style:font-weight-complex="bold"/>
    </style:style>
    <style:style style:name="T316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a041a9" style:font-size-asian="11pt" style:font-style-asian="normal" style:font-weight-asian="bold" style:font-size-complex="11pt" style:font-style-complex="normal" style:font-weight-complex="bold"/>
    </style:style>
    <style:style style:name="T317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b24caf" style:font-size-asian="11pt" style:font-style-asian="normal" style:font-weight-asian="bold" style:font-size-complex="11pt" style:font-style-complex="normal" style:font-weight-complex="bold"/>
    </style:style>
    <style:style style:name="T318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fc4b6a" style:font-size-asian="11pt" style:font-style-asian="normal" style:font-weight-asian="bold" style:font-size-complex="11pt" style:font-style-complex="normal" style:font-weight-complex="bold"/>
    </style:style>
    <style:style style:name="T319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017d26" style:font-size-asian="11pt" style:font-style-asian="normal" style:font-weight-asian="bold" style:font-size-complex="11pt" style:font-style-complex="normal" style:font-weight-complex="bold"/>
    </style:style>
    <style:style style:name="T320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0e1332" style:font-size-asian="11pt" style:font-style-asian="normal" style:font-weight-asian="bold" style:font-size-complex="11pt" style:font-style-complex="normal" style:font-weight-complex="bold"/>
    </style:style>
    <style:style style:name="T321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1233d6" style:font-size-asian="11pt" style:font-style-asian="normal" style:font-weight-asian="bold" style:font-size-complex="11pt" style:font-style-complex="normal" style:font-weight-complex="bold"/>
    </style:style>
    <style:style style:name="T322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04a70c" style:font-name-asian="Liberation Mono1" style:font-size-asian="11pt" style:font-style-asian="normal" style:font-weight-asian="bold" style:font-name-complex="Liberation Mono1" style:font-size-complex="11pt" style:font-style-complex="normal" style:font-weight-complex="bold"/>
    </style:style>
    <style:style style:name="T323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0e1332" style:font-name-asian="Liberation Mono1" style:font-size-asian="11pt" style:font-style-asian="normal" style:font-weight-asian="bold" style:font-name-complex="Liberation Mono1" style:font-size-complex="11pt" style:font-style-complex="normal" style:font-weight-complex="bold"/>
    </style:style>
    <style:style style:name="T324" style:family="text">
      <style:text-properties fo:font-variant="normal" fo:text-transform="none" fo:color="#808080" loext:opacity="100%" style:font-name="Liberation Mono" fo:font-size="10pt" fo:letter-spacing="normal" fo:language="es" fo:country="MX" fo:font-style="normal" fo:font-weight="normal" officeooo:rsid="00f29519" style:font-size-asian="10pt" style:font-style-asian="normal" style:font-size-complex="10pt" style:font-style-complex="normal"/>
    </style:style>
    <style:style style:name="T325" style:family="text">
      <style:text-properties fo:font-variant="normal" fo:text-transform="none" fo:color="#808080" loext:opacity="100%" style:font-name="Liberation Mono" fo:letter-spacing="normal" fo:language="es" fo:country="MX" fo:font-style="normal" fo:font-weight="bold" officeooo:rsid="00ee4b21" style:font-weight-asian="bold" style:font-weight-complex="bold"/>
    </style:style>
    <style:style style:name="T326" style:family="text">
      <style:text-properties fo:font-variant="normal" fo:text-transform="none" fo:color="#808080" loext:opacity="100%" style:font-name="Liberation Mono" fo:letter-spacing="normal" fo:language="es" fo:country="MX" fo:font-style="normal" style:text-underline-style="none" fo:font-weight="bold" officeooo:rsid="0126a503" style:font-style-asian="normal" style:font-weight-asian="bold" style:font-style-complex="normal" style:font-weight-complex="bold"/>
    </style:style>
    <style:style style:name="T327" style:family="text">
      <style:text-properties fo:font-variant="normal" fo:text-transform="none" fo:color="#808080" loext:opacity="100%" style:font-name="Liberation Sans1" fo:font-size="11pt" fo:letter-spacing="normal" fo:language="es" fo:country="MX" fo:font-style="normal" fo:font-weight="normal" officeooo:rsid="00361788" style:font-name-asian="Liberation Sans" style:font-size-asian="11pt" style:font-weight-asian="normal" style:font-name-complex="Liberation Sans" style:font-size-complex="11pt" style:font-weight-complex="normal"/>
    </style:style>
    <style:style style:name="T328" style:family="text">
      <style:text-properties fo:font-variant="normal" fo:text-transform="none" fo:color="#808080" loext:opacity="100%" style:font-name="Liberation Sans1" fo:font-size="11pt" fo:letter-spacing="normal" fo:font-style="normal" fo:font-weight="bold" officeooo:rsid="010e1332" style:font-size-asian="11pt" style:font-style-asian="normal" style:font-weight-asian="bold" style:font-size-complex="11pt" style:font-style-complex="normal" style:font-weight-complex="bold"/>
    </style:style>
    <style:style style:name="T329" style:family="text">
      <style:text-properties fo:font-variant="normal" fo:text-transform="none" fo:color="#808080" loext:opacity="100%" style:font-name="Liberation Sans1" fo:font-size="11pt" fo:letter-spacing="normal" fo:font-style="normal" fo:font-weight="bold" officeooo:rsid="011233d6" style:font-size-asian="11pt" style:font-style-asian="normal" style:font-weight-asian="bold" style:font-size-complex="11pt" style:font-style-complex="normal" style:font-weight-complex="bold"/>
    </style:style>
    <style:style style:name="T330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f09e61" style:font-name-asian="Songti SC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31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5adbe8" style:font-name-asian="Songti SC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32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f9b0c1" style:font-name-asian="Songti SC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33" style:family="text">
      <style:text-properties fo:font-variant="normal" fo:text-transform="none" fo:color="#808080" loext:opacity="100%" fo:font-size="10pt" fo:letter-spacing="normal" fo:language="es" fo:country="MX" fo:font-style="normal" fo:font-weight="normal" officeooo:rsid="00f09e61" style:font-size-asian="10pt" style:font-style-asian="normal" style:font-size-complex="10pt" style:font-style-complex="normal"/>
    </style:style>
    <style:style style:name="T334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363f6e" style:font-name-asian="Liberation Sans" style:font-size-asian="11pt" style:font-name-complex="Liberation Sans" style:font-size-complex="11pt"/>
    </style:style>
    <style:style style:name="T335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546878" style:font-size-asian="11pt" style:font-size-complex="11pt"/>
    </style:style>
    <style:style style:name="T336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5abca9" style:font-size-asian="11pt" style:font-size-complex="11pt"/>
    </style:style>
    <style:style style:name="T337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5adbe8" style:font-size-asian="11pt" style:font-size-complex="11pt"/>
    </style:style>
    <style:style style:name="T338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63126c" style:font-size-asian="11pt" style:font-size-complex="11pt"/>
    </style:style>
    <style:style style:name="T339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645776" style:font-size-asian="11pt" style:font-size-complex="11pt"/>
    </style:style>
    <style:style style:name="T340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a8136f" style:font-size-asian="11pt" style:font-size-complex="11pt"/>
    </style:style>
    <style:style style:name="T341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e44f3a" style:font-size-asian="11pt" style:font-size-complex="11pt"/>
    </style:style>
    <style:style style:name="T342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9f61fe" style:font-size-asian="11pt" style:font-style-asian="normal" style:font-size-complex="11pt" style:font-style-complex="normal"/>
    </style:style>
    <style:style style:name="T343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344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645776" style:font-size-asian="11pt" style:font-size-complex="11pt"/>
    </style:style>
    <style:style style:name="T34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1061f29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46" style:family="text">
      <style:text-properties fo:font-variant="normal" fo:text-transform="none" fo:color="#00008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347" style:family="text">
      <style:text-properties fo:font-variant="normal" fo:text-transform="none" fo:color="#000080" loext:opacity="100%" style:font-name="sans-serif" fo:font-size="11pt" fo:letter-spacing="normal" fo:language="es" fo:country="MX" fo:font-style="normal" fo:font-weight="normal" officeooo:rsid="0065a7f9" style:font-size-asian="11pt" style:font-size-complex="11pt"/>
    </style:style>
    <style:style style:name="T348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102b2bf" style:font-name-asian="Liberation Mono1" style:font-size-asian="11pt" style:font-style-asian="normal" style:font-name-complex="Liberation Mono1" style:font-size-complex="11pt" style:font-style-complex="normal"/>
    </style:style>
    <style:style style:name="T349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10dceaa" style:font-name-asian="Liberation Mono1" style:font-size-asian="11pt" style:font-style-asian="normal" style:font-name-complex="Liberation Mono1" style:font-size-complex="11pt" style:font-style-complex="normal"/>
    </style:style>
    <style:style style:name="T350" style:family="text">
      <style:text-properties fo:font-variant="normal" fo:text-transform="none" fo:color="#000080" loext:opacity="100%" style:font-name="sans-serif" fo:letter-spacing="normal" fo:language="es" fo:country="MX" fo:font-style="italic" style:text-underline-style="solid" style:text-underline-width="auto" style:text-underline-color="font-color" fo:font-weight="normal" officeooo:rsid="00e90a43" style:font-style-asian="italic" style:font-style-complex="italic"/>
    </style:style>
    <style:style style:name="T351" style:family="text">
      <style:text-properties fo:font-variant="normal" fo:text-transform="none" fo:color="#000080" loext:opacity="100%" style:text-line-through-style="none" style:text-line-through-type="none" style:font-name="Liberation Mono" fo:font-size="11pt" fo:letter-spacing="normal" fo:font-style="normal" style:text-underline-style="solid" style:text-underline-width="auto" style:text-underline-color="font-color" fo:font-weight="normal" officeooo:rsid="0104a70c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52" style:family="text">
      <style:text-properties fo:font-variant="normal" fo:text-transform="none" style:use-window-font-color="true" loext:opacity="0%" style:font-name="sans-serif" fo:font-size="11pt" fo:letter-spacing="normal" fo:language="es" fo:country="MX" fo:font-style="normal" style:text-underline-style="none" fo:font-weight="normal" officeooo:rsid="0085a69d" style:font-name-asian="Liberation Mono1" style:font-size-asian="11pt" style:font-name-complex="Liberation Mono1" style:font-size-complex="11pt"/>
    </style:style>
    <style:style style:name="T353" style:family="text">
      <style:text-properties fo:font-variant="normal" fo:text-transform="none" style:use-window-font-color="true" loext:opacity="0%" style:font-name="sans-serif" fo:font-size="11pt" fo:letter-spacing="normal" fo:language="es" fo:country="MX" fo:font-style="normal" fo:font-weight="normal" officeooo:rsid="0058450e" style:font-size-asian="11pt" style:font-size-complex="11pt"/>
    </style:style>
    <style:style style:name="T354" style:family="text">
      <style:text-properties fo:font-variant="normal" fo:text-transform="none" style:use-window-font-color="true" loext:opacity="0%" style:font-name="sans-serif" fo:font-size="11pt" fo:letter-spacing="normal" fo:language="es" fo:country="MX" fo:font-style="normal" fo:font-weight="normal" officeooo:rsid="00645776" style:font-size-asian="11pt" style:font-size-complex="11pt"/>
    </style:style>
    <style:style style:name="T355" style:family="text">
      <style:text-properties fo:font-variant="normal" fo:text-transform="none" style:use-window-font-color="true" loext:opacity="0%" style:font-name="sans-serif" fo:letter-spacing="normal" fo:language="es" fo:country="MX" fo:font-style="normal" style:text-underline-style="none" fo:font-weight="normal" officeooo:rsid="00e90a43" style:font-style-asian="normal" style:font-style-complex="normal"/>
    </style:style>
    <style:style style:name="T356" style:family="text">
      <style:text-properties fo:font-variant="normal" fo:text-transform="none" style:use-window-font-color="true" loext:opacity="0%" style:font-name="sans-serif" fo:letter-spacing="normal" fo:language="es" fo:country="MX" fo:font-style="normal" style:text-underline-style="none" fo:font-weight="normal" officeooo:rsid="0126a503" style:font-style-asian="normal" style:font-style-complex="normal"/>
    </style:style>
    <style:style style:name="T357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5abca9" style:font-size-asian="11pt" style:font-size-complex="11pt"/>
    </style:style>
    <style:style style:name="T358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5adbe8" style:font-size-asian="11pt" style:font-size-complex="11pt"/>
    </style:style>
    <style:style style:name="T359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fo:font-weight="normal" officeooo:rsid="00876975" style:font-size-asian="11pt" style:font-size-complex="11pt"/>
    </style:style>
    <style:style style:name="T360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fo:font-weight="normal" officeooo:rsid="0088e6d9" style:font-size-asian="11pt" style:font-size-complex="11pt"/>
    </style:style>
    <style:style style:name="T361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04a70c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2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061f29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3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128298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4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5adbe8" style:font-name-asian="Liberation Sans" style:font-size-asian="11pt" style:font-name-complex="Liberation Sans" style:font-size-complex="11pt"/>
    </style:style>
    <style:style style:name="T365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4a70c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6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5bfbf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61f29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d4235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6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dceaa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7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0e1332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7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1233d6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7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128298" style:font-name-asian="Liberation Mono1" style:font-size-asian="11pt" style:font-style-asian="normal" style:font-weight-asian="normal" style:font-name-complex="Liberation Mono1" style:font-size-complex="11pt" style:font-style-complex="normal" style:font-weight-complex="normal"/>
    </style:style>
    <style:style style:name="T37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11233d6" style:font-size-asian="11pt" style:font-style-asian="normal" style:font-weight-asian="normal" style:font-size-complex="11pt" style:font-style-complex="normal" style:font-weight-complex="normal"/>
    </style:style>
    <style:style style:name="T374" style:family="text">
      <style:text-properties fo:font-variant="normal" fo:text-transform="none" fo:color="#666666" loext:opacity="100%" style:font-name="Liberation Mono" fo:font-size="11pt" fo:letter-spacing="normal" fo:language="es" fo:country="MX" fo:font-style="normal" fo:font-weight="bold" officeooo:rsid="00f09e61" style:font-size-asian="11pt" style:font-style-asian="normal" style:font-size-complex="11pt" style:font-style-complex="normal"/>
    </style:style>
    <style:style style:name="T375" style:family="text">
      <style:text-properties fo:font-variant="normal" fo:text-transform="none" fo:color="#666666" loext:opacity="100%" style:font-name="Liberation Sans1" fo:font-size="11pt" fo:letter-spacing="normal" fo:language="es" fo:country="MX" fo:font-style="normal" fo:font-weight="bold" officeooo:rsid="00f09e61" style:font-size-asian="11pt" style:font-style-asian="normal" style:font-size-complex="11pt" style:font-style-complex="normal"/>
    </style:style>
    <style:style style:name="T376" style:family="text">
      <style:text-properties fo:font-variant="normal" fo:text-transform="none" fo:letter-spacing="normal" fo:font-style="normal"/>
    </style:style>
    <style:style style:name="T377" style:family="text">
      <style:text-properties fo:font-variant="normal" fo:text-transform="none" fo:letter-spacing="normal" fo:font-style="italic" style:font-style-asian="italic" style:font-style-complex="italic"/>
    </style:style>
    <style:style style:name="T378" style:family="text">
      <style:text-properties officeooo:rsid="000a8235"/>
    </style:style>
    <style:style style:name="T379" style:family="text">
      <style:text-properties officeooo:rsid="005adbe8" style:font-name-asian="Songti SC" style:font-name-complex="Arial Unicode MS"/>
    </style:style>
    <style:style style:name="T380" style:family="text">
      <style:text-properties style:font-name-asian="Songti SC" style:font-weight-asian="normal" style:font-name-complex="Arial Unicode MS" style:font-weight-complex="normal"/>
    </style:style>
    <style:style style:name="T381" style:family="text">
      <style:text-properties officeooo:rsid="005adbe8" style:font-name-asian="Songti SC" style:font-weight-asian="normal" style:font-name-complex="Arial Unicode MS" style:font-weight-complex="normal"/>
    </style:style>
    <style:style style:name="T382" style:family="text">
      <style:text-properties officeooo:rsid="000d8b15"/>
    </style:style>
    <style:style style:name="T383" style:family="text">
      <style:text-properties officeooo:rsid="0011a5b5"/>
    </style:style>
    <style:style style:name="T384" style:family="text">
      <style:text-properties officeooo:rsid="0013c5db"/>
    </style:style>
    <style:style style:name="T385" style:family="text">
      <style:text-properties officeooo:rsid="00163ef5"/>
    </style:style>
    <style:style style:name="T386" style:family="text">
      <style:text-properties officeooo:rsid="0016d04e"/>
    </style:style>
    <style:style style:name="T387" style:family="text">
      <style:text-properties officeooo:rsid="0016d146"/>
    </style:style>
    <style:style style:name="T388" style:family="text">
      <style:text-properties officeooo:rsid="001752d6"/>
    </style:style>
    <style:style style:name="T389" style:family="text">
      <style:text-properties officeooo:rsid="00186dcc"/>
    </style:style>
    <style:style style:name="T390" style:family="text">
      <style:text-properties officeooo:rsid="001a679f"/>
    </style:style>
    <style:style style:name="T391" style:family="text">
      <style:text-properties officeooo:rsid="001c17fe"/>
    </style:style>
    <style:style style:name="T392" style:family="text">
      <style:text-properties officeooo:rsid="00212f6a"/>
    </style:style>
    <style:style style:name="T393" style:family="text">
      <style:text-properties style:font-name="Liberation Sans" officeooo:rsid="00212f6a" style:font-name-asian="Liberation Sans" style:font-name-complex="Liberation Sans"/>
    </style:style>
    <style:style style:name="T394" style:family="text">
      <style:text-properties style:font-name="Liberation Sans" officeooo:rsid="0021d354" style:font-name-asian="Liberation Sans" style:font-name-complex="Liberation Sans"/>
    </style:style>
    <style:style style:name="T395" style:family="text">
      <style:text-properties style:font-name="Liberation Sans" officeooo:rsid="002be1a9" style:font-name-asian="Liberation Sans" style:font-name-complex="Liberation Sans"/>
    </style:style>
    <style:style style:name="T396" style:family="text">
      <style:text-properties officeooo:rsid="00212f6a" style:font-name-asian="Liberation Sans" style:font-name-complex="Liberation Sans"/>
    </style:style>
    <style:style style:name="T397" style:family="text">
      <style:text-properties officeooo:rsid="002393d2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officeooo:rsid="002f5a7f" style:font-style-asian="italic" style:font-style-complex="italic"/>
    </style:style>
    <style:style style:name="T400" style:family="text">
      <style:text-properties fo:font-style="italic" officeooo:rsid="0032bb37" style:font-style-asian="italic" style:font-style-complex="italic"/>
    </style:style>
    <style:style style:name="T401" style:family="text">
      <style:text-properties fo:font-style="italic" officeooo:rsid="00fabc2d" style:font-name-asian="Liberation Mono1" style:font-style-asian="italic" style:font-name-complex="Liberation Mono1" style:font-style-complex="italic"/>
    </style:style>
    <style:style style:name="T402" style:family="text">
      <style:text-properties officeooo:rsid="002be1a9"/>
    </style:style>
    <style:style style:name="T403" style:family="text">
      <style:text-properties officeooo:rsid="002de0a8"/>
    </style:style>
    <style:style style:name="T404" style:family="text">
      <style:text-properties officeooo:rsid="002f5a7f"/>
    </style:style>
    <style:style style:name="T405" style:family="text">
      <style:text-properties officeooo:rsid="00305344"/>
    </style:style>
    <style:style style:name="T406" style:family="text">
      <style:text-properties officeooo:rsid="00311430"/>
    </style:style>
    <style:style style:name="T407" style:family="text">
      <style:text-properties officeooo:rsid="0031231b"/>
    </style:style>
    <style:style style:name="T408" style:family="text">
      <style:text-properties officeooo:rsid="0032bb37"/>
    </style:style>
    <style:style style:name="T409" style:family="text">
      <style:text-properties officeooo:rsid="003f4e72"/>
    </style:style>
    <style:style style:name="T410" style:family="text">
      <style:text-properties officeooo:rsid="003fa396"/>
    </style:style>
    <style:style style:name="T411" style:family="text">
      <style:text-properties officeooo:rsid="003ff8b1"/>
    </style:style>
    <style:style style:name="T412" style:family="text">
      <style:text-properties officeooo:rsid="0048d140"/>
    </style:style>
    <style:style style:name="T413" style:family="text">
      <style:text-properties officeooo:rsid="004cc61c"/>
    </style:style>
    <style:style style:name="T414" style:family="text">
      <style:text-properties officeooo:rsid="004d67e8"/>
    </style:style>
    <style:style style:name="T415" style:family="text">
      <style:text-properties officeooo:rsid="00546878"/>
    </style:style>
    <style:style style:name="T416" style:family="text">
      <style:text-properties officeooo:rsid="00550e84"/>
    </style:style>
    <style:style style:name="T417" style:family="text">
      <style:text-properties officeooo:rsid="005adbe8"/>
    </style:style>
    <style:style style:name="T418" style:family="text">
      <style:text-properties officeooo:rsid="005c072c"/>
    </style:style>
    <style:style style:name="T419" style:family="text">
      <style:text-properties officeooo:rsid="005cb1dc"/>
    </style:style>
    <style:style style:name="T420" style:family="text">
      <style:text-properties officeooo:rsid="005d4dc9"/>
    </style:style>
    <style:style style:name="T421" style:family="text">
      <style:text-properties officeooo:rsid="005da126"/>
    </style:style>
    <style:style style:name="T422" style:family="text">
      <style:text-properties officeooo:rsid="005e8a1b"/>
    </style:style>
    <style:style style:name="T423" style:family="text">
      <style:text-properties officeooo:rsid="00614e77"/>
    </style:style>
    <style:style style:name="T424" style:family="text">
      <style:text-properties officeooo:rsid="0065a7f9"/>
    </style:style>
    <style:style style:name="T425" style:family="text">
      <style:text-properties fo:font-size="11pt" style:font-size-asian="11pt" style:font-size-complex="11pt"/>
    </style:style>
    <style:style style:name="T426" style:family="text">
      <style:text-properties officeooo:rsid="006ebf0f"/>
    </style:style>
    <style:style style:name="T427" style:family="text">
      <style:text-properties officeooo:rsid="00712167"/>
    </style:style>
    <style:style style:name="T428" style:family="text">
      <style:text-properties officeooo:rsid="0079ea1e"/>
    </style:style>
    <style:style style:name="T429" style:family="text">
      <style:text-properties officeooo:rsid="007d680b"/>
    </style:style>
    <style:style style:name="T430" style:family="text">
      <style:text-properties officeooo:rsid="007e50bc"/>
    </style:style>
    <style:style style:name="T431" style:family="text">
      <style:text-properties officeooo:rsid="00876975"/>
    </style:style>
    <style:style style:name="T432" style:family="text">
      <style:text-properties officeooo:rsid="00645776"/>
    </style:style>
    <style:style style:name="T433" style:family="text">
      <style:text-properties officeooo:rsid="009ea3d9"/>
    </style:style>
    <style:style style:name="T434" style:family="text">
      <style:text-properties officeooo:rsid="009f172c"/>
    </style:style>
    <style:style style:name="T435" style:family="text">
      <style:text-properties officeooo:rsid="00b18509"/>
    </style:style>
    <style:style style:name="T436" style:family="text">
      <style:text-properties officeooo:rsid="00b24caf"/>
    </style:style>
    <style:style style:name="T437" style:family="text">
      <style:text-properties officeooo:rsid="00b86528"/>
    </style:style>
    <style:style style:name="T438" style:family="text">
      <style:text-properties officeooo:rsid="00bdc1f5"/>
    </style:style>
    <style:style style:name="T439" style:family="text">
      <style:text-properties officeooo:rsid="00be15f4"/>
    </style:style>
    <style:style style:name="T440" style:family="text">
      <style:text-properties style:use-window-font-color="true" loext:opacity="0%" fo:font-size="11pt" officeooo:rsid="0088e6d9" style:font-size-asian="11pt" style:font-size-complex="11pt"/>
    </style:style>
    <style:style style:name="T441" style:family="text">
      <style:text-properties officeooo:rsid="00cdc856"/>
    </style:style>
    <style:style style:name="T442" style:family="text">
      <style:text-properties fo:language="es" fo:country="ES"/>
    </style:style>
    <style:style style:name="T443" style:family="text">
      <style:text-properties fo:language="es" fo:country="ES" officeooo:rsid="00d297d7"/>
    </style:style>
    <style:style style:name="T444" style:family="text">
      <style:text-properties officeooo:rsid="00d5991a"/>
    </style:style>
    <style:style style:name="T445" style:family="text">
      <style:text-properties officeooo:rsid="00d63255"/>
    </style:style>
    <style:style style:name="T446" style:family="text">
      <style:text-properties officeooo:rsid="00dbbb94"/>
    </style:style>
    <style:style style:name="T447" style:family="text">
      <style:text-properties fo:font-weight="normal" officeooo:rsid="00694d3a" style:font-weight-asian="normal" style:font-weight-complex="normal"/>
    </style:style>
    <style:style style:name="T448" style:family="text">
      <style:text-properties fo:font-weight="normal" officeooo:rsid="00bb5ea7" style:font-weight-asian="normal" style:font-weight-complex="normal"/>
    </style:style>
    <style:style style:name="T449" style:family="text">
      <style:text-properties fo:font-weight="normal" officeooo:rsid="000a8235" style:font-weight-asian="normal" style:font-weight-complex="normal"/>
    </style:style>
    <style:style style:name="T450" style:family="text">
      <style:text-properties fo:font-weight="normal" officeooo:rsid="005adbe8" style:font-weight-asian="normal" style:font-weight-complex="normal"/>
    </style:style>
    <style:style style:name="T451" style:family="text">
      <style:text-properties fo:font-weight="normal" officeooo:rsid="0121fd32" style:font-weight-asian="normal" style:font-weight-complex="normal"/>
    </style:style>
    <style:style style:name="T452" style:family="text">
      <style:text-properties officeooo:rsid="00f09e61"/>
    </style:style>
    <style:style style:name="T453" style:family="text">
      <style:text-properties officeooo:rsid="00fabc2d"/>
    </style:style>
    <style:style style:name="T454" style:family="text">
      <style:text-properties officeooo:rsid="0100db98"/>
    </style:style>
    <style:style style:name="T455" style:family="text">
      <style:text-properties officeooo:rsid="0108f50e"/>
    </style:style>
    <style:style style:name="T456" style:family="text">
      <style:text-properties officeooo:rsid="010b3b22"/>
    </style:style>
    <style:style style:name="T457" style:family="text">
      <style:text-properties fo:color="#000000" loext:opacity="100%" style:font-name="Liberation Mono" officeooo:rsid="003a65dd"/>
    </style:style>
    <style:style style:name="T458" style:family="text">
      <style:text-properties fo:color="#000000" loext:opacity="100%" style:font-name="Liberation Sans1" officeooo:rsid="003a65dd"/>
    </style:style>
    <style:style style:name="T459" style:family="text">
      <style:text-properties fo:color="#000000" loext:opacity="100%" style:font-name="Liberation Sans1" officeooo:rsid="003a65dd" style:font-name-asian="Liberation Sans" style:font-name-complex="Liberation Sans"/>
    </style:style>
    <style:style style:name="T460" style:family="text">
      <style:text-properties officeooo:rsid="0113ccb8"/>
    </style:style>
    <style:style style:name="T461" style:family="text">
      <style:text-properties officeooo:rsid="011511d2"/>
    </style:style>
    <style:style style:name="T462" style:family="text">
      <style:text-properties officeooo:rsid="0116dd54"/>
    </style:style>
    <style:style style:name="T463" style:family="text">
      <style:text-properties officeooo:rsid="0117bd3f"/>
    </style:style>
    <style:style style:name="T464" style:family="text">
      <style:text-properties officeooo:rsid="011f863e"/>
    </style:style>
    <style:style style:name="T465" style:family="text">
      <style:text-properties officeooo:rsid="012c6882"/>
    </style:style>
    <style:style style:name="T466" style:family="text">
      <style:text-properties officeooo:rsid="012d4dff"/>
    </style:style>
    <style:style style:name="T467" style:family="text">
      <style:text-properties officeooo:rsid="0135d8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<text:bookmark-start text:name="__RefHeading___Toc1886_3169249959"/><text:span text:style-name="T451">Funciones para l</text:span><text:span text:style-name="T447">eer o </text:span><text:span text:style-name="T12">declara</text:span><text:span text:style-name="T13">r</text:span><text:span text:style-name="T447"> </text:span><text:span text:style-name="T448">la</text:span><text:span text:style-name="T449"> codificació</text:span><text:span text:style-name="T450">n</text:span><text:span text:style-name="T449"> </text:span><text:span text:style-name="T14">de</text:span><text:span text:style-name="T449"> </text:span><text:span text:style-name="T15">un </text:span><text:span text:style-name="T16">vector</text:span><text:span text:style-name="T450"> de caracteres</text:span><text:bookmark-end text:name="__RefHeading___Toc1886_3169249959"/></text:h>
      <text:h text:style-name="P37" text:outline-level="2"><text:bookmark-start text:name="__RefHeading___Toc1888_3169249959"/><text:span text:style-name="T417">1. </text:span>Descrip<text:span text:style-name="T378">ción</text:span><text:bookmark-end text:name="__RefHeading___Toc1888_3169249959"/></text:h>
      <text:p text:style-name="P24"><text:span text:style-name="T308">L</text:span><text:span text:style-name="T300">a </text:span><text:span text:style-name="T301">función</text:span><text:span text:style-name="T300"> principal para leer, así como para declarar, </text:span><text:span text:style-name="T302">la</text:span><text:span text:style-name="T300"> codificación de </text:span><text:span text:style-name="T302">un vector de</text:span><text:span text:style-name="T300"> caracteres </text:span><text:span text:style-name="T308">es </text:span><text:span text:style-name="T201">Encode()</text:span><text:span text:style-name="T300">.</text:span><text:span text:style-name="T299"> </text:span><text:span text:style-name="T300">E</text:span><text:span text:style-name="T159">n</text:span><text:span text:style-name="T160"> la forma </text:span><text:span text:style-name="T201">Encode(</text:span><text:span text:style-name="T202">x</text:span><text:span text:style-name="T201">)</text:span><text:span text:style-name="T303">, </text:span><text:span text:style-name="T160">permite leer</text:span><text:span text:style-name="T161"> </text:span><text:span text:style-name="T162">la</text:span><text:span text:style-name="T161"> codificación de caracteres de un vector de </text:span><text:span text:style-name="T163">texto </text:span><text:span text:style-name="T203">x</text:span><text:span text:style-name="T163"> </text:span><text:span text:style-name="T160">en caso de é</text:span><text:span text:style-name="T162">sta</text:span><text:span text:style-name="T160"> haya sido previamente declarada. </text:span><text:span text:style-name="T304">Alternativamente, e</text:span><text:span text:style-name="T305">n la forma</text:span><text:span text:style-name="T299"> </text:span><text:span text:style-name="T201">Encode(</text:span><text:span text:style-name="T202">x</text:span><text:span text:style-name="T201">)&lt;- </text:span><text:span text:style-name="T204">etiqueta</text:span><text:span text:style-name="T299"> , </text:span><text:span text:style-name="T153">permite </text:span><text:span text:style-name="T154">declarar </text:span><text:span text:style-name="T155">una etiqueta</text:span><text:span text:style-name="T306"> </text:span><text:span text:style-name="T307">como la codificación del vector </text:span><text:span text:style-name="T310">x. </text:span><text:span text:style-name="T300">Otras funciones, como </text:span><text:span text:style-name="T201">enc2native()</text:span><text:span text:style-name="T299">, </text:span><text:span text:style-name="T302">declaran </text:span><text:span text:style-name="T309">que</text:span><text:span text:style-name="T160"> </text:span><text:span text:style-name="T164">la codificación </text:span><text:span text:style-name="T165">de</text:span><text:span text:style-name="T160"> un vector de texto </text:span><text:span text:style-name="T168">será</text:span><text:span text:style-name="T165"> la </text:span><text:span text:style-name="T166">codificación</text:span><text:span text:style-name="T165"> predeterminada para</text:span><text:span text:style-name="T167"> la sesión actual de </text:span><text:span text:style-name="T325">R</text:span><text:span text:style-name="T160">. </text:span><text:span text:style-name="T305">La función </text:span><text:span text:style-name="T201">enc2utf8()</text:span><text:span text:style-name="T299"> </text:span><text:span text:style-name="T300">codifica a</text:span><text:span text:style-name="T160"> un vector de texto </text:span><text:span text:style-name="T167">en </text:span><text:span text:style-name="T169">el estándar</text:span><text:span text:style-name="T160"> UTF-8.</text:span></text:p>
      <text:p text:style-name="P24"><text:span text:style-name="T157">Aunque </text:span><text:span text:style-name="T158">sean conceptos</text:span><text:span text:style-name="T157"> relacionad</text:span><text:span text:style-name="T158">o</text:span><text:span text:style-name="T157">s, </text:span><text:span text:style-name="T158">es importante distinguir entre</text:span><text:span text:style-name="T145"> </text:span><text:span text:style-name="T147">la</text:span><text:span text:style-name="T145"> codificación de </text:span><text:span text:style-name="T169">los</text:span><text:span text:style-name="T145"> </text:span><text:span text:style-name="T158">vectores de tipo</text:span><text:span text:style-name="T145"> </text:span><text:span text:style-name="T146">carácter y </text:span><text:span text:style-name="T147">la codificación</text:span><text:span text:style-name="T146"> de </text:span><text:span text:style-name="T169">los</text:span><text:span text:style-name="T146"> archivo</text:span><text:span text:style-name="T157">s</text:span><text:span text:style-name="T146">.</text:span><text:span text:style-name="T145"> </text:span><text:span text:style-name="T158">P</text:span><text:span text:style-name="T157">ara conocer más sobre su</text:span><text:span text:style-name="T169">s</text:span><text:span text:style-name="T157"> definici</text:span><text:span text:style-name="T169">ones</text:span><text:span text:style-name="T157"> </text:span><text:span text:style-name="T158">y sus diferencias</text:span><text:span text:style-name="T157"> </text:span><text:span text:style-name="T144">véase la sección </text:span><text:span text:style-name="T171">Codificación de caracteres y de archivos</text:span><text:span text:style-name="T150"> </text:span><text:span text:style-name="T152">en esta página de ayuda, </text:span><text:span text:style-name="T156">así como</text:span><text:span text:style-name="T151"> </text:span><text:span text:style-name="T148">la sección </text:span><text:span text:style-name="T170">Codificación de </text:span><text:span text:style-name="T171">conexión</text:span><text:span text:style-name="T148"> </text:span><text:span text:style-name="T149">en la página de ayuda de las </text:span><text:span text:style-name="T350">conexiones</text:span><text:span text:style-name="T355"> </text:span><text:span text:style-name="T356">en </text:span><text:span text:style-name="T326">R</text:span><text:span text:style-name="T355">.</text:span></text:p>
      <text:p text:style-name="P10"/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51"><text:a xlink:type="simple" xlink:href="#__RefHeading___Toc1886_3169249959" text:style-name="Index_20_Link" text:visited-style-name="Index_20_Link">Funciones para leer o declarar la codificación de un vector de caracteres<text:tab/>1</text:a></text:p>
          <text:p text:style-name="P52"><text:a xlink:type="simple" xlink:href="#__RefHeading___Toc1888_3169249959" text:style-name="Index_20_Link" text:visited-style-name="Index_20_Link">1. Descripción<text:tab/>1</text:a></text:p>
          <text:p text:style-name="P52"><text:a xlink:type="simple" xlink:href="#__RefHeading___Toc1890_3169249959" text:style-name="Index_20_Link" text:visited-style-name="Index_20_Link">2. Forma de utilización o sintaxis<text:tab/>1</text:a></text:p>
          <text:p text:style-name="P52"><text:a xlink:type="simple" xlink:href="#__RefHeading___Toc1892_3169249959" text:style-name="Index_20_Link" text:visited-style-name="Index_20_Link">3. Argumentos<text:tab/>2</text:a></text:p>
          <text:p text:style-name="P52"><text:a xlink:type="simple" xlink:href="#__RefHeading___Toc1894_3169249959" text:style-name="Index_20_Link" text:visited-style-name="Index_20_Link">4. Detalles<text:tab/>2</text:a></text:p>
          <text:p text:style-name="P52"><text:a xlink:type="simple" xlink:href="#__RefHeading___Toc1896_3169249959" text:style-name="Index_20_Link" text:visited-style-name="Index_20_Link">5. Valor devuelto<text:tab/>4</text:a></text:p>
          <text:p text:style-name="P52"><text:a xlink:type="simple" xlink:href="#__RefHeading___Toc14350_3294768867" text:style-name="Index_20_Link" text:visited-style-name="Index_20_Link">6. Historia y definición de la codificación de caracteres<text:tab/>4</text:a></text:p>
          <text:p text:style-name="P52"><text:a xlink:type="simple" xlink:href="#__RefHeading___Toc14352_3294768867" text:style-name="Index_20_Link" text:visited-style-name="Index_20_Link">7. Principales estándares de codificación<text:tab/>4</text:a></text:p>
          <text:p text:style-name="P52"><text:a xlink:type="simple" xlink:href="#__RefHeading___Toc14354_3294768867" text:style-name="Index_20_Link" text:visited-style-name="Index_20_Link">6</text:a><text:a xlink:type="simple" xlink:href="#__RefHeading___Toc14354_3294768867" text:style-name="Index_20_Link" text:visited-style-name="Index_20_Link">. </text:a><text:a xlink:type="simple" xlink:href="#__RefHeading___Toc14354_3294768867" text:style-name="Index_20_Link" text:visited-style-name="Index_20_Link">Codificación de </text:a><text:a xlink:type="simple" xlink:href="#__RefHeading___Toc14354_3294768867" text:style-name="Index_20_Link" text:visited-style-name="Index_20_Link"><text:span text:style-name="T398">archivos</text:span></text:a><text:a xlink:type="simple" xlink:href="#__RefHeading___Toc14354_3294768867" text:style-name="Index_20_Link" text:visited-style-name="Index_20_Link"> </text:a><text:a xlink:type="simple" xlink:href="#__RefHeading___Toc14354_3294768867" text:style-name="Index_20_Link" text:visited-style-name="Index_20_Link">y </text:a><text:a xlink:type="simple" xlink:href="#__RefHeading___Toc14354_3294768867" text:style-name="Index_20_Link" text:visited-style-name="Index_20_Link">codificación </text:a><text:a xlink:type="simple" xlink:href="#__RefHeading___Toc14354_3294768867" text:style-name="Index_20_Link" text:visited-style-name="Index_20_Link">de vectores de tipo carácter</text:a><text:a xlink:type="simple" xlink:href="#__RefHeading___Toc14354_3294768867" text:style-name="Index_20_Link" text:visited-style-name="Index_20_Link"><text:tab/>5</text:a></text:p>
          <text:p text:style-name="P52"><text:a xlink:type="simple" xlink:href="#__RefHeading___Toc14356_3294768867" text:style-name="Index_20_Link" text:visited-style-name="Index_20_Link">7. Referencias<text:tab/>6</text:a></text:p>
          <text:p text:style-name="P52"><text:a xlink:type="simple" xlink:href="#__RefHeading___Toc1898_3169249959" text:style-name="Index_20_Link" text:visited-style-name="Index_20_Link">8. Ejemplos<text:tab/>6</text:a></text:p>
        </text:index-body>
      </text:table-of-content>
      <text:h text:style-name="P38" text:outline-level="2"><text:bookmark-start text:name="__RefHeading___Toc1890_3169249959"/><text:span text:style-name="T381">2. </text:span><text:span text:style-name="T380">Forma de utilización o sintaxis</text:span><text:bookmark-end text:name="__RefHeading___Toc1890_3169249959"/></text:h>
      <text:p text:style-name="P31">Encoding(<text:span text:style-name="T398">x</text:span>)</text:p>
      <text:p text:style-name="P43"/>
      <text:p text:style-name="P42">Encoding(<text:span text:style-name="T398">x</text:span>) &lt;- <text:span text:style-name="T401">etiqueta</text:span></text:p>
      <text:p text:style-name="P43"/>
      <text:p text:style-name="P41">enc2native(<text:span text:style-name="T398">x</text:span>)</text:p>
      <text:p text:style-name="P44"><text:span text:style-name="T376">enc2utf8(</text:span><text:span text:style-name="T377">x</text:span><text:span text:style-name="T376">)</text:span></text:p>
      <text:h text:style-name="P55" text:outline-level="2"><text:bookmark-start text:name="__RefHeading___Toc1892_3169249959"/><text:span text:style-name="T417">3. </text:span>Argument<text:span text:style-name="T417">o</text:span>s<text:bookmark-end text:name="__RefHeading___Toc1892_3169249959"/></text:h>
      <text:p text:style-name="P48">Tabl<text:span text:style-name="T428">a</text:span> <text:sequence text:ref-name="refTable0" text:name="Table" text:formula="ooow:Table+1" style:num-format="1">1</text:sequence>. Descripción de los argumentos recibidos por las funciones de lectura y declaración de codificaciones de cadenas de text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Argumento</text:p>
          </table:table-cell>
          <table:table-cell table:style-name="Table2.A1" office:value-type="string">
            <text:p text:style-name="P47"><text:span text:style-name="T464">V</text:span>alor esperado</text:p>
          </table:table-cell>
          <table:table-cell table:style-name="Table2.A1" office:value-type="string">
            <text:p text:style-name="P47">Descripción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x</text:span></text:span></text:p>
            <text:p text:style-name="P6">x</text:p>
          </table:table-cell>
          <table:table-cell table:style-name="Table2.B2" office:value-type="string">
            <text:p text:style-name="P46">Un vector de caracteres </text:p>
          </table:table-cell>
          <table:table-cell table:style-name="Table2.B2" office:value-type="string">
            <text:p text:style-name="P49">Un vector de tipo carácter <text:span text:style-name="T426">cuyo estándar de codificación será leído o declarado.</text:span></text:p>
          </table:table-cell>
        </table:table-row>
        <table:table-row>
          <table:table-cell table:style-name="Table2.A3" office:value-type="string">
            <text:p text:style-name="P3"><text:span text:style-name="Source_20_Text"><text:span text:style-name="T453">etiqueta</text:span></text:span></text:p>
            <text:p text:style-name="P2"/>
          </table:table-cell>
          <table:table-cell table:style-name="Table2.A3" office:value-type="string">
            <text:p text:style-name="P45">Un valor de tipo carácter</text:p>
          </table:table-cell>
          <table:table-cell table:style-name="Table2.A3" office:value-type="string">
            <text:p text:style-name="P50"><text:span text:style-name="T5">Un vector de caracteres </text:span><text:span text:style-name="T8">con el nombre de sistema del estándar de codificación. Por ejemplo: </text:span><text:span text:style-name="Source_20_Text"><text:span text:style-name="T205">"</text:span></text:span><text:span text:style-name="T205">UTF-8</text:span><text:span text:style-name="Source_20_Text"><text:span text:style-name="T205">"</text:span></text:span><text:span text:style-name="T293">, </text:span><text:span text:style-name="Source_20_Text"><text:span text:style-name="T205">"</text:span></text:span><text:span text:style-name="T205">latin1</text:span><text:span text:style-name="Source_20_Text"><text:span text:style-name="T205">"</text:span></text:span><text:span text:style-name="Source_20_Text"><text:span text:style-name="T293">,</text:span></text:span><text:span text:style-name="T293"> </text:span><text:span text:style-name="Source_20_Text"><text:span text:style-name="T205">"</text:span></text:span><text:span text:style-name="T205">bytes</text:span><text:span text:style-name="Source_20_Text"><text:span text:style-name="T205">" </text:span></text:span><text:span text:style-name="Source_20_Text"><text:span text:style-name="T206">o </text:span></text:span><text:span text:style-name="Source_20_Text"><text:span text:style-name="T205">"</text:span></text:span><text:span text:style-name="Source_20_Text"><text:span text:style-name="T206">unknown</text:span></text:span><text:span text:style-name="Source_20_Text"><text:span text:style-name="T205">"</text:span></text:span><text:span text:style-name="Source_20_Text"><text:span text:style-name="T293">.</text:span></text:span></text:p>
          </table:table-cell>
        </table:table-row>
      </table:table>
      <text:h text:style-name="P37" text:outline-level="2"><text:bookmark-start text:name="__RefHeading___Toc1894_3169249959"/><text:span text:style-name="T417">4. </text:span>D<text:span text:style-name="T384">etalles</text:span><text:bookmark-end text:name="__RefHeading___Toc1894_3169249959"/></text:h>
      <text:p text:style-name="P22"><text:span text:style-name="T245">Las cadenas de caracteres en </text:span><text:span text:style-name="T374">R</text:span><text:span text:style-name="T375"> </text:span><text:span text:style-name="T245">pueden codifica</text:span><text:span text:style-name="T246">rse </text:span><text:span text:style-name="T247">con las etiquetas</text:span><text:span text:style-name="T245"> </text:span><text:span text:style-name="Source_20_Text"><text:span text:style-name="T297">"UTF-8"</text:span></text:span><text:span text:style-name="Source_20_Text"><text:span text:style-name="T245">, </text:span></text:span><text:span text:style-name="Source_20_Text"><text:span text:style-name="T297">"latin1"</text:span></text:span><text:span text:style-name="Source_20_Text"><text:span text:style-name="T245">, </text:span></text:span><text:span text:style-name="Source_20_Text"><text:span text:style-name="T297">"</text:span></text:span><text:span text:style-name="Source_20_Text"><text:span text:style-name="T298">unknown</text:span></text:span><text:span text:style-name="Source_20_Text"><text:span text:style-name="T297">"</text:span></text:span><text:span text:style-name="Source_20_Text"><text:span text:style-name="T245"> </text:span></text:span><text:span text:style-name="Source_20_Text"><text:span text:style-name="T244">o </text:span></text:span><text:span text:style-name="Source_20_Text"><text:span text:style-name="T297">"</text:span></text:span><text:span text:style-name="Source_20_Text"><text:span text:style-name="T298">bytes</text:span></text:span><text:span text:style-name="Source_20_Text"><text:span text:style-name="T297">"</text:span></text:span><text:span text:style-name="Source_20_Text"><text:span text:style-name="T245">, </text:span></text:span><text:span text:style-name="Source_20_Text"><text:span text:style-name="T256">que corresponden, a su vez, con</text:span></text:span><text:span text:style-name="Source_20_Text"><text:span text:style-name="T247"> las codificaciones UTF-8, Latin-1, ASCII y binaria</text:span></text:span><text:span text:style-name="Source_20_Text"><text:span text:style-name="T245">.</text:span></text:span><text:span text:style-name="T245"> </text:span><text:span text:style-name="T247">En términos generales, l</text:span><text:span text:style-name="T239">o</text:span><text:span text:style-name="T236">s </text:span><text:span text:style-name="T238">estándares</text:span><text:span text:style-name="T75"> UTF-8 y Latin-1 </text:span><text:span text:style-name="T78">son las codificaciones básicas admitidas para vectores de tipo carácter dentro de </text:span><text:span text:style-name="T318">R</text:span><text:span text:style-name="T75"> </text:span><text:span text:style-name="T80">y</text:span><text:span text:style-name="T78"> corresponden a las utilizadas en plataformas similares a Unix y a Windows, respectivamente. </text:span><text:span text:style-name="T236">Además de las codificaciones básicas, </text:span><text:span text:style-name="T316">R</text:span><text:span text:style-name="T238"> utiliza la etiqueta </text:span><text:span text:style-name="Source_20_Text"><text:span text:style-name="T186">"</text:span></text:span><text:span text:style-name="Source_20_Text"><text:span text:style-name="T187">unknown</text:span></text:span><text:span text:style-name="Source_20_Text"><text:span text:style-name="T186">"</text:span></text:span><text:span text:style-name="Source_20_Text"><text:span text:style-name="T237"> </text:span></text:span><text:span text:style-name="Source_20_Text"><text:span text:style-name="T244">(</text:span></text:span><text:span text:style-name="Source_20_Text"><text:span text:style-name="T333">"</text:span></text:span><text:span text:style-name="Source_20_Text"><text:span text:style-name="T324">desconocida</text:span></text:span><text:span text:style-name="Source_20_Text"><text:span text:style-name="T333">"</text:span></text:span><text:span text:style-name="Source_20_Text"><text:span text:style-name="T244">) </text:span></text:span><text:span text:style-name="T238">para identificar cadenas de texto compuestas solamente por caracteres ASCII.</text:span><text:span text:style-name="T239"> </text:span></text:p>
      <text:p text:style-name="P22"><text:span text:style-name="T248">Debido a que los códigos</text:span><text:span text:style-name="T240"> </text:span><text:span text:style-name="T248">de caracteres ASCII</text:span><text:span text:style-name="T240"> </text:span><text:span text:style-name="T248">son</text:span><text:span text:style-name="T240"> l</text:span><text:span text:style-name="T248">os</text:span><text:span text:style-name="T240"> mism</text:span><text:span text:style-name="T248">os</text:span><text:span text:style-name="T240"> </text:span><text:span text:style-name="T248">para </text:span><text:span text:style-name="T75">UTF-8 y Latin-1</text:span><text:span text:style-name="T240">, </text:span><text:span text:style-name="T248">se asume que un vector con estos caracteres </text:span><text:span text:style-name="T244">podría pertenecer originalmente a cualquiera de ellas</text:span><text:span text:style-name="T240">.</text:span><text:span text:style-name="T238"> </text:span><text:span text:style-name="T240">L</text:span><text:span text:style-name="T238">a etiqueta </text:span><text:span text:style-name="Source_20_Text"><text:span text:style-name="T186">"</text:span></text:span><text:span text:style-name="Source_20_Text"><text:span text:style-name="T187">bytes</text:span></text:span><text:span text:style-name="Source_20_Text"><text:span text:style-name="T186">"</text:span></text:span><text:span text:style-name="T238"> </text:span><text:span text:style-name="T240">se refiere a datos almacenados en</text:span><text:span text:style-name="T242"> formato binario, </text:span><text:span text:style-name="T241">es decir, </text:span><text:span text:style-name="T240">a </text:span><text:span text:style-name="T243">la </text:span><text:span text:style-name="T238">representa</text:span><text:span text:style-name="T243">ción de</text:span><text:span text:style-name="T238"> </text:span><text:span text:style-name="T283">bytes</text:span><text:span text:style-name="T238"> sin codificar. </text:span><text:span text:style-name="T236">S</text:span><text:span text:style-name="T75">i desea consultar la codificación bajo la cual está configurada </text:span><text:span text:style-name="T76">su</text:span><text:span text:style-name="T75"> sesión</text:span><text:span text:style-name="T77"> de</text:span><text:span text:style-name="T74"> </text:span><text:span text:style-name="T317">R</text:span><text:span text:style-name="T75"> </text:span><text:span text:style-name="T77">use</text:span><text:span text:style-name="T75"> la función </text:span><text:span text:style-name="T79">sobre información de localización:</text:span><text:span text:style-name="T75"> </text:span><text:span text:style-name="T342">l10n_info</text:span><text:span text:style-name="T194">()</text:span><text:span text:style-name="T101">, </text:span><text:span text:style-name="T102">que </text:span><text:span text:style-name="T107">devuelve</text:span><text:span text:style-name="T102"> una lista con valores lógicos </text:span><text:span text:style-name="T103">etiquetados con</text:span><text:span text:style-name="T104"> la</text:span><text:span text:style-name="T105"> codificación vigente </text:span><text:span text:style-name="T106">para</text:span><text:span text:style-name="T105"> </text:span><text:span text:style-name="T104">su</text:span><text:span text:style-name="T105"> sesión.</text:span></text:p>
      <text:p text:style-name="P20"><text:span text:style-name="Source_20_Text"><text:span text:style-name="T254">L</text:span></text:span><text:span text:style-name="Source_20_Text"><text:span text:style-name="T7">a</text:span></text:span><text:span text:style-name="Source_20_Text"><text:span text:style-name="T212"> asignación </text:span></text:span><text:span text:style-name="Source_20_Text"><text:span text:style-name="T224">de un</text:span></text:span><text:span text:style-name="Source_20_Text"><text:span text:style-name="T227">a</text:span></text:span><text:span text:style-name="Source_20_Text"><text:span text:style-name="T224"> codificación a un vector de cadena de </text:span></text:span><text:span text:style-name="Source_20_Text"><text:span text:style-name="T255">caracteres</text:span></text:span><text:span text:style-name="Source_20_Text"><text:span text:style-name="T224"> </text:span></text:span><text:span text:style-name="Source_20_Text"><text:span text:style-name="T229">se realiza</text:span></text:span><text:span text:style-name="Source_20_Text"><text:span text:style-name="T231">rá</text:span></text:span><text:span text:style-name="Source_20_Text"><text:span text:style-name="T229"> con la función </text:span></text:span><text:span text:style-name="Source_20_Text"><text:span text:style-name="T182">Encoding()</text:span></text:span><text:span text:style-name="Source_20_Text"><text:span text:style-name="T207"> </text:span></text:span><text:span text:style-name="Source_20_Text"><text:span text:style-name="T229">y a esta operación </text:span></text:span><text:span text:style-name="Source_20_Text"><text:span text:style-name="T212">también se </text:span></text:span><text:span text:style-name="Source_20_Text"><text:span text:style-name="T229">le</text:span></text:span><text:span text:style-name="Source_20_Text"><text:span text:style-name="T212"> </text:span></text:span><text:span text:style-name="Source_20_Text"><text:span text:style-name="T254">denomina</text:span></text:span><text:span text:style-name="Source_20_Text"><text:span text:style-name="T212"> </text:span></text:span><text:span text:style-name="Source_20_Text"><text:span text:style-name="T281">declaración</text:span></text:span><text:span text:style-name="Source_20_Text"><text:span text:style-name="T234"> </text:span></text:span><text:span text:style-name="Source_20_Text"><text:span text:style-name="T235">o </text:span></text:span><text:span text:style-name="Source_20_Text"><text:span text:style-name="T282">etiquetado</text:span></text:span><text:span text:style-name="Source_20_Text"><text:span text:style-name="T235">. </text:span></text:span><text:span text:style-name="T211">L</text:span><text:span text:style-name="T207">a función </text:span><text:span text:style-name="T182">Encoding()</text:span><text:span text:style-name="T207"> acepta</text:span><text:span text:style-name="T225">rá</text:span><text:span text:style-name="T207"> </text:span><text:span text:style-name="T229">las siguientes declaraciones</text:span><text:span text:style-name="T208">: </text:span><text:span text:style-name="T209"><text:s/></text:span><text:span text:style-name="Source_20_Text"><text:span text:style-name="T172">"</text:span></text:span><text:span text:style-name="T172">UTF-8</text:span><text:span text:style-name="Source_20_Text"><text:span text:style-name="T172">"</text:span></text:span><text:span text:style-name="T209">, </text:span><text:span text:style-name="Source_20_Text"><text:span text:style-name="T172">"</text:span></text:span><text:span text:style-name="T172">latin1</text:span><text:span text:style-name="Source_20_Text"><text:span text:style-name="T172">",</text:span></text:span><text:span text:style-name="T209"> </text:span><text:span text:style-name="Source_20_Text"><text:span text:style-name="T172">"</text:span></text:span><text:span text:style-name="T172">bytes</text:span><text:span text:style-name="Source_20_Text"><text:span text:style-name="T172">"</text:span></text:span><text:span text:style-name="Source_20_Text"><text:span text:style-name="T209"> </text:span></text:span><text:span text:style-name="Source_20_Text"><text:span text:style-name="T229">y </text:span></text:span><text:span text:style-name="Source_20_Text"><text:span text:style-name="T172">"</text:span></text:span><text:span text:style-name="Source_20_Text"><text:span text:style-name="T183">unknown</text:span></text:span><text:span text:style-name="Source_20_Text"><text:span text:style-name="T172">"</text:span></text:span><text:span text:style-name="Source_20_Text"><text:span text:style-name="T211">.</text:span></text:span><text:span text:style-name="T209"> </text:span><text:span text:style-name="T229">Es importante diferenciar que l</text:span><text:span text:style-name="Source_20_Text"><text:span text:style-name="T257">as cadenas </text:span></text:span><text:span text:style-name="Source_20_Text"><text:span text:style-name="T258">de texto</text:span></text:span><text:span text:style-name="Source_20_Text"><text:span text:style-name="T257"> </text:span></text:span><text:span text:style-name="Source_20_Text"><text:span text:style-name="T258">declaradas</text:span></text:span><text:span text:style-name="Source_20_Text"><text:span text:style-name="T257"> como </text:span></text:span><text:span text:style-name="Source_20_Text"><text:span text:style-name="T188">"bytes"</text:span></text:span><text:span text:style-name="Source_20_Text"><text:span text:style-name="T257"> están destinadas</text:span></text:span><text:span text:style-name="Source_20_Text"><text:span text:style-name="T258"> </text:span></text:span><text:span text:style-name="Source_20_Text"><text:span text:style-name="T270">a</text:span></text:span><text:span text:style-name="Source_20_Text"><text:span text:style-name="T259"> la </text:span></text:span><text:span text:style-name="Source_20_Text"><text:span text:style-name="T260">representa</text:span></text:span><text:span text:style-name="Source_20_Text"><text:span text:style-name="T259">ción</text:span></text:span><text:span text:style-name="Source_20_Text"><text:span text:style-name="T260"> directa</text:span></text:span><text:span text:style-name="Source_20_Text"><text:span text:style-name="T257"> </text:span></text:span><text:span text:style-name="Source_20_Text"><text:span text:style-name="T259">de</text:span></text:span><text:span text:style-name="Source_20_Text"><text:span text:style-name="T257"> </text:span></text:span><text:span text:style-name="Source_20_Text"><text:span text:style-name="T279">bytes</text:span></text:span><text:span text:style-name="Source_20_Text"><text:span text:style-name="T271"> </text:span></text:span><text:span text:style-name="Source_20_Text"><text:span text:style-name="T275">d</text:span></text:span><text:span text:style-name="Source_20_Text"><text:span text:style-name="T274">el</text:span></text:span><text:span text:style-name="Source_20_Text"><text:span text:style-name="T272"> sistema operativo, </text:span></text:span><text:span text:style-name="Source_20_Text"><text:span text:style-name="T273">no de código ASCII,</text:span></text:span><text:span text:style-name="Source_20_Text"><text:span text:style-name="T271"> y</text:span></text:span><text:span text:style-name="Source_20_Text"><text:span text:style-name="T257"> </text:span></text:span><text:span text:style-name="Source_20_Text"><text:span text:style-name="T260">no</text:span></text:span><text:span text:style-name="Source_20_Text"><text:span text:style-name="T257"> </text:span></text:span><text:span text:style-name="Source_20_Text"><text:span text:style-name="T260">pueden</text:span></text:span><text:span text:style-name="Source_20_Text"><text:span text:style-name="T261"> convertirse</text:span></text:span><text:span text:style-name="Source_20_Text"><text:span text:style-name="T257"> a </text:span></text:span><text:span text:style-name="Source_20_Text"><text:span text:style-name="T258">otra</text:span></text:span><text:span text:style-name="Source_20_Text"><text:span text:style-name="T257"> codificación de caracteres </text:span></text:span><text:span text:style-name="Source_20_Text"><text:span text:style-name="T258">dentro de </text:span></text:span><text:span text:style-name="Source_20_Text"><text:span text:style-name="T314">R</text:span></text:span><text:span text:style-name="Source_20_Text"><text:span text:style-name="T327">. </text:span></text:span><text:span text:style-name="Source_20_Text"><text:span text:style-name="T276">Si desea </text:span></text:span><text:span text:style-name="Source_20_Text"><text:span text:style-name="T277">guardar</text:span></text:span><text:span text:style-name="Source_20_Text"><text:span text:style-name="T257"> </text:span></text:span><text:span text:style-name="Source_20_Text"><text:span text:style-name="T261">cadenas de texto declaradas como </text:span></text:span><text:span text:style-name="Source_20_Text"><text:span text:style-name="T188">"bytes"</text:span></text:span><text:span text:style-name="Source_20_Text"><text:span text:style-name="T257"> en un archivo, </text:span></text:span><text:span text:style-name="Source_20_Text"><text:span text:style-name="T261">deberá seleccionar como verdadero el </text:span></text:span><text:span text:style-name="Source_20_Text"><text:span text:style-name="T258">argumento </text:span></text:span><text:span text:style-name="Source_20_Text"><text:span text:style-name="T261">de utilización de </text:span></text:span><text:span text:style-name="Source_20_Text"><text:span text:style-name="T280">bytes</text:span></text:span><text:span text:style-name="Source_20_Text"><text:span text:style-name="T261"> dentro de la función de escritura </text:span></text:span><text:span text:style-name="Source_20_Text"><text:span text:style-name="T269">que utilice</text:span></text:span><text:span text:style-name="Source_20_Text"><text:span text:style-name="T261">, como en</text:span></text:span><text:span text:style-name="Source_20_Text"><text:span text:style-name="T262"> </text:span></text:span><text:span text:style-name="Source_20_Text"><text:span text:style-name="T334">writeLines</text:span></text:span><text:span text:style-name="Source_20_Text"><text:span text:style-name="T189">(</text:span></text:span><text:span text:style-name="Source_20_Text"><text:span text:style-name="T190">useBytes = TRUE</text:span></text:span><text:span text:style-name="Source_20_Text"><text:span text:style-name="T189">)</text:span></text:span><text:span text:style-name="Source_20_Text"><text:span text:style-name="T257">.</text:span></text:span></text:p>
      <text:p text:style-name="P17"><text:span text:style-name="Source_20_Text"><text:span text:style-name="T263">L</text:span></text:span><text:span text:style-name="Source_20_Text"><text:span text:style-name="T264">a función </text:span></text:span><text:span text:style-name="Source_20_Text"><text:span text:style-name="T191">Encoding()</text:span></text:span><text:span text:style-name="Source_20_Text"><text:span text:style-name="T264"> también puede </text:span></text:span><text:span text:style-name="Source_20_Text"><text:span text:style-name="T267">utilizarse</text:span></text:span><text:span text:style-name="Source_20_Text"><text:span text:style-name="T264"> para </text:span></text:span><text:span text:style-name="Source_20_Text"><text:span text:style-name="T268">leer</text:span></text:span><text:span text:style-name="Source_20_Text"><text:span text:style-name="T264"> la codificación </text:span></text:span><text:span text:style-name="Source_20_Text"><text:span text:style-name="T267">declarada de</text:span></text:span><text:span text:style-name="Source_20_Text"><text:span text:style-name="T264"> </text:span></text:span><text:span text:style-name="Source_20_Text"><text:span text:style-name="T263">un</text:span></text:span><text:span text:style-name="Source_20_Text"><text:span text:style-name="T264"> vector </text:span></text:span><text:span text:style-name="Source_20_Text"><text:span text:style-name="T263">de tipo carácter. </text:span></text:span><text:span text:style-name="Source_20_Text"><text:span text:style-name="T265">La</text:span></text:span><text:span text:style-name="Source_20_Text"><text:span text:style-name="T266"> operación </text:span></text:span><text:span text:style-name="Source_20_Text"><text:span text:style-name="T265">de lectura</text:span></text:span><text:span text:style-name="Source_20_Text"><text:span text:style-name="T264"> devolverá un </text:span></text:span><text:span text:style-name="Source_20_Text"><text:span text:style-name="T263">texto con los</text:span></text:span><text:span text:style-name="Source_20_Text"><text:span text:style-name="T264"> valores </text:span></text:span><text:span text:style-name="Source_20_Text"><text:span text:style-name="T173">"UTF-8"</text:span></text:span><text:span text:style-name="Source_20_Text"><text:span text:style-name="T210">, </text:span></text:span><text:span text:style-name="Source_20_Text"><text:span text:style-name="T173">"latin1"</text:span></text:span><text:span text:style-name="Source_20_Text"><text:span text:style-name="T210">,</text:span></text:span><text:span text:style-name="Source_20_Text"><text:span text:style-name="T264"> </text:span></text:span><text:span text:style-name="Source_20_Text"><text:span text:style-name="T173">"bytes"</text:span></text:span><text:span text:style-name="Source_20_Text"><text:span text:style-name="T210"> </text:span></text:span><text:span text:style-name="Source_20_Text"><text:span text:style-name="T264">o </text:span></text:span><text:span text:style-name="Source_20_Text"><text:span text:style-name="T173">"unknown"</text:span></text:span><text:span text:style-name="Source_20_Text"><text:span text:style-name="T44">. </text:span></text:span><text:span text:style-name="Source_20_Text"><text:span text:style-name="T68">E</text:span></text:span><text:span text:style-name="Source_20_Text"><text:span text:style-name="T44">st</text:span></text:span><text:span text:style-name="Source_20_Text"><text:span text:style-name="T45">e</text:span></text:span><text:span text:style-name="Source_20_Text"><text:span text:style-name="T44"> últim</text:span></text:span><text:span text:style-name="Source_20_Text"><text:span text:style-name="T45">o valor</text:span></text:span><text:span text:style-name="Source_20_Text"><text:span text:style-name="T44"> </text:span></text:span><text:span text:style-name="Source_20_Text"><text:span text:style-name="T89">será</text:span></text:span><text:span text:style-name="Source_20_Text"><text:span text:style-name="T45"> devuelto</text:span></text:span><text:span text:style-name="Source_20_Text"><text:span text:style-name="T46"> para </text:span></text:span><text:span text:style-name="Source_20_Text"><text:span text:style-name="T45">aquellos </text:span></text:span><text:span text:style-name="Source_20_Text"><text:span text:style-name="T46">vectores </text:span></text:span><text:span text:style-name="Source_20_Text"><text:span text:style-name="T45">que estén </text:span></text:span><text:span text:style-name="Source_20_Text"><text:span text:style-name="T47">compuestos solo por </text:span></text:span><text:span text:style-name="Source_20_Text"><text:span text:style-name="T46">caracteres </text:span></text:span><text:span text:style-name="Source_20_Text"><text:span text:style-name="T81">de</text:span></text:span><text:span text:style-name="Source_20_Text"><text:span text:style-name="T82">l estándar</text:span></text:span><text:span text:style-name="Source_20_Text"><text:span text:style-name="T83"> ASCII, </text:span></text:span><text:span text:style-name="Source_20_Text"><text:span text:style-name="T81">los cuales</text:span></text:span><text:span text:style-name="Source_20_Text"><text:span text:style-name="T83"> serán </text:span></text:span><text:span text:style-name="Source_20_Text"><text:span text:style-name="T90">etiquetados</text:span></text:span><text:span text:style-name="Source_20_Text"><text:span text:style-name="T83"> con </text:span></text:span><text:span text:style-name="Source_20_Text"><text:span text:style-name="T90">el texto </text:span></text:span><text:span text:style-name="Source_20_Text"><text:span text:style-name="T173">"unknown"</text:span></text:span><text:span text:style-name="Source_20_Text"><text:span text:style-name="T210"> </text:span></text:span><text:span text:style-name="Source_20_Text"><text:span text:style-name="T219">ya que </text:span></text:span><text:span text:style-name="Source_20_Text"><text:span text:style-name="T83">su representación es la misma </text:span></text:span><text:span text:style-name="Source_20_Text"><text:span text:style-name="T84">para </text:span></text:span><text:span text:style-name="Source_20_Text"><text:span text:style-name="T99">los casos</text:span></text:span><text:span text:style-name="Source_20_Text"><text:span text:style-name="T83"> </text:span></text:span><text:span text:style-name="Source_20_Text"><text:span text:style-name="T185">"UTF-8"</text:span></text:span><text:span text:style-name="Source_20_Text"><text:span text:style-name="T232">, </text:span></text:span><text:span text:style-name="Source_20_Text"><text:span text:style-name="T185">"latin1"</text:span></text:span><text:span text:style-name="Source_20_Text"><text:span text:style-name="T232"> </text:span></text:span><text:span text:style-name="Source_20_Text"><text:span text:style-name="T233">y</text:span></text:span><text:span text:style-name="Source_20_Text"><text:span text:style-name="T278"> </text:span></text:span><text:span text:style-name="Source_20_Text"><text:span text:style-name="T185">"bytes"</text:span></text:span><text:span text:style-name="Source_20_Text"><text:span text:style-name="T250">.</text:span></text:span><text:span text:style-name="Source_20_Text"><text:span text:style-name="T223"> E</text:span></text:span><text:span text:style-name="Source_20_Text"><text:span text:style-name="T85">l </text:span></text:span><text:span text:style-name="Source_20_Text"><text:span text:style-name="T196">valor</text:span></text:span><text:span text:style-name="Source_20_Text"><text:span text:style-name="T85"> </text:span></text:span><text:span text:style-name="Source_20_Text"><text:span text:style-name="T92">asignado en</text:span></text:span><text:span text:style-name="Source_20_Text"><text:span text:style-name="T85"> </text:span></text:span><text:span text:style-name="Source_20_Text"><text:span text:style-name="T82">una</text:span></text:span><text:span text:style-name="Source_20_Text"><text:span text:style-name="T48"> declaración </text:span></text:span><text:span text:style-name="Source_20_Text"><text:span text:style-name="T69">de codificación</text:span></text:span><text:span text:style-name="Source_20_Text"><text:span text:style-name="T48"> </text:span></text:span><text:span text:style-name="Source_20_Text"><text:span text:style-name="T92">será</text:span></text:span><text:span text:style-name="Source_20_Text"><text:span text:style-name="T48"> reutilizado </text:span></text:span><text:span text:style-name="Source_20_Text"><text:span text:style-name="T52">por otras funciones</text:span></text:span><text:span text:style-name="Source_20_Text"><text:span text:style-name="T48"> conforme </text:span></text:span><text:span text:style-name="Source_20_Text"><text:span text:style-name="T86">se</text:span></text:span><text:span text:style-name="Source_20_Text"><text:span text:style-name="T90">a requerido</text:span></text:span><text:span text:style-name="Source_20_Text"><text:span text:style-name="T48"> y </text:span></text:span><text:span text:style-name="Source_20_Text"><text:span text:style-name="T49">los </text:span></text:span><text:soft-page-break/><text:span text:style-name="Source_20_Text"><text:span text:style-name="T49">valores de declaración no reconocidos </text:span></text:span><text:span text:style-name="Source_20_Text"><text:span text:style-name="T87">serán</text:span></text:span><text:span text:style-name="Source_20_Text"><text:span text:style-name="T49"> </text:span></text:span><text:span text:style-name="Source_20_Text"><text:span text:style-name="T91">etiquetados con la</text:span></text:span><text:span text:style-name="Source_20_Text"><text:span text:style-name="T49"> codificación desconocida (</text:span></text:span><text:span text:style-name="Source_20_Text"><text:span text:style-name="T173">"unknown"</text:span></text:span><text:span text:style-name="Source_20_Text"><text:span text:style-name="T49">) sin </text:span></text:span><text:span text:style-name="Source_20_Text"><text:span text:style-name="T90">advertirle</text:span></text:span><text:span text:style-name="Source_20_Text"><text:span text:style-name="T49"> a la usuaria</text:span></text:span><text:span text:style-name="Source_20_Text"><text:span text:style-name="T88">.</text:span></text:span></text:p>
      <text:p text:style-name="P18"><text:span text:style-name="Source_20_Text"><text:span text:style-name="T295">enc2native</text:span></text:span><text:span text:style-name="Source_20_Text"><text:span text:style-name="T296">()</text:span></text:span><text:span text:style-name="Source_20_Text"><text:span text:style-name="T88"> </text:span></text:span><text:span text:style-name="Source_20_Text"><text:span text:style-name="T98">y</text:span></text:span><text:span text:style-name="Source_20_Text"><text:span text:style-name="T88"> </text:span></text:span><text:span text:style-name="Source_20_Text"><text:span text:style-name="T295">enc2utf8</text:span></text:span><text:span text:style-name="Source_20_Text"><text:span text:style-name="T296">()</text:span></text:span><text:span text:style-name="Source_20_Text"><text:span text:style-name="T210"> </text:span></text:span><text:span text:style-name="Source_20_Text"><text:span text:style-name="T226">conv</text:span></text:span><text:span text:style-name="Source_20_Text"><text:span text:style-name="T228">ertirán</text:span></text:span><text:span text:style-name="Source_20_Text"><text:span text:style-name="T226"> a los elementos de un vector de caracteres a la codificación local o a UTF-8, respectivamente, teniendo en cuenta cualquier codificación previamente etiquetada. Son funciones primitivas diseñadas para realizar un copiado mínimo de información</text:span></text:span></text:p>
      <text:p text:style-name="P21"><text:span text:style-name="T53">Además de la asignación explícita, existen otras maneras de declarar la codificación de cadenas de caracteres, aunque éstas han cambiado a medida que </text:span><text:span text:style-name="T315">R</text:span><text:span text:style-name="T53"> ha evolucionado. Las funciones </text:span><text:span text:style-name="T335">scan</text:span><text:span text:style-name="T174">()</text:span><text:span text:style-name="T53">, </text:span><text:span text:style-name="T335">read.table</text:span><text:span text:style-name="T174">()</text:span><text:span text:style-name="T53">, </text:span><text:span text:style-name="T335">readLines</text:span><text:span text:style-name="T174">()</text:span><text:span text:style-name="T53"> y </text:span><text:span text:style-name="T335">parse</text:span><text:span text:style-name="T174">()</text:span><text:span text:style-name="T53"> tienen un argumento </text:span><text:span text:style-name="T174">encoding</text:span><text:span text:style-name="T53"> para declarar codificaciones. También, la función </text:span><text:span text:style-name="T335">iconv</text:span><text:span text:style-name="T174">()</text:span><text:span text:style-name="T53"> declara</text:span><text:span text:style-name="T54">rá</text:span><text:span text:style-name="T53"> </text:span><text:span text:style-name="T55">las</text:span><text:span text:style-name="T53"> codificaciones </text:span><text:span text:style-name="T56">con el argumento </text:span><text:span text:style-name="T175">to</text:span><text:span text:style-name="T214"> (hacia). </text:span><text:span text:style-name="T215">L</text:span><text:span text:style-name="T214">a entrada</text:span><text:span text:style-name="T216"> </text:span><text:span text:style-name="T215">de información</text:span><text:span text:style-name="T214"> </text:span><text:span text:style-name="T216">en</text:span><text:span text:style-name="T214"> la consola </text:span><text:span text:style-name="T213">también </text:span><text:span text:style-name="T215">será</text:span><text:span text:style-name="T213"> declarada </text:span><text:span text:style-name="T215">con</text:span><text:span text:style-name="T213"> alguna codificación</text:span><text:span text:style-name="T214"> </text:span><text:span text:style-name="T216">para</text:span><text:span text:style-name="T214"> las configuraciones regionales que </text:span><text:span text:style-name="T213">las acepten</text:span><text:span text:style-name="T214">. </text:span><text:span text:style-name="T336">i</text:span><text:span text:style-name="T335">ntToUtf8</text:span><text:span text:style-name="T357">()</text:span><text:span text:style-name="T217"> </text:span><text:span text:style-name="T56">dev</text:span><text:span text:style-name="T55">olverá,</text:span><text:span text:style-name="T56"> </text:span><text:span text:style-name="T72">en una sola cadena de texto, la codificación en </text:span><text:span text:style-name="Source_20_Text"><text:span text:style-name="T175">"UTF-8"</text:span></text:span><text:span text:style-name="T72"> de los valores enteros aportados</text:span><text:span text:style-name="Source_20_Text"><text:span text:style-name="T214">. </text:span></text:span><text:span text:style-name="Source_20_Text"><text:span text:style-name="T230">En cambio, </text:span></text:span><text:span text:style-name="Source_20_Text"><text:span text:style-name="T341">utf8ToInt</text:span></text:span><text:span text:style-name="Source_20_Text"><text:span text:style-name="T184">()</text:span></text:span><text:span text:style-name="Source_20_Text"><text:span text:style-name="T214"> </text:span></text:span><text:span text:style-name="Source_20_Text"><text:span text:style-name="T230">devolverá valores enteros a partir de una cadena de caracteres con códigos de UTF-8. </text:span></text:span><text:span text:style-name="Source_20_Text"><text:span text:style-name="T213">L</text:span></text:span><text:span text:style-name="Source_20_Text"><text:span text:style-name="T56">as </text:span></text:span><text:span text:style-name="Source_20_Text"><text:span text:style-name="T93">funciones que abren conexiones </text:span></text:span><text:span text:style-name="Source_20_Text"><text:span text:style-name="T100">de</text:span></text:span><text:span text:style-name="Source_20_Text"><text:span text:style-name="T56"> salida de texto </text:span></text:span><text:span text:style-name="Source_20_Text"><text:span text:style-name="T294">—</text:span></text:span><text:span text:style-name="Source_20_Text"><text:span text:style-name="T53">vé</text:span></text:span><text:span text:style-name="Source_20_Text"><text:span text:style-name="T55">ase</text:span></text:span><text:span text:style-name="Source_20_Text"><text:span text:style-name="T53"> </text:span></text:span><text:span text:style-name="Source_20_Text"><text:span text:style-name="T335">textConnection</text:span></text:span><text:span text:style-name="Source_20_Text"><text:span text:style-name="T358">()</text:span></text:span><text:span text:style-name="Source_20_Text"><text:span text:style-name="T364">— </text:span></text:span><text:span text:style-name="Source_20_Text"><text:span text:style-name="T352">serán</text:span></text:span><text:span text:style-name="Source_20_Text"><text:span text:style-name="T353"> </text:span></text:span><text:span text:style-name="Source_20_Text"><text:span text:style-name="T93">etiquetadas</text:span></text:span><text:span text:style-name="Source_20_Text"><text:span text:style-name="T56"> si son ejecutadas en una configuración regional que </text:span></text:span><text:span text:style-name="Source_20_Text"><text:span text:style-name="T84">las acepte</text:span></text:span><text:span text:style-name="Source_20_Text"><text:span text:style-name="T56">. </text:span></text:span><text:span text:style-name="Source_20_Text"><text:span text:style-name="T53">En algunas circunstancias </text:span></text:span><text:span text:style-name="Source_20_Text"><text:span text:style-name="T56">la función</text:span></text:span><text:span text:style-name="Source_20_Text"><text:span text:style-name="T214"> </text:span></text:span><text:span text:style-name="Source_20_Text"><text:span text:style-name="T337">source</text:span></text:span><text:span text:style-name="Source_20_Text"><text:span text:style-name="T176">()</text:span></text:span><text:span text:style-name="Source_20_Text"><text:span text:style-name="T218"> </text:span></text:span><text:span text:style-name="Source_20_Text"><text:span text:style-name="T251">podría aceptar </text:span></text:span><text:span text:style-name="Source_20_Text"><text:span text:style-name="T253">declarar</text:span></text:span><text:span text:style-name="Source_20_Text"><text:span text:style-name="T252"> la codificación </text:span></text:span><text:span text:style-name="Source_20_Text"><text:span text:style-name="T253">por medio del argumento </text:span></text:span><text:span text:style-name="Source_20_Text"><text:span text:style-name="T192">encoding</text:span></text:span><text:span text:style-name="Source_20_Text"><text:span text:style-name="T251"> </text:span></text:span><text:span text:style-name="Source_20_Text"><text:span text:style-name="T253">para</text:span></text:span><text:span text:style-name="Source_20_Text"><text:span text:style-name="T251"> </text:span></text:span><text:span text:style-name="Source_20_Text"><text:span text:style-name="T252">las cadenas </text:span></text:span><text:span text:style-name="Source_20_Text"><text:span text:style-name="T253">que devuelve</text:span></text:span><text:span text:style-name="Source_20_Text"><text:span text:style-name="T252">.</text:span></text:span><text:span text:style-name="Source_20_Text"><text:span text:style-name="T53"> </text:span></text:span></text:p>
      <text:p text:style-name="P15"><text:span text:style-name="T50">En general, l</text:span><text:span text:style-name="T57">a mayoría de las funciones de manejo de caracteres </text:span><text:span text:style-name="T58">devolverán cadenas de texto </text:span><text:span text:style-name="T59">con </text:span><text:span text:style-name="T70">una </text:span><text:span text:style-name="T59">codificación declarada</text:span><text:span text:style-name="T58"> si </text:span><text:span text:style-name="T65">el valor de entrada</text:span><text:span text:style-name="T58"> correspondiente </text:span><text:span text:style-name="T59">también fue </text:span><text:span text:style-name="T65">etiquetado </text:span><text:span text:style-name="T70">previamente</text:span><text:span text:style-name="T57">. Estas funciones incluyen a </text:span><text:span text:style-name="T338">chartr</text:span><text:span text:style-name="T177">()</text:span><text:span text:style-name="T57">, </text:span><text:span text:style-name="T338">strsplit</text:span><text:span text:style-name="T177">()</text:span><text:span text:style-name="T57"> de la forma </text:span><text:span text:style-name="T338">strsplit</text:span><text:span text:style-name="T177">(useBytes = FALSE)</text:span><text:span text:style-name="T57">, </text:span><text:span text:style-name="T338">tolower</text:span><text:span text:style-name="T177">()</text:span><text:span text:style-name="T57"> y </text:span><text:span text:style-name="T338">toupper</text:span><text:span text:style-name="T177">()</text:span><text:span text:style-name="T57">, así como </text:span><text:span text:style-name="T338">sub</text:span><text:span text:style-name="T177">(useBytes = FALSE)</text:span><text:span text:style-name="T57"> y </text:span><text:span text:style-name="T338">gsub</text:span><text:span text:style-name="T177">(useBytes = FALSE)</text:span><text:span text:style-name="T57">. Advierta que estas funciones no preservan la codificación </text:span><text:span text:style-name="T59">declarada de los valores de</text:span><text:span text:style-name="T57"> entrada, pero </text:span><text:span text:style-name="T65">en caso de recibir alguna</text:span><text:span text:style-name="T57"> qu</text:span><text:span text:style-name="T58">e</text:span><text:span text:style-name="T57"> pueda ser recodificada de manera exitosa, </text:span><text:span text:style-name="T58">ya sea</text:span><text:span text:style-name="T57"> a la codificación actual </text:span><text:span text:style-name="T50">de su sistema</text:span><text:span text:style-name="T57"> o a UTF-8, </text:span><text:span text:style-name="T70">la devolverán también para el</text:span><text:span text:style-name="T57"> valor </text:span><text:span text:style-name="T58">de salida.</text:span></text:p>
      <text:p text:style-name="P16"><text:span text:style-name="T50">En particular, </text:span><text:span text:style-name="T339">substr</text:span><text:span text:style-name="T359">()</text:span><text:span text:style-name="T50"> preserva</text:span><text:span text:style-name="T61">rá</text:span><text:span text:style-name="T50"> la codificación </text:span><text:span text:style-name="T66">declarada</text:span><text:span text:style-name="T50"> </text:span><text:span text:style-name="T60">mientras </text:span><text:span text:style-name="T220">que</text:span><text:span text:style-name="T221"> </text:span><text:a xlink:type="simple" xlink:href="http://127.0.0.1:33450/help/library/base/help/chartr" text:style-name="Internet_20_link" text:visited-style-name="Visited_20_Internet_20_Link"><text:span text:style-name="Source_20_Text"><text:span text:style-name="T344">chartr</text:span></text:span></text:a><text:span text:style-name="Source_20_Text"><text:span text:style-name="T359">()</text:span></text:span><text:span text:style-name="T221">, </text:span><text:a xlink:type="simple" xlink:href="http://127.0.0.1:33450/help/library/base/help/tolower" text:style-name="Internet_20_link" text:visited-style-name="Visited_20_Internet_20_Link"><text:span text:style-name="Source_20_Text"><text:span text:style-name="T432">tolower</text:span></text:span></text:a><text:span text:style-name="Source_20_Text"><text:span text:style-name="T431">()</text:span></text:span><text:span text:style-name="Source_20_Text"><text:span text:style-name="T313"> </text:span></text:span><text:span text:style-name="Source_20_Text"><text:span text:style-name="T220">y</text:span></text:span><text:span text:style-name="T221"> </text:span><text:a xlink:type="simple" xlink:href="http://127.0.0.1:33450/help/library/base/help/toupper" text:style-name="Internet_20_link" text:visited-style-name="Visited_20_Internet_20_Link"><text:span text:style-name="Source_20_Text"><text:span text:style-name="T432">toupper</text:span></text:span></text:a><text:span text:style-name="Source_20_Text"><text:span text:style-name="T431">()</text:span></text:span><text:span text:style-name="Source_20_Text"><text:span text:style-name="T312"> </text:span></text:span><text:span text:style-name="T50">preservarán al estándar UTF-8 en aquellos sistemas </text:span><text:span text:style-name="T66">que cuenten</text:span><text:span text:style-name="T50"> con </text:span><text:span text:style-name="T66">la característica de </text:span><text:span text:style-name="T50">soporte amplio para los caracteres Unicode. </text:span><text:span text:style-name="T66">Para consultar </text:span><text:span text:style-name="T67">su disponibilidad</text:span><text:span text:style-name="T66">, recurra a la función </text:span><text:span text:style-name="T340">l10n_info</text:span><text:span text:style-name="T181">()</text:span><text:span text:style-name="T66">.</text:span></text:p>
      <text:p text:style-name="P19"><text:span text:style-name="T339">paste</text:span><text:span text:style-name="T179">()</text:span><text:span text:style-name="T50"> y </text:span><text:span text:style-name="T339">sprintf</text:span><text:span text:style-name="T179">()</text:span><text:span text:style-name="T50"> dev</text:span><text:span text:style-name="T61">olverán</text:span><text:span text:style-name="T50"> elementos </text:span><text:span text:style-name="T61">etiquetados</text:span><text:span text:style-name="T50"> como </text:span><text:span text:style-name="T108">bytes</text:span><text:span text:style-name="T50"> si algun</text:span><text:span text:style-name="T61">o</text:span><text:span text:style-name="T50"> de l</text:span><text:span text:style-name="T61">os valores de</text:span><text:span text:style-name="T50"> entrada correspondientes fue </text:span><text:span text:style-name="T61">previamente</text:span><text:span text:style-name="T50"> </text:span><text:span text:style-name="T61">etiquetado</text:span><text:span text:style-name="T50"> como </text:span><text:span text:style-name="T108">bytes; </text:span><text:span text:style-name="T50">de otra manera devolverán elementos declarados como UTF-8 si algun</text:span><text:span text:style-name="T61">o de los valores de</text:span><text:span text:style-name="T50"> entrada fue </text:span><text:span text:style-name="T61">etiquetado previamente</text:span><text:span text:style-name="T50"> como UTF-8.</text:span></text:p>
      <text:p text:style-name="P16"><text:span text:style-name="Source_20_Text"><text:span text:style-name="T354">Todas las funciones </text:span></text:span><text:a xlink:type="simple" xlink:href="http://127.0.0.1:33450/help/library/base/help/match" text:style-name="Internet_20_link" text:visited-style-name="Visited_20_Internet_20_Link"><text:span text:style-name="Source_20_Text"><text:span text:style-name="T343">match</text:span></text:span></text:a><text:span text:style-name="Source_20_Text"><text:span text:style-name="T360">()</text:span></text:span><text:span text:style-name="T43">, </text:span><text:a xlink:type="simple" xlink:href="http://127.0.0.1:33450/help/library/base/help/pmatch" text:style-name="Internet_20_link" text:visited-style-name="Visited_20_Internet_20_Link"><text:span text:style-name="Source_20_Text"><text:span text:style-name="T343">pmatch</text:span></text:span></text:a><text:span text:style-name="Source_20_Text"><text:span text:style-name="T360">()</text:span></text:span><text:span text:style-name="T43">, </text:span><text:a xlink:type="simple" xlink:href="http://127.0.0.1:33450/help/library/base/help/charmatch" text:style-name="Internet_20_link" text:visited-style-name="Visited_20_Internet_20_Link"><text:span text:style-name="Source_20_Text"><text:span text:style-name="T343">charmatch</text:span></text:span></text:a><text:span text:style-name="Source_20_Text"><text:span text:style-name="T360">()</text:span></text:span><text:span text:style-name="T43">, </text:span><text:a xlink:type="simple" xlink:href="http://127.0.0.1:33450/help/library/base/help/duplicated" text:style-name="Internet_20_link" text:visited-style-name="Visited_20_Internet_20_Link"><text:span text:style-name="Source_20_Text"><text:span text:style-name="T425">duplicated</text:span></text:span></text:a><text:span text:style-name="Source_20_Text"><text:span text:style-name="T440">()</text:span></text:span><text:span text:style-name="Source_20_Text"><text:span text:style-name="T311"> </text:span></text:span><text:span text:style-name="Source_20_Text"><text:span text:style-name="T50">y</text:span></text:span><text:span text:style-name="T346"> </text:span><text:a xlink:type="simple" xlink:href="http://127.0.0.1:33450/help/library/base/help/unique" text:style-name="Internet_20_link" text:visited-style-name="Visited_20_Internet_20_Link"><text:span text:style-name="Source_20_Text"><text:span text:style-name="T343">unique</text:span></text:span></text:a><text:span text:style-name="Source_20_Text"><text:span text:style-name="T360">()</text:span></text:span><text:span text:style-name="Source_20_Text"><text:span text:style-name="T43"> </text:span></text:span><text:span text:style-name="Source_20_Text"><text:span text:style-name="T50">realiza</text:span></text:span><text:span text:style-name="Source_20_Text"><text:span text:style-name="T71">rá</text:span></text:span><text:span text:style-name="Source_20_Text"><text:span text:style-name="T50">n el cotejo en el estándar UTF-8 si alguno de los elementos </text:span></text:span><text:span text:style-name="Source_20_Text"><text:span text:style-name="T97">fue</text:span></text:span><text:span text:style-name="Source_20_Text"><text:span text:style-name="T50"> </text:span></text:span><text:span text:style-name="Source_20_Text"><text:span text:style-name="T95">etiquetado</text:span></text:span><text:span text:style-name="Source_20_Text"><text:span text:style-name="T50"> </text:span></text:span><text:span text:style-name="Source_20_Text"><text:span text:style-name="T62">previamente </text:span></text:span><text:span text:style-name="Source_20_Text"><text:span text:style-name="T50">como UTF-8.</text:span></text:span></text:p>
      <text:p text:style-name="P8"><text:span text:style-name="T442">Existe cierta ambigüedad en cuanto a lo que se entiende por una configuración regional Latin-1, ya que algunos sistemas operativos (especialmente </text:span><text:span text:style-name="T443">las versiones menos recientes de </text:span><text:span text:style-name="T442">Windows) </text:span><text:span text:style-name="T443">colocan otros valores en las</text:span><text:span text:style-name="T442"> posiciones </text:span><text:span text:style-name="T443">destinadas a</text:span><text:span text:style-name="T442"> los caracteres de control en el conjunto de caracteres ISO 8859-1. La forma en que se interpreta</text:span><text:span text:style-name="T443">rán</text:span><text:span text:style-name="T442"> estos caracteres depende</text:span><text:span text:style-name="T443">rá</text:span><text:span text:style-name="T442"> del sistema </text:span><text:span text:style-name="T443">operativo</text:span><text:span text:style-name="T442">, pero </text:span><text:soft-page-break/><text:span text:style-name="T442">a partir de la versión 3.5.0 </text:span><text:span text:style-name="T443">de R</text:span><text:span text:style-name="T442">, </text:span><text:span text:style-name="T443">en caso de que sea posible</text:span><text:span text:style-name="T442">, se </text:span><text:span text:style-name="T443">usará</text:span><text:span text:style-name="T442"> la página de códigos de Windows 1252 (que Microsoft llama "Windows Latin 1 (ANSI)") al convertir a, </text:span><text:span text:style-name="T443">por ejemplo,</text:span><text:span text:style-name="T442"> UTF-8.</text:span> </text:p>
      <text:h text:style-name="P37" text:outline-level="2"><text:bookmark-start text:name="__RefHeading___Toc1896_3169249959"/><text:span text:style-name="T417">5. </text:span>Val<text:span text:style-name="T417">or devuelto</text:span><text:bookmark-end text:name="__RefHeading___Toc1896_3169249959"/></text:h>
      <text:p text:style-name="P9">Un vector de caracteres con información sobre el estándar de codificación asociado al vector de texto. <text:span text:style-name="T437">Los valores posibles son: </text:span><text:span text:style-name="Source_20_Text"><text:span text:style-name="T4">"UTF-8"</text:span></text:span><text:span text:style-name="Source_20_Text"><text:span text:style-name="T10">, </text:span></text:span><text:span text:style-name="Source_20_Text"><text:span text:style-name="T4">"latin1"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4">"bytes"</text:span></text:span><text:span text:style-name="Source_20_Text"><text:span text:style-name="T10"> </text:span></text:span><text:span text:style-name="Source_20_Text"><text:span text:style-name="T11">o </text:span></text:span><text:span text:style-name="Source_20_Text"><text:span text:style-name="T4">"unknown"</text:span></text:span><text:span text:style-name="Source_20_Text"><text:span text:style-name="T10">.</text:span></text:span></text:p>
      <text:p text:style-name="P23"><text:span text:style-name="T63">En el caso de la </text:span><text:span text:style-name="T43">función </text:span><text:span text:style-name="Source_20_Text"><text:span text:style-name="T193">enc2utf8</text:span></text:span><text:span text:style-name="Source_20_Text"><text:span text:style-name="T178">()</text:span></text:span><text:span text:style-name="Source_20_Text"><text:span text:style-name="T43"> las codificaciones siempre est</text:span></text:span><text:span text:style-name="Source_20_Text"><text:span text:style-name="T64">arán</text:span></text:span><text:span text:style-name="Source_20_Text"><text:span text:style-name="T43"> </text:span></text:span><text:span text:style-name="Source_20_Text"><text:span text:style-name="T94">etiquetadas </text:span></text:span><text:span text:style-name="Source_20_Text"><text:span text:style-name="T96">y</text:span></text:span><text:span text:style-name="Source_20_Text"><text:span text:style-name="T43"> </text:span></text:span><text:span text:style-name="Source_20_Text"><text:span text:style-name="T96">lo estarán</text:span></text:span><text:span text:style-name="Source_20_Text"><text:span text:style-name="T43"> para </text:span></text:span><text:span text:style-name="Source_20_Text"><text:span text:style-name="T180">enc2native()</text:span></text:span><text:span text:style-name="Source_20_Text"><text:span text:style-name="T222"> en las </text:span></text:span><text:span text:style-name="Source_20_Text"><text:span text:style-name="T43">configuraciones regionales </text:span></text:span><text:span text:style-name="Source_20_Text"><text:span text:style-name="T96">de</text:span></text:span><text:span text:style-name="Source_20_Text"><text:span text:style-name="T43"> UTF-8 y Latin-1.</text:span></text:span></text:p>
      <text:h text:style-name="P32" text:outline-level="2"><text:bookmark-start text:name="__RefHeading___Toc14350_3294768867"/><text:span text:style-name="T452">6</text:span><text:span text:style-name="T417">. </text:span><text:span text:style-name="T456">Historia </text:span><text:span text:style-name="T462">y</text:span><text:span text:style-name="T456"> definición</text:span><text:span text:style-name="T455"> </text:span><text:span text:style-name="T461">de </text:span><text:span text:style-name="T462">la</text:span><text:span text:style-name="T455"> codificación de caracteres</text:span><text:bookmark-end text:name="__RefHeading___Toc14350_3294768867"/></text:h>
      <text:p text:style-name="P11"><text:span text:style-name="T407">F</text:span><text:span text:style-name="T392">undamentalmente, </text:span><text:span text:style-name="T438">l</text:span><text:span text:style-name="T439">as computadoras</text:span><text:span text:style-name="T385"> almacenan </text:span><text:span text:style-name="T392">información </text:span><text:span text:style-name="T421">como</text:span><text:span text:style-name="T392"> números. Cuando un ordenador almacena </text:span><text:span text:style-name="T419">cualquier</text:span><text:span text:style-name="T392"> texto</text:span><text:span text:style-name="T385"> </text:span><text:span text:style-name="T393">—</text:span><text:span text:style-name="T394">que puede contener letras del alfabeto, </text:span><text:span text:style-name="T395">signos de puntuación, </text:span><text:span text:style-name="T385">caracteres </text:span><text:span text:style-name="T402">especiales, números </text:span><text:span text:style-name="T429">convencionales</text:span><text:span text:style-name="T402">, etcétera</text:span><text:span text:style-name="T393">— </text:span><text:span text:style-name="T396">el sistema operativo asigna</text:span><text:span text:style-name="T385"> un código numérico</text:span><text:span text:style-name="T389"> </text:span><text:span text:style-name="T385">a cada </text:span><text:span text:style-name="T389">símbolo </text:span><text:span text:style-name="T444">que vemos en pantalla</text:span><text:span text:style-name="T385">. </text:span><text:span text:style-name="T452">L</text:span><text:span text:style-name="T439">a</text:span><text:span text:style-name="T435"> asociación de un conjunto</text:span><text:span text:style-name="T417"> de códigos numéricos </text:span><text:span text:style-name="T435">a otro </text:span><text:span text:style-name="T417">conjunto de</text:span><text:span text:style-name="T418"> </text:span><text:span text:style-name="T444">símbolos o signos</text:span><text:span text:style-name="T419"> de</text:span><text:span text:style-name="T421">l lenguaje escrito</text:span><text:span text:style-name="T429"> </text:span><text:span text:style-name="T435">se denomina</text:span><text:span text:style-name="T417"> codificación de caracteres</text:span><text:span text:style-name="T421">. Estos signos </text:span><text:span text:style-name="T445">podrán</text:span><text:span text:style-name="T419"> ser </text:span><text:span text:style-name="T422">leídos</text:span><text:span text:style-name="T421"> directamente </text:span><text:span text:style-name="T434">por las personas</text:span><text:span text:style-name="T419"> </text:span><text:span text:style-name="T421">sin necesidad de </text:span><text:span text:style-name="T422">otro intérprete</text:span><text:span text:style-name="T419">.</text:span><text:span text:style-name="T385"> </text:span></text:p>
      <text:p text:style-name="P11"><text:span text:style-name="T422">De esta forma, la</text:span> <text:span text:style-name="T433">des</text:span>codificación de caracteres es el <text:span text:style-name="T435">procedimiento</text:span><text:span text:style-name="T382"> </text:span>que permite <text:span text:style-name="T413">a </text:span><text:span text:style-name="T419">los</text:span><text:span text:style-name="T413"> programa</text:span><text:span text:style-name="T419">s </text:span><text:span text:style-name="T429">y sistemas operativos</text:span> <text:span text:style-name="T386">recuperar</text:span> <text:span text:style-name="T402">la información </text:span><text:span text:style-name="T444">como un conjunto de símbolos o signos inteligibles desde su</text:span><text:span text:style-name="T402"> </text:span><text:span text:style-name="T422">almacena</text:span><text:span text:style-name="T444">miento</text:span><text:span text:style-name="T422"> </text:span><text:span text:style-name="T444">en</text:span><text:span text:style-name="T422"> forma numérica</text:span><text:span text:style-name="T387">. Al principio de la era informática cada lenguaje de programación </text:span><text:span text:style-name="T413">y</text:span><text:span text:style-name="T403"> </text:span><text:span text:style-name="T387">sistema operativo </text:span><text:span text:style-name="T407">especific</text:span><text:span text:style-name="T423">aba</text:span><text:span text:style-name="T387"> </text:span><text:span text:style-name="T422">de manera </text:span><text:span text:style-name="T423">individual</text:span><text:span text:style-name="T407"> </text:span><text:span text:style-name="T387">el conjunto de códigos</text:span><text:span text:style-name="T392"> asociados</text:span><text:span text:style-name="T387"> a </text:span><text:span text:style-name="T391">la representación de</text:span><text:span text:style-name="T387"> caracteres </text:span><text:span text:style-name="T403">alfanuméricos</text:span><text:span text:style-name="T387">. </text:span><text:span text:style-name="T388">E</text:span><text:span text:style-name="T427">sto dificultó</text:span><text:span text:style-name="T422"> por algún tiempo</text:span><text:span text:style-name="T388"> el intercambio de información entre </text:span><text:span text:style-name="T429">plataformas</text:span><text:span text:style-name="T388">, </text:span><text:span text:style-name="T403">pues</text:span><text:span text:style-name="T388"> cada un</text:span><text:span text:style-name="T429">a</text:span><text:span text:style-name="T419"> d</text:span><text:span text:style-name="T388">efinía a un</text:span><text:span text:style-name="T385"> mismo carácter </text:span><text:span text:style-name="T420">con códigos</text:span><text:span text:style-name="T388"> diferente</text:span><text:span text:style-name="T420">s</text:span><text:span text:style-name="T388">.</text:span></text:p>
      <text:p text:style-name="P11"><text:span text:style-name="T423">C</text:span><text:span text:style-name="T390">on </text:span><text:span text:style-name="T397">la intención</text:span><text:span text:style-name="T390"> de revertir este inconveniente, </text:span><text:span text:style-name="T415">d</text:span><text:span text:style-name="T389">iversas </text:span><text:span text:style-name="T390">organizaciones </text:span><text:span text:style-name="T415">científicas, </text:span><text:span text:style-name="T454">empresas</text:span><text:span text:style-name="T390"> </text:span><text:span text:style-name="T454">e instituciones</text:span><text:span text:style-name="T415"> gubernamentales </text:span><text:span text:style-name="T423">facilitaron</text:span><text:span text:style-name="T415"> la creación </text:span><text:span text:style-name="T423">de</text:span><text:span text:style-name="T391"> reglas </text:span><text:span text:style-name="T465">comunes</text:span><text:span text:style-name="T391"> para</text:span><text:span text:style-name="T390"> </text:span><text:span text:style-name="T391">la </text:span><text:span text:style-name="T390">codificación de caracteres.</text:span><text:span text:style-name="T391"> </text:span><text:span text:style-name="T415">E</text:span><text:span text:style-name="T391">ventualmente </text:span><text:span text:style-name="T415">estas organizaciones</text:span><text:span text:style-name="T391"> </text:span><text:span text:style-name="T416">acordaron</text:span><text:span text:style-name="T391"> </text:span><text:span text:style-name="T465">un estándar</text:span><text:span text:style-name="T391"> para el intercambio de información entre</text:span><text:span text:style-name="T405"> sistema</text:span><text:span text:style-name="T409">s operativos</text:span><text:span text:style-name="T390">. </text:span><text:span text:style-name="T416">Así, e</text:span><text:span text:style-name="T414">n 1963 fue publicado</text:span><text:span text:style-name="T436"> </text:span><text:span text:style-name="T414">el estándar de codificación</text:span><text:span text:style-name="T383"> </text:span><text:span text:style-name="T404">ASCII (lé</text:span><text:span text:style-name="T446">ase como</text:span><text:span text:style-name="T404"> </text:span><text:span text:style-name="T399">aski</text:span><text:span text:style-name="T404">) </text:span><text:span text:style-name="T414">por la </text:span><text:span text:style-name="T404">Asociación Americana de Estándares </text:span><text:span text:style-name="T430">(hoy Instituto Nacional </text:span><text:span text:style-name="T446">Americano</text:span><text:span text:style-name="T430"> de Estándares o ANSI por sus siglas en inglés)</text:span><text:span text:style-name="T404">.</text:span></text:p>
      <text:p text:style-name="P11"><text:span text:style-name="T406">El</text:span><text:span text:style-name="T405"> estándar </text:span><text:span text:style-name="T406">ASCII </text:span><text:span text:style-name="T446">fue la primera codificación de uso generalizado;</text:span><text:span text:style-name="T405"> consist</text:span><text:span text:style-name="T411">e </text:span><text:span text:style-name="T465">todavía en </text:span><text:span text:style-name="T410">128</text:span><text:span text:style-name="T405"> có</text:span><text:span text:style-name="T408">digos numéricos</text:span><text:span text:style-name="T406"> asociad</text:span><text:span text:style-name="T408">os </text:span><text:span text:style-name="T411">a</text:span><text:span text:style-name="T408"> </text:span><text:span text:style-name="T416">los </text:span><text:span text:style-name="T408">símbolos que</text:span><text:span text:style-name="T405"> </text:span><text:span text:style-name="T407">representan</text:span><text:span text:style-name="T405"> las letras, </text:span><text:span text:style-name="T416">algunos</text:span><text:span text:style-name="T414"> </text:span><text:span text:style-name="T405">signos de puntuación y </text:span><text:span text:style-name="T414">los </text:span><text:span text:style-name="T405">números usados en el alfabeto inglés, </text:span><text:span text:style-name="T406">así como otros </text:span><text:span text:style-name="T408">caracteres o funciones</text:span><text:span text:style-name="T406"> especiales </text:span><text:span text:style-name="T408">(</text:span><text:span text:style-name="T400">e.g.</text:span><text:span text:style-name="T408"> </text:span><text:span text:style-name="T412">el </text:span><text:span text:style-name="T408">espacio en blanco, </text:span><text:span text:style-name="T412">el </text:span><text:span text:style-name="T408">salto de </text:span><text:span text:style-name="T416">línea</text:span><text:span text:style-name="T408">, etc.)</text:span><text:span text:style-name="T406">. </text:span><text:span text:style-name="T414">A</text:span><text:span text:style-name="T407">unque </text:span><text:span text:style-name="T414">d</text:span><text:span text:style-name="T408">esde su publicación</text:span><text:span text:style-name="T407"> </text:span><text:span text:style-name="T391">han </text:span><text:span text:style-name="T414">aparecido </text:span><text:span text:style-name="T465">otros</text:span><text:span text:style-name="T416"> estándares</text:span><text:span text:style-name="T408">, </text:span><text:span text:style-name="T406">l</text:span><text:span text:style-name="T416">a </text:span><text:span text:style-name="T460">mayoría de</text:span><text:span text:style-name="T406"> </text:span><text:span text:style-name="T416">codificaciones</text:span><text:span text:style-name="T414"> </text:span><text:span text:style-name="T406">conserva similitudes </text:span><text:span text:style-name="T414">fundamentales</text:span><text:span text:style-name="T406"> con ASCII, </text:span><text:span text:style-name="T465">por lo que la base de los estándares actuales de codificación de caracteres.</text:span></text:p>
      <text:h text:style-name="P34" text:outline-level="2"><text:bookmark-start text:name="__RefHeading___Toc14352_3294768867"/><text:span text:style-name="T463">7. Principales estándares </text:span><text:span text:style-name="T466">actuales</text:span><text:span text:style-name="T461"> de</text:span><text:span text:style-name="T455"> codificación </text:span><text:span text:style-name="T466">de caracteres</text:span><text:bookmark-end text:name="__RefHeading___Toc14352_3294768867"/></text:h>
      <text:p text:style-name="P25"><text:span text:style-name="Source_20_Text"><text:span text:style-name="T141">A</text:span></text:span><text:span text:style-name="Source_20_Text"><text:span text:style-name="T143">c</text:span></text:span><text:span text:style-name="Source_20_Text"><text:span text:style-name="T141">tualmente</text:span></text:span><text:span text:style-name="Source_20_Text"><text:span text:style-name="T109">, </text:span></text:span><text:span text:style-name="Source_20_Text"><text:span text:style-name="T110">el </text:span></text:span><text:span text:style-name="Source_20_Text"><text:span text:style-name="T111">estándar de codificación</text:span></text:span><text:span text:style-name="Source_20_Text"><text:span text:style-name="T110"> más </text:span></text:span><text:span text:style-name="Source_20_Text"><text:span text:style-name="T142">difundido</text:span></text:span><text:span text:style-name="Source_20_Text"><text:span text:style-name="T112"> </text:span></text:span><text:span text:style-name="Source_20_Text"><text:span text:style-name="T113">es</text:span></text:span><text:span text:style-name="Source_20_Text"><text:span text:style-name="T110"> el </text:span></text:span><text:span text:style-name="Source_20_Text"><text:span text:style-name="T120">Formato de Transformación Unicode-8</text:span></text:span><text:span text:style-name="Source_20_Text"><text:span text:style-name="T110"> (o UTF-8, por sus siglas en inglés), el cual puede representar </text:span></text:span><text:span text:style-name="Source_20_Text"><text:span text:style-name="T111">los </text:span></text:span><text:span text:style-name="Source_20_Text"><text:span text:style-name="T110">caracteres alfabéticos,</text:span></text:span><text:span text:style-name="Source_20_Text"><text:span text:style-name="T114"> </text:span></text:span><text:span text:style-name="Source_20_Text"><text:span text:style-name="T115">numéricos y </text:span></text:span><text:soft-page-break/><text:span text:style-name="Source_20_Text"><text:span text:style-name="T114">los </text:span></text:span><text:span text:style-name="Source_20_Text"><text:span text:style-name="T115">signos </text:span></text:span><text:span text:style-name="Source_20_Text"><text:span text:style-name="T111">de puntuación</text:span></text:span><text:span text:style-name="Source_20_Text"><text:span text:style-name="T115"> asociados a la lectura y escritura</text:span></text:span><text:span text:style-name="Source_20_Text"><text:span text:style-name="T110"> de l</text:span></text:span><text:span text:style-name="Source_20_Text"><text:span text:style-name="T116">os idiomas</text:span></text:span><text:span text:style-name="Source_20_Text"><text:span text:style-name="T110"> </text:span></text:span><text:span text:style-name="Source_20_Text"><text:span text:style-name="T116">con más habla</text:span></text:span><text:span text:style-name="Source_20_Text"><text:span text:style-name="T117">ntes</text:span></text:span><text:span text:style-name="Source_20_Text"><text:span text:style-name="T110"> </text:span></text:span><text:span text:style-name="Source_20_Text"><text:span text:style-name="T116">d</text:span></text:span><text:span text:style-name="Source_20_Text"><text:span text:style-name="T110">el planeta, </text:span></text:span><text:span text:style-name="Source_20_Text"><text:span text:style-name="T118">así como </text:span></text:span><text:span text:style-name="Source_20_Text"><text:span text:style-name="T111">un </text:span></text:span><text:span text:style-name="Source_20_Text"><text:span text:style-name="T119">conjunto muy amplio</text:span></text:span><text:span text:style-name="Source_20_Text"><text:span text:style-name="T111"> </text:span></text:span><text:span text:style-name="Source_20_Text"><text:span text:style-name="T118">de</text:span></text:span><text:span text:style-name="Source_20_Text"><text:span text:style-name="T116"> símbolos perteneciente</text:span></text:span><text:span text:style-name="Source_20_Text"><text:span text:style-name="T111">s a diferentes</text:span></text:span><text:span text:style-name="Source_20_Text"><text:span text:style-name="T117"> </text:span></text:span><text:span text:style-name="Source_20_Text"><text:span text:style-name="T116">disciplinas científicas </text:span></text:span><text:span text:style-name="Source_20_Text"><text:span text:style-name="T113">y artísticas</text:span></text:span><text:span text:style-name="Source_20_Text"><text:span text:style-name="T110">. </text:span></text:span></text:p>
      <text:p text:style-name="P12"><text:span text:style-name="Source_20_Text"><text:span text:style-name="T22">Un estándar de codificación </text:span></text:span><text:span text:style-name="Source_20_Text"><text:span text:style-name="T24">de alcance regional </text:span></text:span><text:span text:style-name="Source_20_Text"><text:span text:style-name="T25">es </text:span></text:span><text:span text:style-name="Source_20_Text"><text:span text:style-name="T24">e</text:span></text:span><text:span text:style-name="Source_20_Text"><text:span text:style-name="T33">l</text:span></text:span><text:span text:style-name="Source_20_Text"><text:span text:style-name="T30"> estándar </text:span></text:span><text:span text:style-name="Source_20_Text"><text:span text:style-name="T33">ISO-8859-1, </text:span></text:span><text:span text:style-name="Source_20_Text"><text:span text:style-name="T38">que</text:span></text:span><text:span text:style-name="Source_20_Text"><text:span text:style-name="T30"> </text:span></text:span><text:span text:style-name="Source_20_Text"><text:span text:style-name="T34">codifica</text:span></text:span><text:span text:style-name="Source_20_Text"><text:span text:style-name="T29"> </text:span></text:span><text:span text:style-name="Source_20_Text"><text:span text:style-name="T34">los caracteres de los</text:span></text:span><text:span text:style-name="Source_20_Text"><text:span text:style-name="T31"> </text:span></text:span><text:span text:style-name="Source_20_Text"><text:span text:style-name="T35">alfabetos </text:span></text:span><text:span text:style-name="Source_20_Text"><text:span text:style-name="T34">de</text:span></text:span><text:span text:style-name="Source_20_Text"><text:span text:style-name="T31"> </text:span></text:span><text:span text:style-name="Source_20_Text"><text:span text:style-name="T35">la región de</text:span></text:span><text:span text:style-name="Source_20_Text"><text:span text:style-name="T31"> Europa occidental </text:span></text:span><text:span text:style-name="Source_20_Text"><text:span text:style-name="T32">(ampliamente definida)</text:span></text:span><text:span text:style-name="Source_20_Text"><text:span text:style-name="T30"> </text:span></text:span><text:span text:style-name="Source_20_Text"><text:span text:style-name="T34">y </text:span></text:span><text:span text:style-name="Source_20_Text"><text:span text:style-name="T36">es más conocido </text:span></text:span><text:span text:style-name="Source_20_Text"><text:span text:style-name="T39">con el nombre de</text:span></text:span><text:span text:style-name="Source_20_Text"><text:span text:style-name="T32"> Latin-1</text:span></text:span><text:span text:style-name="Source_20_Text"><text:span text:style-name="T37">.</text:span></text:span></text:p>
      <text:h text:style-name="P33" text:outline-level="2"><text:bookmark-start text:name="__RefHeading___Toc14354_3294768867"/><text:span text:style-name="Source_20_Text"><text:span text:style-name="T330">6</text:span></text:span><text:span text:style-name="Source_20_Text"><text:span text:style-name="T331">. </text:span></text:span><text:span text:style-name="Source_20_Text"><text:span text:style-name="T332">Codificación de </text:span></text:span><text:span text:style-name="Source_20_Text"><text:span text:style-name="T9">archivos</text:span></text:span><text:span text:style-name="Source_20_Text"><text:span text:style-name="T332"> </text:span></text:span><text:span text:style-name="Source_20_Text"><text:span text:style-name="T17">y </text:span></text:span><text:span text:style-name="Source_20_Text"><text:span text:style-name="T18">codificación </text:span></text:span><text:span text:style-name="Source_20_Text"><text:span text:style-name="T17">de vectores de tipo carácter</text:span></text:span><text:bookmark-end text:name="__RefHeading___Toc14354_3294768867"/></text:h>
      <text:p text:style-name="P28"><text:span text:style-name="Source_20_Text"><text:span text:style-name="T129">La codificación de archivos (incluyendo las conexiones) es la codificación de origen en la que fue guardada la información, y es independiente </text:span></text:span><text:span text:style-name="Source_20_Text"><text:span text:style-name="T130">(aunque coincidente) </text:span></text:span><text:span text:style-name="Source_20_Text"><text:span text:style-name="T129">de las codificaciones de carácter disponibles dentro de </text:span></text:span><text:span text:style-name="Source_20_Text"><text:span text:style-name="T320">R</text:span></text:span><text:span text:style-name="Source_20_Text"><text:span text:style-name="T129">. En cambio, la codificación de vectores de tipo carácter es la codificación en la que </text:span></text:span><text:span text:style-name="Source_20_Text"><text:span text:style-name="T320">R</text:span></text:span><text:span text:style-name="Source_20_Text"><text:span text:style-name="T328"> </text:span></text:span><text:span text:style-name="Source_20_Text"><text:span text:style-name="T285">despliega los objetos de texto dentro del entorno de lenguaje. Si el origen de los objetos de texto es externo, esto significa que </text:span></text:span><text:span text:style-name="Source_20_Text"><text:span text:style-name="T320">R</text:span></text:span><text:span text:style-name="Source_20_Text"><text:span text:style-name="T285"> </text:span></text:span><text:span text:style-name="Source_20_Text"><text:span text:style-name="T291">realizó previamente</text:span></text:span><text:span text:style-name="Source_20_Text"><text:span text:style-name="T285"> la conversión, desde un estándar de codificación de archivo, al estándar de codificación de texto dentro del lenguaje. </text:span></text:span><text:span text:style-name="Source_20_Text"><text:span text:style-name="T286">Los estándares de codificaciones de archivo </text:span></text:span><text:span text:style-name="Source_20_Text"><text:span text:style-name="T287">son numerosos, en cambio, los estándares de codificación de vectores de carácter disponibles dentro de R son solo cuatro: <text:s/></text:span></text:span><text:span text:style-name="Source_20_Text"><text:span text:style-name="T288">UTF-8, Latin-1, ASCII y binari</text:span></text:span><text:span text:style-name="Source_20_Text"><text:span text:style-name="T287">a</text:span></text:span><text:span text:style-name="Source_20_Text"><text:span text:style-name="T288">. </text:span></text:span><text:span text:style-name="Source_20_Text"><text:span text:style-name="T289">A continuación se detalla cómo </text:span></text:span><text:span text:style-name="Source_20_Text"><text:span text:style-name="T292">ocurría</text:span></text:span><text:span text:style-name="Source_20_Text"><text:span text:style-name="T289"> </text:span></text:span><text:span text:style-name="Source_20_Text"><text:span text:style-name="T290">un</text:span></text:span><text:span text:style-name="Source_20_Text"><text:span text:style-name="T289"> proceso de conversión entre una forma de codificación y otra.</text:span></text:span></text:p>
      <text:p text:style-name="P29"><text:span text:style-name="Source_20_Text"><text:span text:style-name="T128">Para que la información importada desde entidades externas al lenguaje pueda ser desplegada adecuadamente, esta debe ser convertida, desde la codificación </text:span></text:span><text:span text:style-name="Source_20_Text"><text:span text:style-name="T139">con la que fue</text:span></text:span><text:span text:style-name="Source_20_Text"><text:span text:style-name="T128"> guardada, a la codificación nativa </text:span></text:span><text:span text:style-name="Source_20_Text"><text:span text:style-name="T131">de </text:span></text:span><text:span text:style-name="Source_20_Text"><text:span text:style-name="T321">R</text:span></text:span><text:span text:style-name="Source_20_Text"><text:span text:style-name="T329"> </text:span></text:span><text:span text:style-name="Source_20_Text"><text:span text:style-name="T373">(la misma del sistema operativo)</text:span></text:span><text:span text:style-name="Source_20_Text"><text:span text:style-name="T128">.</text:span></text:span><text:span text:style-name="Source_20_Text"><text:span text:style-name="T126"> En este sentido, c</text:span></text:span><text:span text:style-name="Source_20_Text"><text:span text:style-name="T121">uando </text:span></text:span><text:span text:style-name="Source_20_Text"><text:span text:style-name="T319">R</text:span></text:span><text:span text:style-name="Source_20_Text"><text:span text:style-name="T121"> importa información desde un entorno externo al lenguaje </text:span></text:span><text:span text:style-name="Source_20_Text"><text:span text:style-name="T122">(</text:span></text:span><text:span text:style-name="Source_20_Text"><text:span text:style-name="T121">como, por ejemplo, </text:span></text:span><text:span text:style-name="Source_20_Text"><text:span text:style-name="T122">un archivo) </text:span></text:span><text:span text:style-name="Source_20_Text"><text:span text:style-name="T124">de manera predeterminada </text:span></text:span><text:span text:style-name="Source_20_Text"><text:span text:style-name="T122">se asum</text:span></text:span><text:span text:style-name="Source_20_Text"><text:span text:style-name="T124">e </text:span></text:span><text:span text:style-name="Source_20_Text"><text:span text:style-name="T122">que </text:span></text:span><text:span text:style-name="Source_20_Text"><text:span text:style-name="T123">est</text:span></text:span><text:span text:style-name="Source_20_Text"><text:span text:style-name="T127">a</text:span></text:span><text:span text:style-name="Source_20_Text"><text:span text:style-name="T123"> </text:span></text:span><text:span text:style-name="Source_20_Text"><text:span text:style-name="T122">se encuentra </text:span></text:span><text:span text:style-name="Source_20_Text"><text:span text:style-name="T123">codificad</text:span></text:span><text:span text:style-name="Source_20_Text"><text:span text:style-name="T127">a</text:span></text:span><text:span text:style-name="Source_20_Text"><text:span text:style-name="T123"> en </text:span></text:span><text:span text:style-name="Source_20_Text"><text:span text:style-name="T125">el </text:span></text:span><text:span text:style-name="Source_20_Text"><text:span text:style-name="T124">mismo</text:span></text:span><text:span text:style-name="Source_20_Text"><text:span text:style-name="T123"> estándar vigente</text:span></text:span><text:span text:style-name="Source_20_Text"><text:span text:style-name="T122"> </text:span></text:span><text:span text:style-name="Source_20_Text"><text:span text:style-name="T124">d</text:span></text:span><text:span text:style-name="Source_20_Text"><text:span text:style-name="T122">el sistema operativo. </text:span></text:span><text:span text:style-name="Source_20_Text"><text:span text:style-name="T123">Sin embargo, </text:span></text:span><text:span text:style-name="Source_20_Text"><text:span text:style-name="T132">si </text:span></text:span><text:span text:style-name="Source_20_Text"><text:span text:style-name="T139">este no es el caso</text:span></text:span><text:span text:style-name="Source_20_Text"><text:span text:style-name="T138">, el usuario podrá especificar la codificación de los datos para realizar la conversión a la codificación vigente o nativa del sistema.</text:span></text:span></text:p>
      <text:p text:style-name="P26"><text:span text:style-name="Source_20_Text"><text:span text:style-name="T138">Si la</text:span></text:span><text:span text:style-name="Source_20_Text"><text:span text:style-name="T132"> usuari</text:span></text:span><text:span text:style-name="Source_20_Text"><text:span text:style-name="T138">a</text:span></text:span><text:span text:style-name="Source_20_Text"><text:span text:style-name="T132"> conoce la codificación exacta del archivo a importar </text:span></text:span><text:span text:style-name="Source_20_Text"><text:span text:style-name="T139">tendrá que</text:span></text:span><text:span text:style-name="Source_20_Text"><text:span text:style-name="T132"> especificar la etiqueta de la codificación en la función de importación o </text:span></text:span><text:span text:style-name="Source_20_Text"><text:span text:style-name="T138">la función de creación de </text:span></text:span><text:span text:style-name="Source_20_Text"><text:span text:style-name="T348">conexi</text:span></text:span><text:span text:style-name="Source_20_Text"><text:span text:style-name="T349">o</text:span></text:span><text:span text:style-name="Source_20_Text"><text:span text:style-name="T348">n</text:span></text:span><text:span text:style-name="Source_20_Text"><text:span text:style-name="T349">es</text:span></text:span><text:span text:style-name="Source_20_Text"><text:span text:style-name="T132">. </text:span></text:span><text:span text:style-name="Source_20_Text"><text:span text:style-name="T133">Si bien no existe una única forma de determinar la codificación </text:span></text:span><text:span text:style-name="Source_20_Text"><text:span text:style-name="T134">de un archivo, una manera eficaz en la mayoría de situaciones </text:span></text:span><text:span text:style-name="Source_20_Text"><text:span text:style-name="T136">es utilizar</text:span></text:span><text:span text:style-name="Source_20_Text"><text:span text:style-name="T134"> </text:span></text:span><text:span text:style-name="Source_20_Text"><text:span text:style-name="T136">e</text:span></text:span><text:span text:style-name="Source_20_Text"><text:span text:style-name="T134">l comando</text:span></text:span><text:span text:style-name="Source_20_Text"><text:span text:style-name="T133"> de sistema </text:span></text:span><text:span text:style-name="Source_20_Text"><text:span text:style-name="T199">file</text:span></text:span><text:span text:style-name="Source_20_Text"><text:span text:style-name="T133"> seguido de la ruta del archivo a importar. </text:span></text:span><text:span text:style-name="Source_20_Text"><text:span text:style-name="T134">Si el archivo se encuentra en un formato de texto plano, la información devuelta por el comando </text:span></text:span><text:span text:style-name="Source_20_Text"><text:span text:style-name="T200">file</text:span></text:span><text:span text:style-name="Source_20_Text"><text:span text:style-name="T134"> incluirá el nombre de la codificación</text:span></text:span><text:span text:style-name="Source_20_Text"><text:span text:style-name="T133">. </text:span></text:span><text:span text:style-name="Source_20_Text"><text:span text:style-name="T138">Una vez identificad</text:span></text:span><text:span text:style-name="Source_20_Text"><text:span text:style-name="T139">o el nombre de la</text:span></text:span><text:span text:style-name="Source_20_Text"><text:span text:style-name="T138"> codificación de </text:span></text:span><text:span text:style-name="Source_20_Text"><text:span text:style-name="T139">un</text:span></text:span><text:span text:style-name="Source_20_Text"><text:span text:style-name="T138"> archivo es necesario conocer</text:span></text:span><text:span text:style-name="Source_20_Text"><text:span text:style-name="T134"> </text:span></text:span><text:span text:style-name="Source_20_Text"><text:span text:style-name="T138">la</text:span></text:span><text:span text:style-name="Source_20_Text"><text:span text:style-name="T134"> etiqueta</text:span></text:span><text:span text:style-name="Source_20_Text"><text:span text:style-name="T138"> con la que </text:span></text:span><text:span text:style-name="Source_20_Text"><text:span text:style-name="T139">la plataforma de</text:span></text:span><text:span text:style-name="Source_20_Text"><text:span text:style-name="T138"> sistema identifica </text:span></text:span><text:span text:style-name="Source_20_Text"><text:span text:style-name="T139">a ese nombre </text:span></text:span><text:span text:style-name="Source_20_Text"><text:span text:style-name="T140">de codificación</text:span></text:span><text:span text:style-name="Source_20_Text"><text:span text:style-name="T134">. L</text:span></text:span><text:span text:style-name="Source_20_Text"><text:span text:style-name="T132">a lista de </text:span></text:span><text:span text:style-name="Source_20_Text"><text:span text:style-name="T135">etiquetas de </text:span></text:span><text:span text:style-name="Source_20_Text"><text:span text:style-name="T140">estándares</text:span></text:span><text:span text:style-name="Source_20_Text"><text:span text:style-name="T132"> </text:span></text:span><text:span text:style-name="Source_20_Text"><text:span text:style-name="T139">disponibles en</text:span></text:span><text:span text:style-name="Source_20_Text"><text:span text:style-name="T135"> su </text:span></text:span><text:span text:style-name="Source_20_Text"><text:span text:style-name="T139">sistema operativo</text:span></text:span><text:span text:style-name="Source_20_Text"><text:span text:style-name="T132"> </text:span></text:span><text:span text:style-name="Source_20_Text"><text:span text:style-name="T137">se desplegará </text:span></text:span><text:span text:style-name="Source_20_Text"><text:span text:style-name="T135">desde </text:span></text:span><text:span text:style-name="Source_20_Text"><text:span text:style-name="T137">la consola de</text:span></text:span><text:span text:style-name="Source_20_Text"><text:span text:style-name="T133"> </text:span></text:span><text:span text:style-name="Source_20_Text"><text:span text:style-name="T322">R</text:span></text:span><text:span text:style-name="Source_20_Text"><text:span text:style-name="T365"> </text:span></text:span><text:span text:style-name="Source_20_Text"><text:span text:style-name="T366">con </text:span></text:span><text:span text:style-name="Source_20_Text"><text:span text:style-name="T371">una llamada a </text:span></text:span><text:span text:style-name="Source_20_Text"><text:span text:style-name="T366">la función </text:span></text:span><text:span text:style-name="Source_20_Text"><text:span text:style-name="T351">iconvlist</text:span></text:span><text:span text:style-name="Source_20_Text"><text:span text:style-name="T361">()</text:span></text:span><text:span text:style-name="Source_20_Text"><text:span text:style-name="T365">. </text:span></text:span></text:p>
      <text:p text:style-name="P27"><text:span text:style-name="Source_20_Text"><text:span text:style-name="T369">De esta manera, l</text:span></text:span><text:span text:style-name="Source_20_Text"><text:span text:style-name="T367">a especificación de una etiqueta de codificación para la lectura de un archivo </text:span></text:span><text:span text:style-name="Source_20_Text"><text:span text:style-name="T369">podrá</text:span></text:span><text:span text:style-name="Source_20_Text"><text:span text:style-name="T367"> </text:span></text:span><text:span text:style-name="Source_20_Text"><text:span text:style-name="T369">realizarse</text:span></text:span><text:span text:style-name="Source_20_Text"><text:span text:style-name="T367"> con el argumento </text:span></text:span><text:span text:style-name="Source_20_Text"><text:span text:style-name="T362">fileEncoding</text:span></text:span><text:span text:style-name="Source_20_Text"><text:span text:style-name="T367">, si se trata de una función de lectura de archivos (como </text:span></text:span><text:span text:style-name="Source_20_Text"><text:span text:style-name="T362">read.csv()</text:span></text:span><text:span text:style-name="Source_20_Text"><text:span text:style-name="T367">, </text:span></text:span><text:span text:style-name="Source_20_Text"><text:span text:style-name="T362">read.delim()</text:span></text:span><text:span text:style-name="Source_20_Text"><text:span text:style-name="T367">, etc). Si, </text:span></text:span><text:span text:style-name="Source_20_Text"><text:span text:style-name="T369">alternativamente,</text:span></text:span><text:span text:style-name="Source_20_Text"><text:span text:style-name="T367"> se trata de una </text:span></text:span><text:span text:style-name="Source_20_Text"><text:span text:style-name="T369">función </text:span></text:span><text:span text:style-name="Source_20_Text"><text:span text:style-name="T372">para</text:span></text:span><text:span text:style-name="Source_20_Text"><text:span text:style-name="T369"> </text:span></text:span><text:span text:style-name="Source_20_Text"><text:span text:style-name="T372">crear</text:span></text:span><text:span text:style-name="Source_20_Text"><text:span text:style-name="T369"> </text:span></text:span><text:span text:style-name="Source_20_Text"><text:span text:style-name="T372">una</text:span></text:span><text:span text:style-name="Source_20_Text"><text:span text:style-name="T367"> conexión (funciones </text:span></text:span><text:span text:style-name="Source_20_Text"><text:span text:style-name="T345">url</text:span></text:span><text:span text:style-name="Source_20_Text"><text:span text:style-name="T362">()</text:span></text:span><text:span text:style-name="Source_20_Text"><text:span text:style-name="T367">, </text:span></text:span><text:span text:style-name="Source_20_Text"><text:span text:style-name="T345">gzfile</text:span></text:span><text:span text:style-name="Source_20_Text"><text:span text:style-name="T363">()</text:span></text:span><text:span text:style-name="Source_20_Text"><text:span text:style-name="T367">, etc), el argumento para establecer la codificación </text:span></text:span><text:span text:style-name="Source_20_Text"><text:span text:style-name="T368">de los datos a importar</text:span></text:span><text:span text:style-name="Source_20_Text"><text:span text:style-name="T367"> </text:span></text:span><text:span text:style-name="Source_20_Text"><text:span text:style-name="T369">será</text:span></text:span><text:span text:style-name="Source_20_Text"><text:span text:style-name="T367"> </text:span></text:span><text:span text:style-name="Source_20_Text"><text:span text:style-name="T362">encoding</text:span></text:span><text:span text:style-name="Source_20_Text"><text:span text:style-name="T367">. </text:span></text:span><text:span text:style-name="Source_20_Text"><text:span text:style-name="T370">Los dos argumentos mencionados, en sus funciones correspondientes, permiten que </text:span></text:span><text:span text:style-name="Source_20_Text"><text:span text:style-name="T323">R</text:span></text:span><text:span text:style-name="Source_20_Text"><text:span text:style-name="T370"> realice la conversión desde la codificación de origen a la codificación nativa del </text:span></text:span><text:span text:style-name="Source_20_Text"><text:span text:style-name="T372">lenguaje</text:span></text:span><text:span text:style-name="Source_20_Text"><text:span text:style-name="T370">.</text:span></text:span></text:p>
      <text:p text:style-name="P14"><text:soft-page-break/><text:span text:style-name="Source_20_Text"><text:span text:style-name="T21">Una vez</text:span></text:span><text:span text:style-name="Source_20_Text"><text:span text:style-name="T19"> importada </text:span></text:span><text:span text:style-name="Source_20_Text"><text:span text:style-name="T21">la información desde</text:span></text:span><text:span text:style-name="Source_20_Text"><text:span text:style-name="T19"> una fuente externa</text:span></text:span><text:span text:style-name="Source_20_Text"><text:span text:style-name="T20">, si se trata de información de tipo carácter,</text:span></text:span><text:span text:style-name="Source_20_Text"><text:span text:style-name="T19"> su codificación declarada dentro del </text:span></text:span><text:span text:style-name="Source_20_Text"><text:span text:style-name="T20">entorno</text:span></text:span><text:span text:style-name="Source_20_Text"><text:span text:style-name="T19"> lenguaje </text:span></text:span><text:span text:style-name="Source_20_Text"><text:span text:style-name="T20">sólo </text:span></text:span><text:span text:style-name="Source_20_Text"><text:span text:style-name="T19">podrá </text:span></text:span><text:span text:style-name="Source_20_Text"><text:span text:style-name="T20">tener alguna de estas etiquetas asignadas: </text:span></text:span><text:span text:style-name="Source_20_Text"><text:span text:style-name="T457">"UTF-8"</text:span></text:span><text:span text:style-name="Source_20_Text"><text:span text:style-name="T458">, </text:span></text:span><text:span text:style-name="Source_20_Text"><text:span text:style-name="T457">"latin1"</text:span></text:span><text:span text:style-name="Source_20_Text"><text:span text:style-name="T458">,</text:span></text:span><text:span text:style-name="Source_20_Text"><text:span text:style-name="T459"> </text:span></text:span><text:span text:style-name="Source_20_Text"><text:span text:style-name="T457">"bytes"</text:span></text:span><text:span text:style-name="Source_20_Text"><text:span text:style-name="T458"> </text:span></text:span><text:span text:style-name="Source_20_Text"><text:span text:style-name="T459">o </text:span></text:span><text:span text:style-name="Source_20_Text"><text:span text:style-name="T457">"unknown"</text:span></text:span><text:span text:style-name="Source_20_Text"><text:span text:style-name="T10">, </text:span></text:span><text:span text:style-name="Source_20_Text"><text:span text:style-name="T20">que corresponden a los únicos estándares de codificación utilizados por el lenguaje.</text:span></text:span></text:p>
      <text:p text:style-name="P13"><text:span text:style-name="Source_20_Text"><text:span text:style-name="T41">Si bien </text:span></text:span><text:span text:style-name="Source_20_Text"><text:span text:style-name="T40">los estándares</text:span></text:span><text:span text:style-name="Source_20_Text"><text:span text:style-name="T41"> UTF-8, Latin-1, ASCII son los únicos estándares de codificación disponibles dentro de </text:span></text:span><text:span text:style-name="Source_20_Text"><text:span text:style-name="T27">R</text:span></text:span><text:span text:style-name="Source_20_Text"><text:span text:style-name="T25">, a continuación se enlistan los estándares de codificación más comunes para algunas familias lingüísticas y sus nombres asociados en diferentes plataformas de sistema; con todo </text:span></text:span><text:span text:style-name="Source_20_Text"><text:span text:style-name="T23">no</text:span></text:span><text:span text:style-name="Source_20_Text"><text:span text:style-name="T25"> olvide consultar la lista de etiquetas de codificación disponibles para su sistema operativo.</text:span></text:span></text:p>
      <text:h text:style-name="P40" text:outline-level="2"><text:bookmark-start text:name="__RefHeading___Toc14356_3294768867"/><text:span text:style-name="T452">7</text:span><text:span text:style-name="T417">. </text:span><text:span text:style-name="T441">Referencias</text:span><text:bookmark-end text:name="__RefHeading___Toc14356_3294768867"/></text:h>
      <text:p text:style-name="P53"><text:span text:style-name="T7">“Latin 1 Encoding (Penn State)”. Consultado el 20 de febrero de 2021. </text:span><text:a xlink:type="simple" xlink:href="http://www.personal.psu.edu/ejp10/symbolcodes/web/encoding/04latin1.html" text:style-name="Internet_20_link" text:visited-style-name="Visited_20_Internet_20_Link"><text:span text:style-name="T7">http://www.personal.psu.edu/ejp10/symbolcodes/web/encoding/04latin1.html</text:span></text:a><text:span text:style-name="T7">.</text:span></text:p>
      <text:p text:style-name="P54"><text:span text:style-name="T7">Spolsky, Joel. “The Absolute Minimum Every Software Developer Absolutely, Positively Must Know About Unicode and Character Sets (No Excuses!)”. Joel on Software, el 8 de octubre de 2003. </text:span><text:a xlink:type="simple" xlink:href="https://www.joelonsoftware.com/2003/10/08/the-absolute-minimum-every-software-developer-absolutely-positively-must-know-about-unicode-and-character-sets-no-excuses/" text:style-name="Internet_20_link" text:visited-style-name="Visited_20_Internet_20_Link"><text:span text:style-name="T7">https://www.joelonsoftware.com/2003/10/08/the-absolute-minimum-every-software-developer-absolutely-positively-must-know-about-unicode-and-character-sets-no-excuses/</text:span></text:a><text:span text:style-name="T7">.</text:span></text:p>
      <text:h text:style-name="P39" text:outline-level="2"><text:bookmark-start text:name="__RefHeading___Toc1898_3169249959"/><text:span text:style-name="T452">8</text:span><text:span text:style-name="T417">. </text:span>E<text:span text:style-name="T379">jemplos</text:span><text:bookmark-end text:name="__RefHeading___Toc1898_3169249959"/></text:h>
      <text:p text:style-name="P56">## x está pensada para interpretarse en latin1</text:p>
      <text:p text:style-name="P57">x &lt;- "fa\xE7ile"</text:p>
      <text:p text:style-name="P57">Encoding(x)</text:p>
      <text:p text:style-name="P57">Encoding(x) &lt;- "latin1"</text:p>
      <text:p text:style-name="P57">x</text:p>
      <text:p text:style-name="P57">xx &lt;- iconv(x, "latin1", "UTF-8")</text:p>
      <text:p text:style-name="P57">Encoding(c(x, xx))</text:p>
      <text:p text:style-name="P57">c(x, xx)</text:p>
      <text:p text:style-name="P57">Encoding(xx) &lt;- "bytes"</text:p>
      <text:p text:style-name="P57">xx # <text:span text:style-name="T424">será codificada en hexadecimal</text:span></text:p>
      <text:p text:style-name="P58">cat("xx = ", xx, "\n", sep = "")</text:p>
      <text:p text:style-name="P36"/>
      <text:p text:style-name="P30"><text:span text:style-name="T43">[</text:span><text:span text:style-name="T51">Paquete</text:span><text:span text:style-name="T43"> </text:span><text:span text:style-name="Emphasis"><text:span text:style-name="T195">base</text:span></text:span><text:span text:style-name="T43"> version 4.0.</text:span><text:span text:style-name="T73">3</text:span><text:span text:style-name="T43"> </text:span><text:span text:style-name="T346">Í</text:span><text:span text:style-name="T347">ndice</text:span><text:span text:style-name="T43">]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text-properties officeooo:paragraph-rsid="00ecee70"/>
    </style:style>
    <style:style style:name="MP2" style:family="paragraph" style:parent-style-name="Footer">
      <style:paragraph-properties fo:text-align="end" style:justify-single-word="false"/>
      <style:text-properties style:font-name="Liberation Sans1"/>
    </style:style>
    <style:style style:name="MT1" style:family="text">
      <style:text-properties style:font-name="Liberation Mono" fo:font-size="11pt" fo:language="es" fo:country="MX" style:font-size-asian="11pt" style:font-size-complex="11pt"/>
    </style:style>
    <style:style style:name="MT2" style:family="text">
      <style:text-properties style:font-name="Liberation Sans1" fo:font-size="11pt" fo:language="es" fo:country="MX" style:font-size-asian="11pt" style:font-size-complex="11pt"/>
    </style:style>
    <style:style style:name="MT3" style:family="text">
      <style:text-properties style:font-name="Liberation Mono" fo:font-size="11pt" fo:language="es" fo:country="MX" fo:font-style="italic" style:font-size-asian="11pt" style:font-style-asian="italic" style:font-size-complex="11pt" style:font-style-complex="italic"/>
    </style:style>
    <style:style style:name="MT4" style:family="text">
      <style:text-properties fo:color="#808080" loext:opacity="100%" style:font-name="Liberation Mono" fo:font-size="9pt" fo:language="es" fo:country="MX" officeooo:rsid="000a8235" style:font-size-asian="9pt" style:font-size-complex="9pt"/>
    </style:style>
    <style:style style:name="MT5" style:family="text">
      <style:text-properties style:font-name="sans-serif" fo:font-size="11pt" fo:language="es" fo:country="MX" officeooo:rsid="00927dad" style:font-size-asian="11pt" style:font-size-complex="11pt"/>
    </style:style>
    <style:style style:name="MT6" style:family="text">
      <style:text-properties fo:color="#0000ff" loext:opacity="100%" style:font-name="sans-serif" fo:font-size="11pt" fo:language="es" fo:country="MX" fo:font-weight="bold" officeooo:rsid="011f863e" style:font-size-asian="11pt" style:font-weight-asian="bold" style:font-size-complex="11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coding </text:span><text:span text:style-name="MT2">{</text:span><text:span text:style-name="MT3">base</text:span><text:span text:style-name="MT2">}</text:span><text:span text:style-name="MT1"> </text:span><text:span text:style-name="MT4">Codificación<text:tab/><text:tab/><text:tab/><text:tab/><text:tab/><text:tab/> <text:s/></text:span><text:span text:style-name="MT5">Documentación de R </text:span><text:span text:style-name="MT6">4.0.3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23T15:58:31.868019547</meta:creation-date>
    <dc:date>2022-01-22T05:38:13.546245557</dc:date>
    <meta:editing-duration>PT23H50M49S</meta:editing-duration>
    <meta:editing-cycles>215</meta:editing-cycles>
    <meta:generator>LibreOffice/7.0.0.1$MacOSX_X86_64 LibreOffice_project/04ba7e3f1e51af6c5d653e543a620e36719083fd</meta:generator>
    <meta:document-statistic meta:table-count="1" meta:image-count="0" meta:object-count="0" meta:page-count="6" meta:paragraph-count="81" meta:word-count="2385" meta:character-count="15892" meta:non-whitespace-character-count="13572"/>
  </office:meta>
</office:document-meta>
</file>